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paul_param_4st">
        <table:table-row>
          <table:table-cell office:value-type="string">
            <text:p>Trials</text:p>
          </table:table-cell>
          <table:table-cell office:value-type="string">
            <text:p>paul1</text:p>
          </table:table-cell>
          <table:table-cell office:value-type="string">
            <text:p>paul2</text:p>
          </table:table-cell>
          <table:table-cell office:value-type="string">
            <text:p>paul3</text:p>
          </table:table-cell>
          <table:table-cell office:value-type="string">
            <text:p>paul4</text:p>
          </table:table-cell>
          <table:table-cell office:value-type="string">
            <text:p>paul5</text:p>
          </table:table-cell>
          <table:table-cell office:value-type="string">
            <text:p>paul6</text:p>
          </table:table-cell>
          <table:table-cell office:value-type="string">
            <text:p>paul7</text:p>
          </table:table-cell>
          <table:table-cell office:value-type="string">
            <text:p>paul8</text:p>
          </table:table-cell>
          <table:table-cell office:value-type="string">
            <text:p>paul9</text:p>
          </table:table-cell>
          <table:table-cell office:value-type="string">
            <text:p>paul10</text:p>
          </table:table-cell>
          <table:table-cell office:value-type="string">
            <text:p>paul Average</text:p>
          </table:table-cell>
          <table:table-cell office:value-type="string">
            <text:p>paul sigma (std)</text:p>
          </table:table-cell>
        </table:table-row>
        <table:table-row>
          <table:table-cell office:value-type="string">
            <text:p>A_DEC</text:p>
          </table:table-cell>
          <table:table-cell office:value="-2.53483743638" office:value-type="float">
            <text:p>-2.53483743638</text:p>
          </table:table-cell>
          <table:table-cell office:value="-1.83349760544" office:value-type="float">
            <text:p>-1.83349760544</text:p>
          </table:table-cell>
          <table:table-cell office:value="-1.84646455845" office:value-type="float">
            <text:p>-1.84646455845</text:p>
          </table:table-cell>
          <table:table-cell office:value="-2.08832670152" office:value-type="float">
            <text:p>-2.08832670152</text:p>
          </table:table-cell>
          <table:table-cell office:value="-1.83345523871" office:value-type="float">
            <text:p>-1.83345523871</text:p>
          </table:table-cell>
          <table:table-cell office:value="-1.83352658932" office:value-type="float">
            <text:p>-1.83352658932</text:p>
          </table:table-cell>
          <table:table-cell office:value="-1.75323914967" office:value-type="float">
            <text:p>-1.75323914967</text:p>
          </table:table-cell>
          <table:table-cell office:value="-2.13111711587" office:value-type="float">
            <text:p>-2.13111711587</text:p>
          </table:table-cell>
          <table:table-cell office:value="-1.71609926914" office:value-type="float">
            <text:p>-1.71609926914</text:p>
          </table:table-cell>
          <table:table-cell office:value="-1.88408231557" office:value-type="float">
            <text:p>-1.88408231557</text:p>
          </table:table-cell>
          <table:table-cell office:value="-1.94546459801" office:value-type="float">
            <text:p>-1.94546459801</text:p>
          </table:table-cell>
          <table:table-cell office:value="0.233018770041" office:value-type="float">
            <text:p>0.233018770041</text:p>
          </table:table-cell>
        </table:table-row>
        <table:table-row>
          <table:table-cell office:value-type="string">
            <text:p>R_MIN</text:p>
          </table:table-cell>
          <table:table-cell office:value="7.9307749364" office:value-type="float">
            <text:p>7.9307749364</text:p>
          </table:table-cell>
          <table:table-cell office:value="5.15301381971" office:value-type="float">
            <text:p>5.15301381971</text:p>
          </table:table-cell>
          <table:table-cell office:value="5.71620403891" office:value-type="float">
            <text:p>5.71620403891</text:p>
          </table:table-cell>
          <table:table-cell office:value="7.72294368942" office:value-type="float">
            <text:p>7.72294368942</text:p>
          </table:table-cell>
          <table:table-cell office:value="7.1206710455" office:value-type="float">
            <text:p>7.1206710455</text:p>
          </table:table-cell>
          <table:table-cell office:value="5.32516165676" office:value-type="float">
            <text:p>5.32516165676</text:p>
          </table:table-cell>
          <table:table-cell office:value="6.38573321835" office:value-type="float">
            <text:p>6.38573321835</text:p>
          </table:table-cell>
          <table:table-cell office:value="7.64144214183" office:value-type="float">
            <text:p>7.64144214183</text:p>
          </table:table-cell>
          <table:table-cell office:value="7.45156953812" office:value-type="float">
            <text:p>7.45156953812</text:p>
          </table:table-cell>
          <table:table-cell office:value="6.386257043" office:value-type="float">
            <text:p>6.386257043</text:p>
          </table:table-cell>
          <table:table-cell office:value="6.6833771128" office:value-type="float">
            <text:p>6.6833771128</text:p>
          </table:table-cell>
          <table:table-cell office:value="0.981579909931" office:value-type="float">
            <text:p>0.981579909931</text:p>
          </table:table-cell>
        </table:table-row>
        <table:table-row>
          <table:table-cell office:value-type="string">
            <text:p>SLOPE</text:p>
          </table:table-cell>
          <table:table-cell office:value="0.683287594365" office:value-type="float">
            <text:p>0.683287594365</text:p>
          </table:table-cell>
          <table:table-cell office:value="0.522894080195" office:value-type="float">
            <text:p>0.522894080195</text:p>
          </table:table-cell>
          <table:table-cell office:value="0.540324366712" office:value-type="float">
            <text:p>0.540324366712</text:p>
          </table:table-cell>
          <table:table-cell office:value="0.632735699365" office:value-type="float">
            <text:p>0.632735699365</text:p>
          </table:table-cell>
          <table:table-cell office:value="0.569812224637" office:value-type="float">
            <text:p>0.569812224637</text:p>
          </table:table-cell>
          <table:table-cell office:value="0.526944698273" office:value-type="float">
            <text:p>0.526944698273</text:p>
          </table:table-cell>
          <table:table-cell office:value="0.638027941669" office:value-type="float">
            <text:p>0.638027941669</text:p>
          </table:table-cell>
          <table:table-cell office:value="0.621231468204" office:value-type="float">
            <text:p>0.621231468204</text:p>
          </table:table-cell>
          <table:table-cell office:value="0.722986668252" office:value-type="float">
            <text:p>0.722986668252</text:p>
          </table:table-cell>
          <table:table-cell office:value="0.659192125489" office:value-type="float">
            <text:p>0.659192125489</text:p>
          </table:table-cell>
          <table:table-cell office:value="0.611743686716" office:value-type="float">
            <text:p>0.611743686716</text:p>
          </table:table-cell>
          <table:table-cell office:value="0.065506120674" office:value-type="float">
            <text:p>0.065506120674</text:p>
          </table:table-cell>
        </table:table-row>
        <table:table-row>
          <table:table-cell office:value-type="string">
            <text:p>tuned_SLOPE</text:p>
          </table:table-cell>
          <table:table-cell office:value="0.668030194067" office:value-type="float">
            <text:p>0.668030194067</text:p>
          </table:table-cell>
          <table:table-cell office:value="0.488497234035" office:value-type="float">
            <text:p>0.488497234035</text:p>
          </table:table-cell>
          <table:table-cell office:value="0.521235932296" office:value-type="float">
            <text:p>0.521235932296</text:p>
          </table:table-cell>
          <table:table-cell office:value="0.653927440913" office:value-type="float">
            <text:p>0.653927440913</text:p>
          </table:table-cell>
          <table:table-cell office:value="0.599124437964" office:value-type="float">
            <text:p>0.599124437964</text:p>
          </table:table-cell>
          <table:table-cell office:value="0.497682082178" office:value-type="float">
            <text:p>0.497682082178</text:p>
          </table:table-cell>
          <table:table-cell office:value="0.655790835499" office:value-type="float">
            <text:p>0.655790835499</text:p>
          </table:table-cell>
          <table:table-cell office:value="0.634192407938" office:value-type="float">
            <text:p>0.634192407938</text:p>
          </table:table-cell>
          <table:table-cell office:value="0.796234757308" office:value-type="float">
            <text:p>0.796234757308</text:p>
          </table:table-cell>
          <table:table-cell office:value="0.656451226614" office:value-type="float">
            <text:p>0.656451226614</text:p>
          </table:table-cell>
          <table:table-cell office:value="0.617116654881" office:value-type="float">
            <text:p>0.617116654881</text:p>
          </table:table-cell>
          <table:table-cell office:value="0.0892689221335" office:value-type="float">
            <text:p>0.0892689221335</text:p>
          </table:table-cell>
        </table:table-row>
        <table:table-row>
          <table:table-cell office:value-type="string">
            <text:p>TTA</text:p>
          </table:table-cell>
          <table:table-cell office:value="2.15226836348" office:value-type="float">
            <text:p>2.15226836348</text:p>
          </table:table-cell>
          <table:table-cell office:value="1.57384727496" office:value-type="float">
            <text:p>1.57384727496</text:p>
          </table:table-cell>
          <table:table-cell office:value="1.67932593377" office:value-type="float">
            <text:p>1.67932593377</text:p>
          </table:table-cell>
          <table:table-cell office:value="2.10683299108" office:value-type="float">
            <text:p>2.10683299108</text:p>
          </table:table-cell>
          <table:table-cell office:value="1.93026804159" office:value-type="float">
            <text:p>1.93026804159</text:p>
          </table:table-cell>
          <table:table-cell office:value="1.60343945681" office:value-type="float">
            <text:p>1.60343945681</text:p>
          </table:table-cell>
          <table:table-cell office:value="2.11283618948" office:value-type="float">
            <text:p>2.11283618948</text:p>
          </table:table-cell>
          <table:table-cell office:value="2.04325006821" office:value-type="float">
            <text:p>2.04325006821</text:p>
          </table:table-cell>
          <table:table-cell office:value="2.5653175217" office:value-type="float">
            <text:p>2.5653175217</text:p>
          </table:table-cell>
          <table:table-cell office:value="2.11496400374" office:value-type="float">
            <text:p>2.11496400374</text:p>
          </table:table-cell>
          <table:table-cell office:value="1.98823498448" office:value-type="float">
            <text:p>1.98823498448</text:p>
          </table:table-cell>
          <table:table-cell office:value="0.287607161837" office:value-type="float">
            <text:p>0.28760716183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.22181384792" office:value-type="float">
            <text:p>3.22181384792</text:p>
          </table:table-cell>
          <table:table-cell office:value="3.22180614444" office:value-type="float">
            <text:p>3.22180614444</text:p>
          </table:table-cell>
        </table:table-row>
      </table:table>
      <table:table table:name="wuch_param_4st">
        <table:table-row>
          <table:table-cell office:value-type="string">
            <text:p>Trials</text:p>
          </table:table-cell>
          <table:table-cell office:value-type="string">
            <text:p>wuch1</text:p>
          </table:table-cell>
          <table:table-cell office:value-type="string">
            <text:p>wuch2</text:p>
          </table:table-cell>
          <table:table-cell office:value-type="string">
            <text:p>wuch3</text:p>
          </table:table-cell>
          <table:table-cell office:value-type="string">
            <text:p>wuch4</text:p>
          </table:table-cell>
          <table:table-cell office:value-type="string">
            <text:p>wuch5</text:p>
          </table:table-cell>
          <table:table-cell office:value-type="string">
            <text:p>wuch6</text:p>
          </table:table-cell>
          <table:table-cell office:value-type="string">
            <text:p>wuch7</text:p>
          </table:table-cell>
          <table:table-cell office:value-type="string">
            <text:p>wuch8</text:p>
          </table:table-cell>
          <table:table-cell office:value-type="string">
            <text:p>wuch9</text:p>
          </table:table-cell>
          <table:table-cell office:value-type="string">
            <text:p>wuch10</text:p>
          </table:table-cell>
          <table:table-cell office:value-type="string">
            <text:p>wuch Average</text:p>
          </table:table-cell>
          <table:table-cell office:value-type="string">
            <text:p>wuch sigma (std)</text:p>
          </table:table-cell>
        </table:table-row>
        <table:table-row>
          <table:table-cell office:value-type="string">
            <text:p>A_DEC</text:p>
          </table:table-cell>
          <table:table-cell office:value="-1.78898302682" office:value-type="float">
            <text:p>-1.78898302682</text:p>
          </table:table-cell>
          <table:table-cell office:value="-1.85888509333" office:value-type="float">
            <text:p>-1.85888509333</text:p>
          </table:table-cell>
          <table:table-cell office:value="-1.80148458873" office:value-type="float">
            <text:p>-1.80148458873</text:p>
          </table:table-cell>
          <table:table-cell office:value="-1.94045058263" office:value-type="float">
            <text:p>-1.94045058263</text:p>
          </table:table-cell>
          <table:table-cell office:value="-1.96101555776" office:value-type="float">
            <text:p>-1.96101555776</text:p>
          </table:table-cell>
          <table:table-cell office:value="-2.14523654259" office:value-type="float">
            <text:p>-2.14523654259</text:p>
          </table:table-cell>
          <table:table-cell office:value="-1.84618849819" office:value-type="float">
            <text:p>-1.84618849819</text:p>
          </table:table-cell>
          <table:table-cell office:value="-2.59694016129" office:value-type="float">
            <text:p>-2.59694016129</text:p>
          </table:table-cell>
          <table:table-cell office:value="-1.81415837856" office:value-type="float">
            <text:p>-1.81415837856</text:p>
          </table:table-cell>
          <table:table-cell office:value="-1.80471430292" office:value-type="float">
            <text:p>-1.80471430292</text:p>
          </table:table-cell>
          <table:table-cell office:value="-1.95580567328" office:value-type="float">
            <text:p>-1.95580567328</text:p>
          </table:table-cell>
          <table:table-cell office:value="0.237307244381" office:value-type="float">
            <text:p>0.237307244381</text:p>
          </table:table-cell>
        </table:table-row>
        <table:table-row>
          <table:table-cell office:value-type="string">
            <text:p>R_MIN</text:p>
          </table:table-cell>
          <table:table-cell office:value="7.11840368803" office:value-type="float">
            <text:p>7.11840368803</text:p>
          </table:table-cell>
          <table:table-cell office:value="8.83814712834" office:value-type="float">
            <text:p>8.83814712834</text:p>
          </table:table-cell>
          <table:table-cell office:value="6.46651178009" office:value-type="float">
            <text:p>6.46651178009</text:p>
          </table:table-cell>
          <table:table-cell office:value="5.94346480867" office:value-type="float">
            <text:p>5.94346480867</text:p>
          </table:table-cell>
          <table:table-cell office:value="8.40020608748" office:value-type="float">
            <text:p>8.40020608748</text:p>
          </table:table-cell>
          <table:table-cell office:value="7.85147268597" office:value-type="float">
            <text:p>7.85147268597</text:p>
          </table:table-cell>
          <table:table-cell office:value="6.67879445884" office:value-type="float">
            <text:p>6.67879445884</text:p>
          </table:table-cell>
          <table:table-cell office:value="8.59380493498" office:value-type="float">
            <text:p>8.59380493498</text:p>
          </table:table-cell>
          <table:table-cell office:value="5.94901375054" office:value-type="float">
            <text:p>5.94901375054</text:p>
          </table:table-cell>
          <table:table-cell office:value="6.47433515163" office:value-type="float">
            <text:p>6.47433515163</text:p>
          </table:table-cell>
          <table:table-cell office:value="7.23141544746" office:value-type="float">
            <text:p>7.23141544746</text:p>
          </table:table-cell>
          <table:table-cell office:value="1.04728291875" office:value-type="float">
            <text:p>1.04728291875</text:p>
          </table:table-cell>
        </table:table-row>
        <table:table-row>
          <table:table-cell office:value-type="string">
            <text:p>SLOPE</text:p>
          </table:table-cell>
          <table:table-cell office:value="0.590359907491" office:value-type="float">
            <text:p>0.590359907491</text:p>
          </table:table-cell>
          <table:table-cell office:value="0.609167266604" office:value-type="float">
            <text:p>0.609167266604</text:p>
          </table:table-cell>
          <table:table-cell office:value="0.572775468796" office:value-type="float">
            <text:p>0.572775468796</text:p>
          </table:table-cell>
          <table:table-cell office:value="0.620651506311" office:value-type="float">
            <text:p>0.620651506311</text:p>
          </table:table-cell>
          <table:table-cell office:value="0.664720758175" office:value-type="float">
            <text:p>0.664720758175</text:p>
          </table:table-cell>
          <table:table-cell office:value="0.66990634175" office:value-type="float">
            <text:p>0.66990634175</text:p>
          </table:table-cell>
          <table:table-cell office:value="0.563417718902" office:value-type="float">
            <text:p>0.563417718902</text:p>
          </table:table-cell>
          <table:table-cell office:value="0.688250731851" office:value-type="float">
            <text:p>0.688250731851</text:p>
          </table:table-cell>
          <table:table-cell office:value="0.55443223487" office:value-type="float">
            <text:p>0.55443223487</text:p>
          </table:table-cell>
          <table:table-cell office:value="0.643796942799" office:value-type="float">
            <text:p>0.643796942799</text:p>
          </table:table-cell>
          <table:table-cell office:value="0.617747887755" office:value-type="float">
            <text:p>0.617747887755</text:p>
          </table:table-cell>
          <table:table-cell office:value="0.0451569222941" office:value-type="float">
            <text:p>0.0451569222941</text:p>
          </table:table-cell>
        </table:table-row>
        <table:table-row>
          <table:table-cell office:value-type="string">
            <text:p>tuned_SLOPE</text:p>
          </table:table-cell>
          <table:table-cell office:value="0.608585055716" office:value-type="float">
            <text:p>0.608585055716</text:p>
          </table:table-cell>
          <table:table-cell office:value="0.678510671159" office:value-type="float">
            <text:p>0.678510671159</text:p>
          </table:table-cell>
          <table:table-cell office:value="0.56712790763" office:value-type="float">
            <text:p>0.56712790763</text:p>
          </table:table-cell>
          <table:table-cell office:value="0.576404214667" office:value-type="float">
            <text:p>0.576404214667</text:p>
          </table:table-cell>
          <table:table-cell office:value="0.708962807059" office:value-type="float">
            <text:p>0.708962807059</text:p>
          </table:table-cell>
          <table:table-cell office:value="0.670204139954" office:value-type="float">
            <text:p>0.670204139954</text:p>
          </table:table-cell>
          <table:table-cell office:value="0.558835624374" office:value-type="float">
            <text:p>0.558835624374</text:p>
          </table:table-cell>
          <table:table-cell office:value="0.674338505536" office:value-type="float">
            <text:p>0.674338505536</text:p>
          </table:table-cell>
          <table:table-cell office:value="0.530693322827" office:value-type="float">
            <text:p>0.530693322827</text:p>
          </table:table-cell>
          <table:table-cell office:value="0.637221640977" office:value-type="float">
            <text:p>0.637221640977</text:p>
          </table:table-cell>
          <table:table-cell office:value="0.62108838899" office:value-type="float">
            <text:p>0.62108838899</text:p>
          </table:table-cell>
          <table:table-cell office:value="0.0579990194576" office:value-type="float">
            <text:p>0.0579990194576</text:p>
          </table:table-cell>
        </table:table-row>
        <table:table-row>
          <table:table-cell office:value-type="string">
            <text:p>TTA</text:p>
          </table:table-cell>
          <table:table-cell office:value="2.02045833911" office:value-type="float">
            <text:p>2.02045833911</text:p>
          </table:table-cell>
          <table:table-cell office:value="2.25261356098" office:value-type="float">
            <text:p>2.25261356098</text:p>
          </table:table-cell>
          <table:table-cell office:value="1.88282115704" office:value-type="float">
            <text:p>1.88282115704</text:p>
          </table:table-cell>
          <table:table-cell office:value="1.91361752395" office:value-type="float">
            <text:p>1.91361752395</text:p>
          </table:table-cell>
          <table:table-cell office:value="2.35372971918" office:value-type="float">
            <text:p>2.35372971918</text:p>
          </table:table-cell>
          <table:table-cell office:value="2.22503605928" office:value-type="float">
            <text:p>2.22503605928</text:p>
          </table:table-cell>
          <table:table-cell office:value="1.85529164857" office:value-type="float">
            <text:p>1.85529164857</text:p>
          </table:table-cell>
          <table:table-cell office:value="2.23876406732" office:value-type="float">
            <text:p>2.23876406732</text:p>
          </table:table-cell>
          <table:table-cell office:value="1.76185921037" office:value-type="float">
            <text:p>1.76185921037</text:p>
          </table:table-cell>
          <table:table-cell office:value="2.11553925415" office:value-type="float">
            <text:p>2.11553925415</text:p>
          </table:table-cell>
          <table:table-cell office:value="2.06197305399" office:value-type="float">
            <text:p>2.06197305399</text:p>
          </table:table-cell>
          <table:table-cell office:value="0.19255997974" office:value-type="float">
            <text:p>0.1925599797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.31993495699" office:value-type="float">
            <text:p>3.31993495699</text:p>
          </table:table-cell>
          <table:table-cell office:value="3.32005577923" office:value-type="float">
            <text:p>3.3200557792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.33788766398" office:value-type="float">
            <text:p>3.33788766398</text:p>
          </table:table-cell>
          <table:table-cell office:value="4.26424056285" office:value-type="float">
            <text:p>4.26424056285</text:p>
          </table:table-cell>
        </table:table-row>
      </table:table>
      <table:table table:name="liuyc_param_4st">
        <table:table-row>
          <table:table-cell office:value-type="string">
            <text:p>Trials</text:p>
          </table:table-cell>
          <table:table-cell office:value-type="string">
            <text:p>liuyc1</text:p>
          </table:table-cell>
          <table:table-cell office:value-type="string">
            <text:p>liuyc2</text:p>
          </table:table-cell>
          <table:table-cell office:value-type="string">
            <text:p>liuyc3</text:p>
          </table:table-cell>
          <table:table-cell office:value-type="string">
            <text:p>liuyc4</text:p>
          </table:table-cell>
          <table:table-cell office:value-type="string">
            <text:p>liuyc5</text:p>
          </table:table-cell>
          <table:table-cell office:value-type="string">
            <text:p>liuyc6</text:p>
          </table:table-cell>
          <table:table-cell office:value-type="string">
            <text:p>liuyc7</text:p>
          </table:table-cell>
          <table:table-cell office:value-type="string">
            <text:p>liuyc8</text:p>
          </table:table-cell>
          <table:table-cell office:value-type="string">
            <text:p>liuyc9</text:p>
          </table:table-cell>
          <table:table-cell office:value-type="string">
            <text:p>liuyc10</text:p>
          </table:table-cell>
          <table:table-cell office:value-type="string">
            <text:p>liuyc Average</text:p>
          </table:table-cell>
          <table:table-cell office:value-type="string">
            <text:p>liuyc sigma (std)</text:p>
          </table:table-cell>
        </table:table-row>
        <table:table-row>
          <table:table-cell office:value-type="string">
            <text:p>A_DEC</text:p>
          </table:table-cell>
          <table:table-cell office:value="-2.15836639304" office:value-type="float">
            <text:p>-2.15836639304</text:p>
          </table:table-cell>
          <table:table-cell office:value="-2.29980423227" office:value-type="float">
            <text:p>-2.29980423227</text:p>
          </table:table-cell>
          <table:table-cell office:value="-2.30744962008" office:value-type="float">
            <text:p>-2.30744962008</text:p>
          </table:table-cell>
          <table:table-cell office:value="-2.35186105739" office:value-type="float">
            <text:p>-2.35186105739</text:p>
          </table:table-cell>
          <table:table-cell office:value="-2.57827584161" office:value-type="float">
            <text:p>-2.57827584161</text:p>
          </table:table-cell>
          <table:table-cell office:value="-2.86788401275" office:value-type="float">
            <text:p>-2.86788401275</text:p>
          </table:table-cell>
          <table:table-cell office:value="-2.80481327385" office:value-type="float">
            <text:p>-2.80481327385</text:p>
          </table:table-cell>
          <table:table-cell office:value="-2.67346984983" office:value-type="float">
            <text:p>-2.67346984983</text:p>
          </table:table-cell>
          <table:table-cell office:value="-2.71212088266" office:value-type="float">
            <text:p>-2.71212088266</text:p>
          </table:table-cell>
          <table:table-cell office:value="-1.67927308043" office:value-type="float">
            <text:p>-1.67927308043</text:p>
          </table:table-cell>
          <table:table-cell office:value="-2.44333182439" office:value-type="float">
            <text:p>-2.44333182439</text:p>
          </table:table-cell>
          <table:table-cell office:value="0.34157816982" office:value-type="float">
            <text:p>0.34157816982</text:p>
          </table:table-cell>
        </table:table-row>
        <table:table-row>
          <table:table-cell office:value-type="string">
            <text:p>R_MIN</text:p>
          </table:table-cell>
          <table:table-cell office:value="16.6963843893" office:value-type="float">
            <text:p>16.6963843893</text:p>
          </table:table-cell>
          <table:table-cell office:value="13.6090721846" office:value-type="float">
            <text:p>13.6090721846</text:p>
          </table:table-cell>
          <table:table-cell office:value="15.5343373045" office:value-type="float">
            <text:p>15.5343373045</text:p>
          </table:table-cell>
          <table:table-cell office:value="13.7953661319" office:value-type="float">
            <text:p>13.7953661319</text:p>
          </table:table-cell>
          <table:table-cell office:value="13.9801304815" office:value-type="float">
            <text:p>13.9801304815</text:p>
          </table:table-cell>
          <table:table-cell office:value="12.8189386155" office:value-type="float">
            <text:p>12.8189386155</text:p>
          </table:table-cell>
          <table:table-cell office:value="11.4695976881" office:value-type="float">
            <text:p>11.4695976881</text:p>
          </table:table-cell>
          <table:table-cell office:value="13.6199496593" office:value-type="float">
            <text:p>13.6199496593</text:p>
          </table:table-cell>
          <table:table-cell office:value="11.5678919653" office:value-type="float">
            <text:p>11.5678919653</text:p>
          </table:table-cell>
          <table:table-cell office:value="12.9872883544" office:value-type="float">
            <text:p>12.9872883544</text:p>
          </table:table-cell>
          <table:table-cell office:value="13.6078956774" office:value-type="float">
            <text:p>13.6078956774</text:p>
          </table:table-cell>
          <table:table-cell office:value="1.52201611689" office:value-type="float">
            <text:p>1.52201611689</text:p>
          </table:table-cell>
        </table:table-row>
        <table:table-row>
          <table:table-cell office:value-type="string">
            <text:p>tuned_SLOPE</text:p>
          </table:table-cell>
          <table:table-cell office:value="0.641694939966" office:value-type="float">
            <text:p>0.641694939966</text:p>
          </table:table-cell>
          <table:table-cell office:value="0.501792480838" office:value-type="float">
            <text:p>0.501792480838</text:p>
          </table:table-cell>
          <table:table-cell office:value="0.588671582831" office:value-type="float">
            <text:p>0.588671582831</text:p>
          </table:table-cell>
          <table:table-cell office:value="0.510189565384" office:value-type="float">
            <text:p>0.510189565384</text:p>
          </table:table-cell>
          <table:table-cell office:value="0.518487705143" office:value-type="float">
            <text:p>0.518487705143</text:p>
          </table:table-cell>
          <table:table-cell office:value="0.466253414143" office:value-type="float">
            <text:p>0.466253414143</text:p>
          </table:table-cell>
          <table:table-cell office:value="0.405630935915" office:value-type="float">
            <text:p>0.405630935915</text:p>
          </table:table-cell>
          <table:table-cell office:value="0.50219962866" office:value-type="float">
            <text:p>0.50219962866</text:p>
          </table:table-cell>
          <table:table-cell office:value="0.423835460656" office:value-type="float">
            <text:p>0.423835460656</text:p>
          </table:table-cell>
          <table:table-cell office:value="0.47383131042" office:value-type="float">
            <text:p>0.47383131042</text:p>
          </table:table-cell>
          <table:table-cell office:value="0.503258702396" office:value-type="float">
            <text:p>0.503258702396</text:p>
          </table:table-cell>
          <table:table-cell office:value="0.0669460810801" office:value-type="float">
            <text:p>0.0669460810801</text:p>
          </table:table-cell>
        </table:table-row>
        <table:table-row>
          <table:table-cell office:value-type="string">
            <text:p>TTA</text:p>
          </table:table-cell>
          <table:table-cell office:value="2.74722945092" office:value-type="float">
            <text:p>2.74722945092</text:p>
          </table:table-cell>
          <table:table-cell office:value="2.1468932445" office:value-type="float">
            <text:p>2.1468932445</text:p>
          </table:table-cell>
          <table:table-cell office:value="2.51920480346" office:value-type="float">
            <text:p>2.51920480346</text:p>
          </table:table-cell>
          <table:table-cell office:value="2.18286295863" office:value-type="float">
            <text:p>2.18286295863</text:p>
          </table:table-cell>
          <table:table-cell office:value="2.21837479992" office:value-type="float">
            <text:p>2.21837479992</text:p>
          </table:table-cell>
          <table:table-cell office:value="1.99474980206" office:value-type="float">
            <text:p>1.99474980206</text:p>
          </table:table-cell>
          <table:table-cell office:value="1.73531238256" office:value-type="float">
            <text:p>1.73531238256</text:p>
          </table:table-cell>
          <table:table-cell office:value="2.14854257132" office:value-type="float">
            <text:p>2.14854257132</text:p>
          </table:table-cell>
          <table:table-cell office:value="1.82830390336" office:value-type="float">
            <text:p>1.82830390336</text:p>
          </table:table-cell>
          <table:table-cell office:value="2.0271966688" office:value-type="float">
            <text:p>2.0271966688</text:p>
          </table:table-cell>
          <table:table-cell office:value="2.15486705855" office:value-type="float">
            <text:p>2.15486705855</text:p>
          </table:table-cell>
          <table:table-cell office:value="0.285160071795" office:value-type="float">
            <text:p>0.285160071795</text:p>
          </table:table-cell>
        </table:table-row>
      </table:table>
      <table:table table:name="liuycmoving_param_6st">
        <table:table-row>
          <table:table-cell office:value-type="string">
            <text:p>Trials</text:p>
          </table:table-cell>
          <table:table-cell office:value-type="string">
            <text:p>liuycmoving1</text:p>
          </table:table-cell>
          <table:table-cell office:value-type="string">
            <text:p>liuycmoving2</text:p>
          </table:table-cell>
          <table:table-cell office:value-type="string">
            <text:p>liuycmoving3</text:p>
          </table:table-cell>
          <table:table-cell office:value-type="string">
            <text:p>liuycmoving4</text:p>
          </table:table-cell>
          <table:table-cell office:value-type="string">
            <text:p>liuycmoving5</text:p>
          </table:table-cell>
          <table:table-cell office:value-type="string">
            <text:p>liuycmoving6</text:p>
          </table:table-cell>
          <table:table-cell office:value-type="string">
            <text:p>liuycmoving7</text:p>
          </table:table-cell>
          <table:table-cell office:value-type="string">
            <text:p>liuycmoving8</text:p>
          </table:table-cell>
          <table:table-cell office:value-type="string">
            <text:p>liuycmoving9</text:p>
          </table:table-cell>
          <table:table-cell office:value-type="string">
            <text:p>liuycmoving10</text:p>
          </table:table-cell>
          <table:table-cell office:value-type="string">
            <text:p>liuycmoving Average</text:p>
          </table:table-cell>
          <table:table-cell office:value-type="string">
            <text:p>liuycmoving sigma (std)</text:p>
          </table:table-cell>
        </table:table-row>
        <table:table-row>
          <table:table-cell office:value-type="string">
            <text:p>A_DEC</text:p>
          </table:table-cell>
          <table:table-cell office:value="-1.9923529201" office:value-type="float">
            <text:p>-1.9923529201</text:p>
          </table:table-cell>
          <table:table-cell office:value="-1.47689178171" office:value-type="float">
            <text:p>-1.47689178171</text:p>
          </table:table-cell>
          <table:table-cell office:value="-1.56540571082" office:value-type="float">
            <text:p>-1.56540571082</text:p>
          </table:table-cell>
          <table:table-cell office:value="-1.97719788495" office:value-type="float">
            <text:p>-1.97719788495</text:p>
          </table:table-cell>
          <table:table-cell office:value="-2.02334977704" office:value-type="float">
            <text:p>-2.02334977704</text:p>
          </table:table-cell>
          <table:table-cell office:value="-1.98470760306" office:value-type="float">
            <text:p>-1.98470760306</text:p>
          </table:table-cell>
          <table:table-cell office:value="-1.9923498634" office:value-type="float">
            <text:p>-1.9923498634</text:p>
          </table:table-cell>
          <table:table-cell office:value="-1.82444182487" office:value-type="float">
            <text:p>-1.82444182487</text:p>
          </table:table-cell>
          <table:table-cell office:value="-1.9046981522" office:value-type="float">
            <text:p>-1.9046981522</text:p>
          </table:table-cell>
          <table:table-cell office:value="-1.97711235991" office:value-type="float">
            <text:p>-1.97711235991</text:p>
          </table:table-cell>
          <table:table-cell office:value="-1.87185078781" office:value-type="float">
            <text:p>-1.87185078781</text:p>
          </table:table-cell>
          <table:table-cell office:value="0.184427537491" office:value-type="float">
            <text:p>0.184427537491</text:p>
          </table:table-cell>
        </table:table-row>
        <table:table-row>
          <table:table-cell office:value-type="string">
            <text:p>R_MIN</text:p>
          </table:table-cell>
          <table:table-cell office:value="16.9866407662" office:value-type="float">
            <text:p>16.9866407662</text:p>
          </table:table-cell>
          <table:table-cell office:value="20.6408135478" office:value-type="float">
            <text:p>20.6408135478</text:p>
          </table:table-cell>
          <table:table-cell office:value="21.2157300777" office:value-type="float">
            <text:p>21.2157300777</text:p>
          </table:table-cell>
          <table:table-cell office:value="15.8293943139" office:value-type="float">
            <text:p>15.8293943139</text:p>
          </table:table-cell>
          <table:table-cell office:value="16.0752636948" office:value-type="float">
            <text:p>16.0752636948</text:p>
          </table:table-cell>
          <table:table-cell office:value="16.099020085" office:value-type="float">
            <text:p>16.099020085</text:p>
          </table:table-cell>
          <table:table-cell office:value="15.685733234" office:value-type="float">
            <text:p>15.685733234</text:p>
          </table:table-cell>
          <table:table-cell office:value="18.4098428331" office:value-type="float">
            <text:p>18.4098428331</text:p>
          </table:table-cell>
          <table:table-cell office:value="17.7496134108" office:value-type="float">
            <text:p>17.7496134108</text:p>
          </table:table-cell>
          <table:table-cell office:value="16.8782280502" office:value-type="float">
            <text:p>16.8782280502</text:p>
          </table:table-cell>
          <table:table-cell office:value="17.5570280014" office:value-type="float">
            <text:p>17.5570280014</text:p>
          </table:table-cell>
          <table:table-cell office:value="1.87761024276" office:value-type="float">
            <text:p>1.87761024276</text:p>
          </table:table-cell>
        </table:table-row>
        <table:table-row>
          <table:table-cell office:value-type="string">
            <text:p>result_R_MIN</text:p>
          </table:table-cell>
          <table:table-cell office:value="3.82502129731" office:value-type="float">
            <text:p>3.82502129731</text:p>
          </table:table-cell>
          <table:table-cell office:value="8.50978560159" office:value-type="float">
            <text:p>8.50978560159</text:p>
          </table:table-cell>
          <table:table-cell office:value="7.51914341576" office:value-type="float">
            <text:p>7.51914341576</text:p>
          </table:table-cell>
          <table:table-cell office:value="3.93886556205" office:value-type="float">
            <text:p>3.93886556205</text:p>
          </table:table-cell>
          <table:table-cell office:value="3.66150127078" office:value-type="float">
            <text:p>3.66150127078</text:p>
          </table:table-cell>
          <table:table-cell office:value="3.90940469848" office:value-type="float">
            <text:p>3.90940469848</text:p>
          </table:table-cell>
          <table:table-cell office:value="3.86443327451" office:value-type="float">
            <text:p>3.86443327451</text:p>
          </table:table-cell>
          <table:table-cell office:value="5.11886421652" office:value-type="float">
            <text:p>5.11886421652</text:p>
          </table:table-cell>
          <table:table-cell office:value="4.48570642978" office:value-type="float">
            <text:p>4.48570642978</text:p>
          </table:table-cell>
          <table:table-cell office:value="3.97301756854" office:value-type="float">
            <text:p>3.97301756854</text:p>
          </table:table-cell>
          <table:table-cell office:value="4.88057433353" office:value-type="float">
            <text:p>4.88057433353</text:p>
          </table:table-cell>
          <table:table-cell office:value="1.63194494724" office:value-type="float">
            <text:p>1.63194494724</text:p>
          </table:table-cell>
        </table:table-row>
        <table:table-row>
          <table:table-cell office:value-type="string">
            <text:p>tuned_SLOPE</text:p>
          </table:table-cell>
          <table:table-cell office:value="0.460413842968" office:value-type="float">
            <text:p>0.460413842968</text:p>
          </table:table-cell>
          <table:table-cell office:value="0.591426950976" office:value-type="float">
            <text:p>0.591426950976</text:p>
          </table:table-cell>
          <table:table-cell office:value="0.612217472303" office:value-type="float">
            <text:p>0.612217472303</text:p>
          </table:table-cell>
          <table:table-cell office:value="0.418984207318" office:value-type="float">
            <text:p>0.418984207318</text:p>
          </table:table-cell>
          <table:table-cell office:value="0.427756658016" office:value-type="float">
            <text:p>0.427756658016</text:p>
          </table:table-cell>
          <table:table-cell office:value="0.428638515715" office:value-type="float">
            <text:p>0.428638515715</text:p>
          </table:table-cell>
          <table:table-cell office:value="0.413827095024" office:value-type="float">
            <text:p>0.413827095024</text:p>
          </table:table-cell>
          <table:table-cell office:value="0.511380746455" office:value-type="float">
            <text:p>0.511380746455</text:p>
          </table:table-cell>
          <table:table-cell office:value="0.48773404" office:value-type="float">
            <text:p>0.48773404</text:p>
          </table:table-cell>
          <table:table-cell office:value="0.456528486861" office:value-type="float">
            <text:p>0.456528486861</text:p>
          </table:table-cell>
          <table:table-cell office:value="0.480890801564" office:value-type="float">
            <text:p>0.480890801564</text:p>
          </table:table-cell>
          <table:table-cell office:value="0.0673333018425" office:value-type="float">
            <text:p>0.0673333018425</text:p>
          </table:table-cell>
        </table:table-row>
        <table:table-row>
          <table:table-cell office:value-type="string">
            <text:p>TTA</text:p>
          </table:table-cell>
          <table:table-cell office:value="2.46848109596" office:value-type="float">
            <text:p>2.46848109596</text:p>
          </table:table-cell>
          <table:table-cell office:value="3.17120160792" office:value-type="float">
            <text:p>3.17120160792</text:p>
          </table:table-cell>
          <table:table-cell office:value="3.28299465709" office:value-type="float">
            <text:p>3.28299465709</text:p>
          </table:table-cell>
          <table:table-cell office:value="2.24635544432" office:value-type="float">
            <text:p>2.24635544432</text:p>
          </table:table-cell>
          <table:table-cell office:value="2.2933519243" office:value-type="float">
            <text:p>2.2933519243</text:p>
          </table:table-cell>
          <table:table-cell office:value="2.2981192108" office:value-type="float">
            <text:p>2.2981192108</text:p>
          </table:table-cell>
          <table:table-cell office:value="2.21868836563" office:value-type="float">
            <text:p>2.21868836563</text:p>
          </table:table-cell>
          <table:table-cell office:value="2.74176362006" office:value-type="float">
            <text:p>2.74176362006</text:p>
          </table:table-cell>
          <table:table-cell office:value="2.61496656584" office:value-type="float">
            <text:p>2.61496656584</text:p>
          </table:table-cell>
          <table:table-cell office:value="2.44764427879" office:value-type="float">
            <text:p>2.44764427879</text:p>
          </table:table-cell>
          <table:table-cell office:value="2.57835667707" office:value-type="float">
            <text:p>2.57835667707</text:p>
          </table:table-cell>
          <table:table-cell office:value="0.361182383523" office:value-type="float">
            <text:p>0.361182383523</text:p>
          </table:table-cell>
        </table:table-row>
        <table:table-row>
          <table:table-cell office:value-type="string">
            <text:p/>
          </table:table-cell>
          <table:table-cell office:value="4.44092710756" office:value-type="float">
            <text:p>4.44092710756</text:p>
          </table:table-cell>
          <table:table-cell office:value="2.42553861098" office:value-type="float">
            <text:p>2.42553861098</text:p>
          </table:table-cell>
          <table:table-cell office:value="2.82156209885" office:value-type="float">
            <text:p>2.82156209885</text:p>
          </table:table-cell>
          <table:table-cell office:value="4.01876988806" office:value-type="float">
            <text:p>4.01876988806</text:p>
          </table:table-cell>
          <table:table-cell office:value="4.3903477033" office:value-type="float">
            <text:p>4.3903477033</text:p>
          </table:table-cell>
          <table:table-cell office:value="4.11802341448" office:value-type="float">
            <text:p>4.11802341448</text:p>
          </table:table-cell>
          <table:table-cell office:value="4.05899963067" office:value-type="float">
            <text:p>4.05899963067</text:p>
          </table:table-cell>
          <table:table-cell office:value="3.59647024308" office:value-type="float">
            <text:p>3.59647024308</text:p>
          </table:table-cell>
          <table:table-cell office:value="3.95692711698" office:value-type="float">
            <text:p>3.95692711698</text:p>
          </table:table-cell>
          <table:table-cell office:value="4.24821379695" office:value-type="float">
            <text:p>4.24821379695</text:p>
          </table:table-cell>
          <table:table-cell office:value="3.5973282654" office:value-type="float">
            <text:p>3.5973282654</text:p>
          </table:table-cell>
          <table:table-cell office:value="1.15053528364" office:value-type="float">
            <text:p>1.15053528364</text:p>
          </table:table-cell>
        </table:table-row>
      </table:table>
      <table:table table:name="liuyc_param_5st">
        <table:table-row>
          <table:table-cell office:value-type="string">
            <text:p>Trials</text:p>
          </table:table-cell>
          <table:table-cell office:value-type="string">
            <text:p>liuyc1</text:p>
          </table:table-cell>
          <table:table-cell office:value-type="string">
            <text:p>liuyc2</text:p>
          </table:table-cell>
          <table:table-cell office:value-type="string">
            <text:p>liuyc3</text:p>
          </table:table-cell>
          <table:table-cell office:value-type="string">
            <text:p>liuyc4</text:p>
          </table:table-cell>
          <table:table-cell office:value-type="string">
            <text:p>liuyc5</text:p>
          </table:table-cell>
          <table:table-cell office:value-type="string">
            <text:p>liuyc6</text:p>
          </table:table-cell>
          <table:table-cell office:value-type="string">
            <text:p>liuyc7</text:p>
          </table:table-cell>
          <table:table-cell office:value-type="string">
            <text:p>liuyc8</text:p>
          </table:table-cell>
          <table:table-cell office:value-type="string">
            <text:p>liuyc9</text:p>
          </table:table-cell>
          <table:table-cell office:value-type="string">
            <text:p>liuyc10</text:p>
          </table:table-cell>
          <table:table-cell office:value-type="string">
            <text:p>liuyc11</text:p>
          </table:table-cell>
          <table:table-cell office:value-type="string">
            <text:p>liuyc12</text:p>
          </table:table-cell>
          <table:table-cell office:value-type="string">
            <text:p>liuyc13</text:p>
          </table:table-cell>
          <table:table-cell office:value-type="string">
            <text:p>liuyc14</text:p>
          </table:table-cell>
          <table:table-cell office:value-type="string">
            <text:p>liuyc15</text:p>
          </table:table-cell>
          <table:table-cell office:value-type="string">
            <text:p>liuyc16</text:p>
          </table:table-cell>
          <table:table-cell office:value-type="string">
            <text:p>liuyc17</text:p>
          </table:table-cell>
          <table:table-cell office:value-type="string">
            <text:p>liuyc18</text:p>
          </table:table-cell>
          <table:table-cell office:value-type="string">
            <text:p>liuyc19</text:p>
          </table:table-cell>
          <table:table-cell office:value-type="string">
            <text:p>liuyc20</text:p>
          </table:table-cell>
          <table:table-cell office:value-type="string">
            <text:p>liuyc Average</text:p>
          </table:table-cell>
          <table:table-cell office:value-type="string">
            <text:p>liuyc sigma (std)</text:p>
          </table:table-cell>
        </table:table-row>
        <table:table-row>
          <table:table-cell office:value-type="string">
            <text:p>A_DEC</text:p>
          </table:table-cell>
          <table:table-cell office:value="-2.15836639304" office:value-type="float">
            <text:p>-2.15836639304</text:p>
          </table:table-cell>
          <table:table-cell office:value="-2.29980423227" office:value-type="float">
            <text:p>-2.29980423227</text:p>
          </table:table-cell>
          <table:table-cell office:value="-2.30744962008" office:value-type="float">
            <text:p>-2.30744962008</text:p>
          </table:table-cell>
          <table:table-cell office:value="-2.35186105739" office:value-type="float">
            <text:p>-2.35186105739</text:p>
          </table:table-cell>
          <table:table-cell office:value="-2.57827584161" office:value-type="float">
            <text:p>-2.57827584161</text:p>
          </table:table-cell>
          <table:table-cell office:value="-2.86788401275" office:value-type="float">
            <text:p>-2.86788401275</text:p>
          </table:table-cell>
          <table:table-cell office:value="-2.80481327385" office:value-type="float">
            <text:p>-2.80481327385</text:p>
          </table:table-cell>
          <table:table-cell office:value="-2.67346984983" office:value-type="float">
            <text:p>-2.67346984983</text:p>
          </table:table-cell>
          <table:table-cell office:value="-2.71212088266" office:value-type="float">
            <text:p>-2.71212088266</text:p>
          </table:table-cell>
          <table:table-cell office:value="-1.67927308043" office:value-type="float">
            <text:p>-1.67927308043</text:p>
          </table:table-cell>
          <table:table-cell office:value="-1.97714301686" office:value-type="float">
            <text:p>-1.97714301686</text:p>
          </table:table-cell>
          <table:table-cell office:value="-1.8155528185" office:value-type="float">
            <text:p>-1.8155528185</text:p>
          </table:table-cell>
          <table:table-cell office:value="-1.99225730143" office:value-type="float">
            <text:p>-1.99225730143</text:p>
          </table:table-cell>
          <table:table-cell office:value="-1.83077929769" office:value-type="float">
            <text:p>-1.83077929769</text:p>
          </table:table-cell>
          <table:table-cell office:value="-2.08840094796" office:value-type="float">
            <text:p>-2.08840094796</text:p>
          </table:table-cell>
          <table:table-cell office:value="-2.01550261593" office:value-type="float">
            <text:p>-2.01550261593</text:p>
          </table:table-cell>
          <table:table-cell office:value="-1.86363990197" office:value-type="float">
            <text:p>-1.86363990197</text:p>
          </table:table-cell>
          <table:table-cell office:value="-1.77461604483" office:value-type="float">
            <text:p>-1.77461604483</text:p>
          </table:table-cell>
          <table:table-cell office:value="-1.85703481853" office:value-type="float">
            <text:p>-1.85703481853</text:p>
          </table:table-cell>
          <table:table-cell office:value="-2.0552511153" office:value-type="float">
            <text:p>-2.0552511153</text:p>
          </table:table-cell>
          <table:table-cell office:value="-2.18517480615" office:value-type="float">
            <text:p>-2.18517480615</text:p>
          </table:table-cell>
          <table:table-cell office:value="0.361287346899" office:value-type="float">
            <text:p>0.361287346899</text:p>
          </table:table-cell>
        </table:table-row>
        <table:table-row>
          <table:table-cell office:value-type="string">
            <text:p>R_MIN</text:p>
          </table:table-cell>
          <table:table-cell office:value="17.3499496801" office:value-type="float">
            <text:p>17.3499496801</text:p>
          </table:table-cell>
          <table:table-cell office:value="14.2649688166" office:value-type="float">
            <text:p>14.2649688166</text:p>
          </table:table-cell>
          <table:table-cell office:value="16.189365255" office:value-type="float">
            <text:p>16.189365255</text:p>
          </table:table-cell>
          <table:table-cell office:value="14.4511909217" office:value-type="float">
            <text:p>14.4511909217</text:p>
          </table:table-cell>
          <table:table-cell office:value="14.6359422285" office:value-type="float">
            <text:p>14.6359422285</text:p>
          </table:table-cell>
          <table:table-cell office:value="13.4750015171" office:value-type="float">
            <text:p>13.4750015171</text:p>
          </table:table-cell>
          <table:table-cell office:value="12.1258262335" office:value-type="float">
            <text:p>12.1258262335</text:p>
          </table:table-cell>
          <table:table-cell office:value="14.2760027778" office:value-type="float">
            <text:p>14.2760027778</text:p>
          </table:table-cell>
          <table:table-cell office:value="12.1952901344" office:value-type="float">
            <text:p>12.1952901344</text:p>
          </table:table-cell>
          <table:table-cell office:value="13.6433034169" office:value-type="float">
            <text:p>13.6433034169</text:p>
          </table:table-cell>
          <table:table-cell office:value="16.6054576813" office:value-type="float">
            <text:p>16.6054576813</text:p>
          </table:table-cell>
          <table:table-cell office:value="16.2213437692" office:value-type="float">
            <text:p>16.2213437692</text:p>
          </table:table-cell>
          <table:table-cell office:value="16.3463385703" office:value-type="float">
            <text:p>16.3463385703</text:p>
          </table:table-cell>
          <table:table-cell office:value="17.7382305636" office:value-type="float">
            <text:p>17.7382305636</text:p>
          </table:table-cell>
          <table:table-cell office:value="13.4978599076" office:value-type="float">
            <text:p>13.4978599076</text:p>
          </table:table-cell>
          <table:table-cell office:value="15.5853796839" office:value-type="float">
            <text:p>15.5853796839</text:p>
          </table:table-cell>
          <table:table-cell office:value="17.4946286886" office:value-type="float">
            <text:p>17.4946286886</text:p>
          </table:table-cell>
          <table:table-cell office:value="17.6458085048" office:value-type="float">
            <text:p>17.6458085048</text:p>
          </table:table-cell>
          <table:table-cell office:value="16.9882305875" office:value-type="float">
            <text:p>16.9882305875</text:p>
          </table:table-cell>
          <table:table-cell office:value="16.0374817668" office:value-type="float">
            <text:p>16.0374817668</text:p>
          </table:table-cell>
          <table:table-cell office:value="15.3383800353" office:value-type="float">
            <text:p>15.3383800353</text:p>
          </table:table-cell>
          <table:table-cell office:value="1.74169788393" office:value-type="float">
            <text:p>1.74169788393</text:p>
          </table:table-cell>
        </table:table-row>
        <table:table-row>
          <table:table-cell office:value-type="string">
            <text:p>tuned_SLOPE</text:p>
          </table:table-cell>
          <table:table-cell office:value="0.57961687645" office:value-type="float">
            <text:p>0.57961687645</text:p>
          </table:table-cell>
          <table:table-cell office:value="0.45325562551" office:value-type="float">
            <text:p>0.45325562551</text:p>
          </table:table-cell>
          <table:table-cell office:value="0.531728149856" office:value-type="float">
            <text:p>0.531728149856</text:p>
          </table:table-cell>
          <table:table-cell office:value="0.460840268898" office:value-type="float">
            <text:p>0.460840268898</text:p>
          </table:table-cell>
          <table:table-cell office:value="0.468335711394" office:value-type="float">
            <text:p>0.468335711394</text:p>
          </table:table-cell>
          <table:table-cell office:value="0.421154602698" office:value-type="float">
            <text:p>0.421154602698</text:p>
          </table:table-cell>
          <table:table-cell office:value="0.366396289353" office:value-type="float">
            <text:p>0.366396289353</text:p>
          </table:table-cell>
          <table:table-cell office:value="0.453623855879" office:value-type="float">
            <text:p>0.453623855879</text:p>
          </table:table-cell>
          <table:table-cell office:value="0.382765449147" office:value-type="float">
            <text:p>0.382765449147</text:p>
          </table:table-cell>
          <table:table-cell office:value="0.427999385622" office:value-type="float">
            <text:p>0.427999385622</text:p>
          </table:table-cell>
          <table:table-cell office:value="0.547918134148" office:value-type="float">
            <text:p>0.547918134148</text:p>
          </table:table-cell>
          <table:table-cell office:value="0.548263620047" office:value-type="float">
            <text:p>0.548263620047</text:p>
          </table:table-cell>
          <table:table-cell office:value="0.537416074893" office:value-type="float">
            <text:p>0.537416074893</text:p>
          </table:table-cell>
          <table:table-cell office:value="0.593879543379" office:value-type="float">
            <text:p>0.593879543379</text:p>
          </table:table-cell>
          <table:table-cell office:value="0.421936109788" office:value-type="float">
            <text:p>0.421936109788</text:p>
          </table:table-cell>
          <table:table-cell office:value="0.506569826559" office:value-type="float">
            <text:p>0.506569826559</text:p>
          </table:table-cell>
          <table:table-cell office:value="0.583988302398" office:value-type="float">
            <text:p>0.583988302398</text:p>
          </table:table-cell>
          <table:table-cell office:value="0.590119730939" office:value-type="float">
            <text:p>0.590119730939</text:p>
          </table:table-cell>
          <table:table-cell office:value="0.56344324503" office:value-type="float">
            <text:p>0.56344324503</text:p>
          </table:table-cell>
          <table:table-cell office:value="0.524884259644" office:value-type="float">
            <text:p>0.524884259644</text:p>
          </table:table-cell>
          <table:table-cell office:value="0.498206753082" office:value-type="float">
            <text:p>0.498206753082</text:p>
          </table:table-cell>
          <table:table-cell office:value="0.0699798333251" office:value-type="float">
            <text:p>0.0699798333251</text:p>
          </table:table-cell>
        </table:table-row>
        <table:table-row>
          <table:table-cell office:value-type="string">
            <text:p>TTA</text:p>
          </table:table-cell>
          <table:table-cell office:value="2.74722945092" office:value-type="float">
            <text:p>2.74722945092</text:p>
          </table:table-cell>
          <table:table-cell office:value="2.1468932445" office:value-type="float">
            <text:p>2.1468932445</text:p>
          </table:table-cell>
          <table:table-cell office:value="2.51920480346" office:value-type="float">
            <text:p>2.51920480346</text:p>
          </table:table-cell>
          <table:table-cell office:value="2.18286295863" office:value-type="float">
            <text:p>2.18286295863</text:p>
          </table:table-cell>
          <table:table-cell office:value="2.21837479992" office:value-type="float">
            <text:p>2.21837479992</text:p>
          </table:table-cell>
          <table:table-cell office:value="1.99474980206" office:value-type="float">
            <text:p>1.99474980206</text:p>
          </table:table-cell>
          <table:table-cell office:value="1.73531238256" office:value-type="float">
            <text:p>1.73531238256</text:p>
          </table:table-cell>
          <table:table-cell office:value="2.14854257132" office:value-type="float">
            <text:p>2.14854257132</text:p>
          </table:table-cell>
          <table:table-cell office:value="1.82830390336" office:value-type="float">
            <text:p>1.82830390336</text:p>
          </table:table-cell>
          <table:table-cell office:value="2.0271966688" office:value-type="float">
            <text:p>2.0271966688</text:p>
          </table:table-cell>
          <table:table-cell office:value="2.59500051302" office:value-type="float">
            <text:p>2.59500051302</text:p>
          </table:table-cell>
          <table:table-cell office:value="2.61887633697" office:value-type="float">
            <text:p>2.61887633697</text:p>
          </table:table-cell>
          <table:table-cell office:value="2.54526018208" office:value-type="float">
            <text:p>2.54526018208</text:p>
          </table:table-cell>
          <table:table-cell office:value="2.81275503769" office:value-type="float">
            <text:p>2.81275503769</text:p>
          </table:table-cell>
          <table:table-cell office:value="1.99828459483" office:value-type="float">
            <text:p>1.99828459483</text:p>
          </table:table-cell>
          <table:table-cell office:value="2.39915896271" office:value-type="float">
            <text:p>2.39915896271</text:p>
          </table:table-cell>
          <table:table-cell office:value="2.76588213202" office:value-type="float">
            <text:p>2.76588213202</text:p>
          </table:table-cell>
          <table:table-cell office:value="2.79492809293" office:value-type="float">
            <text:p>2.79492809293</text:p>
          </table:table-cell>
          <table:table-cell office:value="2.66854665301" office:value-type="float">
            <text:p>2.66854665301</text:p>
          </table:table-cell>
          <table:table-cell office:value="2.48588841167" office:value-type="float">
            <text:p>2.48588841167</text:p>
          </table:table-cell>
          <table:table-cell office:value="2.36166257512" office:value-type="float">
            <text:p>2.36166257512</text:p>
          </table:table-cell>
          <table:table-cell office:value="0.331117533232" office:value-type="float">
            <text:p>0.331117533232</text:p>
          </table:table-cell>
        </table:table-row>
        <table:table-row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-2.44333182439" office:value-type="float">
            <text:p>-2.44333182439</text:p>
          </table:table-cell>
          <table:table-cell office:value="0.34157816982" office:value-type="float">
            <text:p>0.3415781698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6078956774" office:value-type="float">
            <text:p>13.6078956774</text:p>
          </table:table-cell>
          <table:table-cell office:value="1.52201611689" office:value-type="float">
            <text:p>1.5220161168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.503258702396" office:value-type="float">
            <text:p>0.503258702396</text:p>
          </table:table-cell>
          <table:table-cell office:value="0.0669460810801" office:value-type="float">
            <text:p>0.066946081080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.15486705855" office:value-type="float">
            <text:p>2.15486705855</text:p>
          </table:table-cell>
          <table:table-cell office:value="0.285160071795" office:value-type="float">
            <text:p>0.285160071795</text:p>
          </table:table-cell>
        </table:table-row>
        <table:table-row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-1.92701778791" office:value-type="float">
            <text:p>-1.92701778791</text:p>
          </table:table-cell>
          <table:table-cell office:value="0.380996523978" office:value-type="float">
            <text:p>0.380996523978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0688643932" office:value-type="float">
            <text:p>17.0688643932</text:p>
          </table:table-cell>
          <table:table-cell office:value="1.96137965097" office:value-type="float">
            <text:p>1.9613796509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.493154803768" office:value-type="float">
            <text:p>0.493154803768</text:p>
          </table:table-cell>
          <table:table-cell office:value="0.0730135855701" office:value-type="float">
            <text:p>0.073013585570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.56845809169" office:value-type="float">
            <text:p>2.56845809169</text:p>
          </table:table-cell>
          <table:table-cell office:value="0.377074994669" office:value-type="float">
            <text:p>0.377074994669</text:p>
          </table:table-cell>
        </table:table-row>
      </table:table>
      <table:table table:name="liuycmoving_moving_param_1st">
        <table:table-row>
          <table:table-cell office:value-type="string">
            <text:p>Trials</text:p>
          </table:table-cell>
          <table:table-cell office:value-type="string">
            <text:p>liuycmoving1</text:p>
          </table:table-cell>
          <table:table-cell office:value-type="string">
            <text:p>liuycmoving2</text:p>
          </table:table-cell>
          <table:table-cell office:value-type="string">
            <text:p>liuycmoving3</text:p>
          </table:table-cell>
          <table:table-cell office:value-type="string">
            <text:p>liuycmoving4</text:p>
          </table:table-cell>
          <table:table-cell office:value-type="string">
            <text:p>liuycmoving5</text:p>
          </table:table-cell>
          <table:table-cell office:value-type="string">
            <text:p>liuycmoving6</text:p>
          </table:table-cell>
          <table:table-cell office:value-type="string">
            <text:p>liuycmoving7</text:p>
          </table:table-cell>
          <table:table-cell office:value-type="string">
            <text:p>liuycmoving8</text:p>
          </table:table-cell>
          <table:table-cell office:value-type="string">
            <text:p>liuycmoving9</text:p>
          </table:table-cell>
          <table:table-cell office:value-type="string">
            <text:p>liuycmoving10</text:p>
          </table:table-cell>
          <table:table-cell office:value-type="string">
            <text:p>liuycmoving Average</text:p>
          </table:table-cell>
          <table:table-cell office:value-type="string">
            <text:p>liuycmoving sigma (std)</text:p>
          </table:table-cell>
        </table:table-row>
        <table:table-row>
          <table:table-cell office:value-type="string">
            <text:p>A_DEC</text:p>
          </table:table-cell>
          <table:table-cell office:value="-1.9923529201" office:value-type="float">
            <text:p>-1.9923529201</text:p>
          </table:table-cell>
          <table:table-cell office:value="-1.47689178171" office:value-type="float">
            <text:p>-1.47689178171</text:p>
          </table:table-cell>
          <table:table-cell office:value="-1.56540571082" office:value-type="float">
            <text:p>-1.56540571082</text:p>
          </table:table-cell>
          <table:table-cell office:value="-1.97719788495" office:value-type="float">
            <text:p>-1.97719788495</text:p>
          </table:table-cell>
          <table:table-cell office:value="-2.02334977704" office:value-type="float">
            <text:p>-2.02334977704</text:p>
          </table:table-cell>
          <table:table-cell office:value="-1.98470760306" office:value-type="float">
            <text:p>-1.98470760306</text:p>
          </table:table-cell>
          <table:table-cell office:value="-1.9923498634" office:value-type="float">
            <text:p>-1.9923498634</text:p>
          </table:table-cell>
          <table:table-cell office:value="-1.82444182487" office:value-type="float">
            <text:p>-1.82444182487</text:p>
          </table:table-cell>
          <table:table-cell office:value="-1.9046981522" office:value-type="float">
            <text:p>-1.9046981522</text:p>
          </table:table-cell>
          <table:table-cell office:value="-1.97711235991" office:value-type="float">
            <text:p>-1.97711235991</text:p>
          </table:table-cell>
          <table:table-cell office:value="-1.87185078781" office:value-type="float">
            <text:p>-1.87185078781</text:p>
          </table:table-cell>
          <table:table-cell office:value="0.184427537491" office:value-type="float">
            <text:p>0.184427537491</text:p>
          </table:table-cell>
        </table:table-row>
        <table:table-row>
          <table:table-cell office:value-type="string">
            <text:p>R_MIN</text:p>
          </table:table-cell>
          <table:table-cell office:value="16.9866407662" office:value-type="float">
            <text:p>16.9866407662</text:p>
          </table:table-cell>
          <table:table-cell office:value="20.6408135478" office:value-type="float">
            <text:p>20.6408135478</text:p>
          </table:table-cell>
          <table:table-cell office:value="21.2157300777" office:value-type="float">
            <text:p>21.2157300777</text:p>
          </table:table-cell>
          <table:table-cell office:value="15.8293943139" office:value-type="float">
            <text:p>15.8293943139</text:p>
          </table:table-cell>
          <table:table-cell office:value="16.0752636948" office:value-type="float">
            <text:p>16.0752636948</text:p>
          </table:table-cell>
          <table:table-cell office:value="16.099020085" office:value-type="float">
            <text:p>16.099020085</text:p>
          </table:table-cell>
          <table:table-cell office:value="15.685733234" office:value-type="float">
            <text:p>15.685733234</text:p>
          </table:table-cell>
          <table:table-cell office:value="18.4098428331" office:value-type="float">
            <text:p>18.4098428331</text:p>
          </table:table-cell>
          <table:table-cell office:value="17.7496134108" office:value-type="float">
            <text:p>17.7496134108</text:p>
          </table:table-cell>
          <table:table-cell office:value="16.8782280502" office:value-type="float">
            <text:p>16.8782280502</text:p>
          </table:table-cell>
          <table:table-cell office:value="17.5570280014" office:value-type="float">
            <text:p>17.5570280014</text:p>
          </table:table-cell>
          <table:table-cell office:value="1.87761024276" office:value-type="float">
            <text:p>1.87761024276</text:p>
          </table:table-cell>
        </table:table-row>
        <table:table-row>
          <table:table-cell office:value-type="string">
            <text:p>tuned_SLOPE</text:p>
          </table:table-cell>
          <table:table-cell office:value="0.460413842968" office:value-type="float">
            <text:p>0.460413842968</text:p>
          </table:table-cell>
          <table:table-cell office:value="0.591426950976" office:value-type="float">
            <text:p>0.591426950976</text:p>
          </table:table-cell>
          <table:table-cell office:value="0.612217472303" office:value-type="float">
            <text:p>0.612217472303</text:p>
          </table:table-cell>
          <table:table-cell office:value="0.418984207318" office:value-type="float">
            <text:p>0.418984207318</text:p>
          </table:table-cell>
          <table:table-cell office:value="0.427756658016" office:value-type="float">
            <text:p>0.427756658016</text:p>
          </table:table-cell>
          <table:table-cell office:value="0.428638515715" office:value-type="float">
            <text:p>0.428638515715</text:p>
          </table:table-cell>
          <table:table-cell office:value="0.413827095024" office:value-type="float">
            <text:p>0.413827095024</text:p>
          </table:table-cell>
          <table:table-cell office:value="0.511380746455" office:value-type="float">
            <text:p>0.511380746455</text:p>
          </table:table-cell>
          <table:table-cell office:value="0.48773404" office:value-type="float">
            <text:p>0.48773404</text:p>
          </table:table-cell>
          <table:table-cell office:value="0.456528486861" office:value-type="float">
            <text:p>0.456528486861</text:p>
          </table:table-cell>
          <table:table-cell office:value="0.480890801564" office:value-type="float">
            <text:p>0.480890801564</text:p>
          </table:table-cell>
          <table:table-cell office:value="0.0673333018425" office:value-type="float">
            <text:p>0.0673333018425</text:p>
          </table:table-cell>
        </table:table-row>
        <table:table-row>
          <table:table-cell office:value-type="string">
            <text:p>TTA</text:p>
          </table:table-cell>
          <table:table-cell office:value="2.46848109596" office:value-type="float">
            <text:p>2.46848109596</text:p>
          </table:table-cell>
          <table:table-cell office:value="3.17120160792" office:value-type="float">
            <text:p>3.17120160792</text:p>
          </table:table-cell>
          <table:table-cell office:value="3.28299465709" office:value-type="float">
            <text:p>3.28299465709</text:p>
          </table:table-cell>
          <table:table-cell office:value="2.24635544432" office:value-type="float">
            <text:p>2.24635544432</text:p>
          </table:table-cell>
          <table:table-cell office:value="2.2933519243" office:value-type="float">
            <text:p>2.2933519243</text:p>
          </table:table-cell>
          <table:table-cell office:value="2.2981192108" office:value-type="float">
            <text:p>2.2981192108</text:p>
          </table:table-cell>
          <table:table-cell office:value="2.21868836563" office:value-type="float">
            <text:p>2.21868836563</text:p>
          </table:table-cell>
          <table:table-cell office:value="2.74176362006" office:value-type="float">
            <text:p>2.74176362006</text:p>
          </table:table-cell>
          <table:table-cell office:value="2.61496656584" office:value-type="float">
            <text:p>2.61496656584</text:p>
          </table:table-cell>
          <table:table-cell office:value="2.44764427879" office:value-type="float">
            <text:p>2.44764427879</text:p>
          </table:table-cell>
          <table:table-cell office:value="2.57835667707" office:value-type="float">
            <text:p>2.57835667707</text:p>
          </table:table-cell>
          <table:table-cell office:value="0.361182383523" office:value-type="float">
            <text:p>0.361182383523</text:p>
          </table:table-cell>
        </table:table-row>
      </table:table>
      <table:table table:name="liuycmoving_param_7st">
        <table:table-row>
          <table:table-cell office:value-type="string">
            <text:p>Trials</text:p>
          </table:table-cell>
          <table:table-cell office:value-type="string">
            <text:p>liuycmoving1</text:p>
          </table:table-cell>
          <table:table-cell office:value-type="string">
            <text:p>liuycmoving2</text:p>
          </table:table-cell>
          <table:table-cell office:value-type="string">
            <text:p>liuycmoving3</text:p>
          </table:table-cell>
          <table:table-cell office:value-type="string">
            <text:p>liuycmoving4</text:p>
          </table:table-cell>
          <table:table-cell office:value-type="string">
            <text:p>liuycmoving5</text:p>
          </table:table-cell>
          <table:table-cell office:value-type="string">
            <text:p>liuycmoving6</text:p>
          </table:table-cell>
          <table:table-cell office:value-type="string">
            <text:p>liuycmoving7</text:p>
          </table:table-cell>
          <table:table-cell office:value-type="string">
            <text:p>liuycmoving8</text:p>
          </table:table-cell>
          <table:table-cell office:value-type="string">
            <text:p>liuycmoving9</text:p>
          </table:table-cell>
          <table:table-cell office:value-type="string">
            <text:p>liuycmoving10</text:p>
          </table:table-cell>
          <table:table-cell office:value-type="string">
            <text:p>liuycmoving Average</text:p>
          </table:table-cell>
          <table:table-cell office:value-type="string">
            <text:p>liuycmoving sigma (std)</text:p>
          </table:table-cell>
        </table:table-row>
        <table:table-row>
          <table:table-cell office:value-type="string">
            <text:p>A_DEC</text:p>
          </table:table-cell>
          <table:table-cell office:value="-1.9923529201" office:value-type="float">
            <text:p>-1.9923529201</text:p>
          </table:table-cell>
          <table:table-cell office:value="-1.47689178171" office:value-type="float">
            <text:p>-1.47689178171</text:p>
          </table:table-cell>
          <table:table-cell office:value="-1.56540571082" office:value-type="float">
            <text:p>-1.56540571082</text:p>
          </table:table-cell>
          <table:table-cell office:value="-1.97719788495" office:value-type="float">
            <text:p>-1.97719788495</text:p>
          </table:table-cell>
          <table:table-cell office:value="-2.02334977704" office:value-type="float">
            <text:p>-2.02334977704</text:p>
          </table:table-cell>
          <table:table-cell office:value="-1.98470760306" office:value-type="float">
            <text:p>-1.98470760306</text:p>
          </table:table-cell>
          <table:table-cell office:value="-1.9923498634" office:value-type="float">
            <text:p>-1.9923498634</text:p>
          </table:table-cell>
          <table:table-cell office:value="-1.82444182487" office:value-type="float">
            <text:p>-1.82444182487</text:p>
          </table:table-cell>
          <table:table-cell office:value="-1.9046981522" office:value-type="float">
            <text:p>-1.9046981522</text:p>
          </table:table-cell>
          <table:table-cell office:value="-1.97711235991" office:value-type="float">
            <text:p>-1.97711235991</text:p>
          </table:table-cell>
          <table:table-cell office:value="-1.87185078781" office:value-type="float">
            <text:p>-1.87185078781</text:p>
          </table:table-cell>
          <table:table-cell office:value="0.184427537491" office:value-type="float">
            <text:p>0.184427537491</text:p>
          </table:table-cell>
        </table:table-row>
        <table:table-row>
          <table:table-cell office:value-type="string">
            <text:p>R_MIN</text:p>
          </table:table-cell>
          <table:table-cell office:value="16.9866407662" office:value-type="float">
            <text:p>16.9866407662</text:p>
          </table:table-cell>
          <table:table-cell office:value="20.6408135478" office:value-type="float">
            <text:p>20.6408135478</text:p>
          </table:table-cell>
          <table:table-cell office:value="21.2157300777" office:value-type="float">
            <text:p>21.2157300777</text:p>
          </table:table-cell>
          <table:table-cell office:value="15.8293943139" office:value-type="float">
            <text:p>15.8293943139</text:p>
          </table:table-cell>
          <table:table-cell office:value="16.0752636948" office:value-type="float">
            <text:p>16.0752636948</text:p>
          </table:table-cell>
          <table:table-cell office:value="16.099020085" office:value-type="float">
            <text:p>16.099020085</text:p>
          </table:table-cell>
          <table:table-cell office:value="15.685733234" office:value-type="float">
            <text:p>15.685733234</text:p>
          </table:table-cell>
          <table:table-cell office:value="18.4098428331" office:value-type="float">
            <text:p>18.4098428331</text:p>
          </table:table-cell>
          <table:table-cell office:value="17.7496134108" office:value-type="float">
            <text:p>17.7496134108</text:p>
          </table:table-cell>
          <table:table-cell office:value="16.8782280502" office:value-type="float">
            <text:p>16.8782280502</text:p>
          </table:table-cell>
          <table:table-cell office:value="17.5570280014" office:value-type="float">
            <text:p>17.5570280014</text:p>
          </table:table-cell>
          <table:table-cell office:value="1.87761024276" office:value-type="float">
            <text:p>1.87761024276</text:p>
          </table:table-cell>
        </table:table-row>
        <table:table-row>
          <table:table-cell office:value-type="string">
            <text:p>riA_DEC</text:p>
          </table:table-cell>
          <table:table-cell office:value="3.54859451048" office:value-type="float">
            <text:p>3.54859451048</text:p>
          </table:table-cell>
          <table:table-cell office:value="1.59421808075" office:value-type="float">
            <text:p>1.59421808075</text:p>
          </table:table-cell>
          <table:table-cell office:value="1.80331675695" office:value-type="float">
            <text:p>1.80331675695</text:p>
          </table:table-cell>
          <table:table-cell office:value="3.4460564101" office:value-type="float">
            <text:p>3.4460564101</text:p>
          </table:table-cell>
          <table:table-cell office:value="3.70741960736" office:value-type="float">
            <text:p>3.70741960736</text:p>
          </table:table-cell>
          <table:table-cell office:value="3.47200221951" office:value-type="float">
            <text:p>3.47200221951</text:p>
          </table:table-cell>
          <table:table-cell office:value="3.51258120492" office:value-type="float">
            <text:p>3.51258120492</text:p>
          </table:table-cell>
          <table:table-cell office:value="2.65151345114" office:value-type="float">
            <text:p>2.65151345114</text:p>
          </table:table-cell>
          <table:table-cell office:value="3.02587158052" office:value-type="float">
            <text:p>3.02587158052</text:p>
          </table:table-cell>
          <table:table-cell office:value="3.41645138447" office:value-type="float">
            <text:p>3.41645138447</text:p>
          </table:table-cell>
          <table:table-cell office:value="3.01780252062" office:value-type="float">
            <text:p>3.01780252062</text:p>
          </table:table-cell>
          <table:table-cell office:value="0.720176270504" office:value-type="float">
            <text:p>0.720176270504</text:p>
          </table:table-cell>
        </table:table-row>
        <table:table-row>
          <table:table-cell office:value-type="string">
            <text:p>riR_MIN</text:p>
          </table:table-cell>
          <table:table-cell office:value="5.91026713542" office:value-type="float">
            <text:p>5.91026713542</text:p>
          </table:table-cell>
          <table:table-cell office:value="4.88341282764" office:value-type="float">
            <text:p>4.88341282764</text:p>
          </table:table-cell>
          <table:table-cell office:value="6.45274147521" office:value-type="float">
            <text:p>6.45274147521</text:p>
          </table:table-cell>
          <table:table-cell office:value="4.6391212107" office:value-type="float">
            <text:p>4.6391212107</text:p>
          </table:table-cell>
          <table:table-cell office:value="5.16173053557" office:value-type="float">
            <text:p>5.16173053557</text:p>
          </table:table-cell>
          <table:table-cell office:value="4.93825652906" office:value-type="float">
            <text:p>4.93825652906</text:p>
          </table:table-cell>
          <table:table-cell office:value="4.56958108525" office:value-type="float">
            <text:p>4.56958108525</text:p>
          </table:table-cell>
          <table:table-cell office:value="6.04000679071" office:value-type="float">
            <text:p>6.04000679071</text:p>
          </table:table-cell>
          <table:table-cell office:value="6.01270314959" office:value-type="float">
            <text:p>6.01270314959</text:p>
          </table:table-cell>
          <table:table-cell office:value="5.65376637029" office:value-type="float">
            <text:p>5.65376637029</text:p>
          </table:table-cell>
          <table:table-cell office:value="5.42615871094" office:value-type="float">
            <text:p>5.42615871094</text:p>
          </table:table-cell>
          <table:table-cell office:value="0.633764891514" office:value-type="float">
            <text:p>0.633764891514</text:p>
          </table:table-cell>
        </table:table-row>
        <table:table-row>
          <table:table-cell office:value-type="string">
            <text:p>R_I</text:p>
          </table:table-cell>
          <table:table-cell office:value="3.82502129731" office:value-type="float">
            <text:p>3.82502129731</text:p>
          </table:table-cell>
          <table:table-cell office:value="8.50978560159" office:value-type="float">
            <text:p>8.50978560159</text:p>
          </table:table-cell>
          <table:table-cell office:value="7.51914341576" office:value-type="float">
            <text:p>7.51914341576</text:p>
          </table:table-cell>
          <table:table-cell office:value="3.93886556205" office:value-type="float">
            <text:p>3.93886556205</text:p>
          </table:table-cell>
          <table:table-cell office:value="3.66150127078" office:value-type="float">
            <text:p>3.66150127078</text:p>
          </table:table-cell>
          <table:table-cell office:value="3.90940469848" office:value-type="float">
            <text:p>3.90940469848</text:p>
          </table:table-cell>
          <table:table-cell office:value="3.86443327451" office:value-type="float">
            <text:p>3.86443327451</text:p>
          </table:table-cell>
          <table:table-cell office:value="5.11886421652" office:value-type="float">
            <text:p>5.11886421652</text:p>
          </table:table-cell>
          <table:table-cell office:value="4.48570642978" office:value-type="float">
            <text:p>4.48570642978</text:p>
          </table:table-cell>
          <table:table-cell office:value="3.97301756854" office:value-type="float">
            <text:p>3.97301756854</text:p>
          </table:table-cell>
          <table:table-cell office:value="4.88057433353" office:value-type="float">
            <text:p>4.88057433353</text:p>
          </table:table-cell>
          <table:table-cell office:value="1.63194494724" office:value-type="float">
            <text:p>1.63194494724</text:p>
          </table:table-cell>
        </table:table-row>
        <table:table-row>
          <table:table-cell office:value-type="string">
            <text:p>tuned_SLOPE</text:p>
          </table:table-cell>
          <table:table-cell office:value="0.460413842968" office:value-type="float">
            <text:p>0.460413842968</text:p>
          </table:table-cell>
          <table:table-cell office:value="0.591426950976" office:value-type="float">
            <text:p>0.591426950976</text:p>
          </table:table-cell>
          <table:table-cell office:value="0.612217472303" office:value-type="float">
            <text:p>0.612217472303</text:p>
          </table:table-cell>
          <table:table-cell office:value="0.418984207318" office:value-type="float">
            <text:p>0.418984207318</text:p>
          </table:table-cell>
          <table:table-cell office:value="0.427756658016" office:value-type="float">
            <text:p>0.427756658016</text:p>
          </table:table-cell>
          <table:table-cell office:value="0.428638515715" office:value-type="float">
            <text:p>0.428638515715</text:p>
          </table:table-cell>
          <table:table-cell office:value="0.413827095024" office:value-type="float">
            <text:p>0.413827095024</text:p>
          </table:table-cell>
          <table:table-cell office:value="0.511380746455" office:value-type="float">
            <text:p>0.511380746455</text:p>
          </table:table-cell>
          <table:table-cell office:value="0.48773404" office:value-type="float">
            <text:p>0.48773404</text:p>
          </table:table-cell>
          <table:table-cell office:value="0.456528486861" office:value-type="float">
            <text:p>0.456528486861</text:p>
          </table:table-cell>
          <table:table-cell office:value="0.480890801564" office:value-type="float">
            <text:p>0.480890801564</text:p>
          </table:table-cell>
          <table:table-cell office:value="0.0673333018425" office:value-type="float">
            <text:p>0.0673333018425</text:p>
          </table:table-cell>
        </table:table-row>
        <table:table-row>
          <table:table-cell office:value-type="string">
            <text:p>TTA</text:p>
          </table:table-cell>
          <table:table-cell office:value="2.46848109596" office:value-type="float">
            <text:p>2.46848109596</text:p>
          </table:table-cell>
          <table:table-cell office:value="3.17120160792" office:value-type="float">
            <text:p>3.17120160792</text:p>
          </table:table-cell>
          <table:table-cell office:value="3.28299465709" office:value-type="float">
            <text:p>3.28299465709</text:p>
          </table:table-cell>
          <table:table-cell office:value="2.24635544432" office:value-type="float">
            <text:p>2.24635544432</text:p>
          </table:table-cell>
          <table:table-cell office:value="2.2933519243" office:value-type="float">
            <text:p>2.2933519243</text:p>
          </table:table-cell>
          <table:table-cell office:value="2.2981192108" office:value-type="float">
            <text:p>2.2981192108</text:p>
          </table:table-cell>
          <table:table-cell office:value="2.21868836563" office:value-type="float">
            <text:p>2.21868836563</text:p>
          </table:table-cell>
          <table:table-cell office:value="2.74176362006" office:value-type="float">
            <text:p>2.74176362006</text:p>
          </table:table-cell>
          <table:table-cell office:value="2.61496656584" office:value-type="float">
            <text:p>2.61496656584</text:p>
          </table:table-cell>
          <table:table-cell office:value="2.44764427879" office:value-type="float">
            <text:p>2.44764427879</text:p>
          </table:table-cell>
          <table:table-cell office:value="2.57835667707" office:value-type="float">
            <text:p>2.57835667707</text:p>
          </table:table-cell>
          <table:table-cell office:value="0.361182383523" office:value-type="float">
            <text:p>0.361182383523</text:p>
          </table:table-cell>
        </table:table-row>
        <table:table-row>
          <table:table-cell office:value-type="string">
            <text:p>v_TTA</text:p>
          </table:table-cell>
          <table:table-cell office:value="5.21026862611" office:value-type="float">
            <text:p>5.21026862611</text:p>
          </table:table-cell>
          <table:table-cell office:value="5.20892581429" office:value-type="float">
            <text:p>5.20892581429</text:p>
          </table:table-cell>
          <table:table-cell office:value="5.20757089622" office:value-type="float">
            <text:p>5.20757089622</text:p>
          </table:table-cell>
          <table:table-cell office:value="5.21028846008" office:value-type="float">
            <text:p>5.21028846008</text:p>
          </table:table-cell>
          <table:table-cell office:value="5.21051275858" office:value-type="float">
            <text:p>5.21051275858</text:p>
          </table:table-cell>
          <table:table-cell office:value="5.21027096994" office:value-type="float">
            <text:p>5.21027096994</text:p>
          </table:table-cell>
          <table:table-cell office:value="5.21040030856" office:value-type="float">
            <text:p>5.21040030856</text:p>
          </table:table-cell>
          <table:table-cell office:value="5.21013192245" office:value-type="float">
            <text:p>5.21013192245</text:p>
          </table:table-cell>
          <table:table-cell office:value="5.21021527471" office:value-type="float">
            <text:p>5.21021527471</text:p>
          </table:table-cell>
          <table:table-cell office:value="5.21030159829" office:value-type="float">
            <text:p>5.21030159829</text:p>
          </table:table-cell>
          <table:table-cell office:value="5.20988866292" office:value-type="float">
            <text:p>5.20988866292</text:p>
          </table:table-cell>
          <table:table-cell office:value="0.000879609637636" office:value-type="float">
            <text:p>0.000879609637636</text:p>
          </table:table-cell>
        </table:table-row>
      </table:table>
      <table:table table:name="liuycmoving_param_8st">
        <table:table-row>
          <table:table-cell office:value-type="string">
            <text:p>Trials</text:p>
          </table:table-cell>
          <table:table-cell office:value-type="string">
            <text:p>liuycmoving1</text:p>
          </table:table-cell>
          <table:table-cell office:value-type="string">
            <text:p>liuycmoving2</text:p>
          </table:table-cell>
          <table:table-cell office:value-type="string">
            <text:p>liuycmoving3</text:p>
          </table:table-cell>
          <table:table-cell office:value-type="string">
            <text:p>liuycmoving4</text:p>
          </table:table-cell>
          <table:table-cell office:value-type="string">
            <text:p>liuycmoving5</text:p>
          </table:table-cell>
          <table:table-cell office:value-type="string">
            <text:p>liuycmoving6</text:p>
          </table:table-cell>
          <table:table-cell office:value-type="string">
            <text:p>liuycmoving7</text:p>
          </table:table-cell>
          <table:table-cell office:value-type="string">
            <text:p>liuycmoving8</text:p>
          </table:table-cell>
          <table:table-cell office:value-type="string">
            <text:p>liuycmoving9</text:p>
          </table:table-cell>
          <table:table-cell office:value-type="string">
            <text:p>liuycmoving10</text:p>
          </table:table-cell>
          <table:table-cell office:value-type="string">
            <text:p>liuycmoving Average</text:p>
          </table:table-cell>
          <table:table-cell office:value-type="string">
            <text:p>liuycmoving sigma (std)</text:p>
          </table:table-cell>
        </table:table-row>
        <table:table-row>
          <table:table-cell office:value-type="string">
            <text:p>A_DEC</text:p>
          </table:table-cell>
          <table:table-cell office:value="-1.9923529201" office:value-type="float">
            <text:p>-1.9923529201</text:p>
          </table:table-cell>
          <table:table-cell office:value="-1.47689178171" office:value-type="float">
            <text:p>-1.47689178171</text:p>
          </table:table-cell>
          <table:table-cell office:value="-1.56540571082" office:value-type="float">
            <text:p>-1.56540571082</text:p>
          </table:table-cell>
          <table:table-cell office:value="-1.97719788495" office:value-type="float">
            <text:p>-1.97719788495</text:p>
          </table:table-cell>
          <table:table-cell office:value="-2.02334977704" office:value-type="float">
            <text:p>-2.02334977704</text:p>
          </table:table-cell>
          <table:table-cell office:value="-1.98470760306" office:value-type="float">
            <text:p>-1.98470760306</text:p>
          </table:table-cell>
          <table:table-cell office:value="-1.9923498634" office:value-type="float">
            <text:p>-1.9923498634</text:p>
          </table:table-cell>
          <table:table-cell office:value="-1.82444182487" office:value-type="float">
            <text:p>-1.82444182487</text:p>
          </table:table-cell>
          <table:table-cell office:value="-1.9046981522" office:value-type="float">
            <text:p>-1.9046981522</text:p>
          </table:table-cell>
          <table:table-cell office:value="-1.97711235991" office:value-type="float">
            <text:p>-1.97711235991</text:p>
          </table:table-cell>
          <table:table-cell office:value="-1.87185078781" office:value-type="float">
            <text:p>-1.87185078781</text:p>
          </table:table-cell>
          <table:table-cell office:value="0.184427537491" office:value-type="float">
            <text:p>0.184427537491</text:p>
          </table:table-cell>
        </table:table-row>
        <table:table-row>
          <table:table-cell office:value-type="string">
            <text:p>R_MIN</text:p>
          </table:table-cell>
          <table:table-cell office:value="9.03642831109" office:value-type="float">
            <text:p>9.03642831109</text:p>
          </table:table-cell>
          <table:table-cell office:value="8.00876831621" office:value-type="float">
            <text:p>8.00876831621</text:p>
          </table:table-cell>
          <table:table-cell office:value="9.57728401294" office:value-type="float">
            <text:p>9.57728401294</text:p>
          </table:table-cell>
          <table:table-cell office:value="7.76529428675" office:value-type="float">
            <text:p>7.76529428675</text:p>
          </table:table-cell>
          <table:table-cell office:value="8.28803819072" office:value-type="float">
            <text:p>8.28803819072</text:p>
          </table:table-cell>
          <table:table-cell office:value="8.06441911102" office:value-type="float">
            <text:p>8.06441911102</text:p>
          </table:table-cell>
          <table:table-cell office:value="7.69582127039" office:value-type="float">
            <text:p>7.69582127039</text:p>
          </table:table-cell>
          <table:table-cell office:value="9.16608594418" office:value-type="float">
            <text:p>9.16608594418</text:p>
          </table:table-cell>
          <table:table-cell office:value="9.13883231442" office:value-type="float">
            <text:p>9.13883231442</text:p>
          </table:table-cell>
          <table:table-cell office:value="8.77994732926" office:value-type="float">
            <text:p>8.77994732926</text:p>
          </table:table-cell>
          <table:table-cell office:value="8.5520919087" office:value-type="float">
            <text:p>8.5520919087</text:p>
          </table:table-cell>
          <table:table-cell office:value="0.63354330767" office:value-type="float">
            <text:p>0.63354330767</text:p>
          </table:table-cell>
        </table:table-row>
        <table:table-row>
          <table:table-cell office:value-type="string">
            <text:p>riA_DEC</text:p>
          </table:table-cell>
          <table:table-cell office:value="3.54859451048" office:value-type="float">
            <text:p>3.54859451048</text:p>
          </table:table-cell>
          <table:table-cell office:value="1.59421808075" office:value-type="float">
            <text:p>1.59421808075</text:p>
          </table:table-cell>
          <table:table-cell office:value="1.80331675695" office:value-type="float">
            <text:p>1.80331675695</text:p>
          </table:table-cell>
          <table:table-cell office:value="3.4460564101" office:value-type="float">
            <text:p>3.4460564101</text:p>
          </table:table-cell>
          <table:table-cell office:value="3.70741960736" office:value-type="float">
            <text:p>3.70741960736</text:p>
          </table:table-cell>
          <table:table-cell office:value="3.47200221951" office:value-type="float">
            <text:p>3.47200221951</text:p>
          </table:table-cell>
          <table:table-cell office:value="3.51258120492" office:value-type="float">
            <text:p>3.51258120492</text:p>
          </table:table-cell>
          <table:table-cell office:value="2.65151345114" office:value-type="float">
            <text:p>2.65151345114</text:p>
          </table:table-cell>
          <table:table-cell office:value="3.02587158052" office:value-type="float">
            <text:p>3.02587158052</text:p>
          </table:table-cell>
          <table:table-cell office:value="3.41645138447" office:value-type="float">
            <text:p>3.41645138447</text:p>
          </table:table-cell>
          <table:table-cell office:value="3.01780252062" office:value-type="float">
            <text:p>3.01780252062</text:p>
          </table:table-cell>
          <table:table-cell office:value="0.720176270504" office:value-type="float">
            <text:p>0.720176270504</text:p>
          </table:table-cell>
        </table:table-row>
        <table:table-row>
          <table:table-cell office:value-type="string">
            <text:p>riR_MIN</text:p>
          </table:table-cell>
          <table:table-cell office:value="5.91026713542" office:value-type="float">
            <text:p>5.91026713542</text:p>
          </table:table-cell>
          <table:table-cell office:value="4.88341282764" office:value-type="float">
            <text:p>4.88341282764</text:p>
          </table:table-cell>
          <table:table-cell office:value="6.45274147521" office:value-type="float">
            <text:p>6.45274147521</text:p>
          </table:table-cell>
          <table:table-cell office:value="4.6391212107" office:value-type="float">
            <text:p>4.6391212107</text:p>
          </table:table-cell>
          <table:table-cell office:value="5.16173053557" office:value-type="float">
            <text:p>5.16173053557</text:p>
          </table:table-cell>
          <table:table-cell office:value="4.93825652906" office:value-type="float">
            <text:p>4.93825652906</text:p>
          </table:table-cell>
          <table:table-cell office:value="4.56958108525" office:value-type="float">
            <text:p>4.56958108525</text:p>
          </table:table-cell>
          <table:table-cell office:value="6.04000679071" office:value-type="float">
            <text:p>6.04000679071</text:p>
          </table:table-cell>
          <table:table-cell office:value="6.01270314959" office:value-type="float">
            <text:p>6.01270314959</text:p>
          </table:table-cell>
          <table:table-cell office:value="5.65376637029" office:value-type="float">
            <text:p>5.65376637029</text:p>
          </table:table-cell>
          <table:table-cell office:value="5.42615871094" office:value-type="float">
            <text:p>5.42615871094</text:p>
          </table:table-cell>
          <table:table-cell office:value="0.633764891514" office:value-type="float">
            <text:p>0.633764891514</text:p>
          </table:table-cell>
        </table:table-row>
        <table:table-row>
          <table:table-cell office:value-type="string">
            <text:p>R_I</text:p>
          </table:table-cell>
          <table:table-cell office:value="3.82502129731" office:value-type="float">
            <text:p>3.82502129731</text:p>
          </table:table-cell>
          <table:table-cell office:value="8.50978560159" office:value-type="float">
            <text:p>8.50978560159</text:p>
          </table:table-cell>
          <table:table-cell office:value="7.51914341576" office:value-type="float">
            <text:p>7.51914341576</text:p>
          </table:table-cell>
          <table:table-cell office:value="3.93886556205" office:value-type="float">
            <text:p>3.93886556205</text:p>
          </table:table-cell>
          <table:table-cell office:value="3.66150127078" office:value-type="float">
            <text:p>3.66150127078</text:p>
          </table:table-cell>
          <table:table-cell office:value="3.90940469848" office:value-type="float">
            <text:p>3.90940469848</text:p>
          </table:table-cell>
          <table:table-cell office:value="3.86443327451" office:value-type="float">
            <text:p>3.86443327451</text:p>
          </table:table-cell>
          <table:table-cell office:value="5.11886421652" office:value-type="float">
            <text:p>5.11886421652</text:p>
          </table:table-cell>
          <table:table-cell office:value="4.48570642978" office:value-type="float">
            <text:p>4.48570642978</text:p>
          </table:table-cell>
          <table:table-cell office:value="3.97301756854" office:value-type="float">
            <text:p>3.97301756854</text:p>
          </table:table-cell>
          <table:table-cell office:value="4.88057433353" office:value-type="float">
            <text:p>4.88057433353</text:p>
          </table:table-cell>
          <table:table-cell office:value="1.63194494724" office:value-type="float">
            <text:p>1.63194494724</text:p>
          </table:table-cell>
        </table:table-row>
        <table:table-row>
          <table:table-cell office:value-type="string">
            <text:p>tuned_SLOPE</text:p>
          </table:table-cell>
          <table:table-cell office:value="0.679435694749" office:value-type="float">
            <text:p>0.679435694749</text:p>
          </table:table-cell>
          <table:table-cell office:value="0.872840124252" office:value-type="float">
            <text:p>0.872840124252</text:p>
          </table:table-cell>
          <table:table-cell office:value="0.903593765071" office:value-type="float">
            <text:p>0.903593765071</text:p>
          </table:table-cell>
          <table:table-cell office:value="0.618297006078" office:value-type="float">
            <text:p>0.618297006078</text:p>
          </table:table-cell>
          <table:table-cell office:value="0.631234395877" office:value-type="float">
            <text:p>0.631234395877</text:p>
          </table:table-cell>
          <table:table-cell office:value="0.632544552774" office:value-type="float">
            <text:p>0.632544552774</text:p>
          </table:table-cell>
          <table:table-cell office:value="0.61068269517" office:value-type="float">
            <text:p>0.61068269517</text:p>
          </table:table-cell>
          <table:table-cell office:value="0.754653829028" office:value-type="float">
            <text:p>0.754653829028</text:p>
          </table:table-cell>
          <table:table-cell office:value="0.719754499284" office:value-type="float">
            <text:p>0.719754499284</text:p>
          </table:table-cell>
          <table:table-cell office:value="0.673700769638" office:value-type="float">
            <text:p>0.673700769638</text:p>
          </table:table-cell>
          <table:table-cell office:value="0.709673733192" office:value-type="float">
            <text:p>0.709673733192</text:p>
          </table:table-cell>
          <table:table-cell office:value="0.0994042483272" office:value-type="float">
            <text:p>0.0994042483272</text:p>
          </table:table-cell>
        </table:table-row>
        <table:table-row>
          <table:table-cell office:value-type="string">
            <text:p>TTA</text:p>
          </table:table-cell>
          <table:table-cell office:value="2.46848109596" office:value-type="float">
            <text:p>2.46848109596</text:p>
          </table:table-cell>
          <table:table-cell office:value="3.17120160792" office:value-type="float">
            <text:p>3.17120160792</text:p>
          </table:table-cell>
          <table:table-cell office:value="3.28299465709" office:value-type="float">
            <text:p>3.28299465709</text:p>
          </table:table-cell>
          <table:table-cell office:value="2.24635544432" office:value-type="float">
            <text:p>2.24635544432</text:p>
          </table:table-cell>
          <table:table-cell office:value="2.2933519243" office:value-type="float">
            <text:p>2.2933519243</text:p>
          </table:table-cell>
          <table:table-cell office:value="2.2981192108" office:value-type="float">
            <text:p>2.2981192108</text:p>
          </table:table-cell>
          <table:table-cell office:value="2.21868836563" office:value-type="float">
            <text:p>2.21868836563</text:p>
          </table:table-cell>
          <table:table-cell office:value="2.74176362006" office:value-type="float">
            <text:p>2.74176362006</text:p>
          </table:table-cell>
          <table:table-cell office:value="2.61496656584" office:value-type="float">
            <text:p>2.61496656584</text:p>
          </table:table-cell>
          <table:table-cell office:value="2.44764427879" office:value-type="float">
            <text:p>2.44764427879</text:p>
          </table:table-cell>
          <table:table-cell office:value="2.57835667707" office:value-type="float">
            <text:p>2.57835667707</text:p>
          </table:table-cell>
          <table:table-cell office:value="0.361182383523" office:value-type="float">
            <text:p>0.361182383523</text:p>
          </table:table-cell>
        </table:table-row>
        <table:table-row>
          <table:table-cell office:value-type="string">
            <text:p>v_TTA</text:p>
          </table:table-cell>
          <table:table-cell office:value="5.21026862611" office:value-type="float">
            <text:p>5.21026862611</text:p>
          </table:table-cell>
          <table:table-cell office:value="5.20892581429" office:value-type="float">
            <text:p>5.20892581429</text:p>
          </table:table-cell>
          <table:table-cell office:value="5.20757089622" office:value-type="float">
            <text:p>5.20757089622</text:p>
          </table:table-cell>
          <table:table-cell office:value="5.21028846008" office:value-type="float">
            <text:p>5.21028846008</text:p>
          </table:table-cell>
          <table:table-cell office:value="5.21051275858" office:value-type="float">
            <text:p>5.21051275858</text:p>
          </table:table-cell>
          <table:table-cell office:value="5.21027096994" office:value-type="float">
            <text:p>5.21027096994</text:p>
          </table:table-cell>
          <table:table-cell office:value="5.21040030856" office:value-type="float">
            <text:p>5.21040030856</text:p>
          </table:table-cell>
          <table:table-cell office:value="5.21013192245" office:value-type="float">
            <text:p>5.21013192245</text:p>
          </table:table-cell>
          <table:table-cell office:value="5.21021527471" office:value-type="float">
            <text:p>5.21021527471</text:p>
          </table:table-cell>
          <table:table-cell office:value="5.21030159829" office:value-type="float">
            <text:p>5.21030159829</text:p>
          </table:table-cell>
          <table:table-cell office:value="5.20988866292" office:value-type="float">
            <text:p>5.20988866292</text:p>
          </table:table-cell>
          <table:table-cell office:value="0.000879609637636" office:value-type="float">
            <text:p>0.000879609637636</text:p>
          </table:table-cell>
        </table:table-row>
      </table:table>
      <table:table table:name="liuyc_param_8st">
        <table:table-row>
          <table:table-cell office:value-type="string">
            <text:p>Trials</text:p>
          </table:table-cell>
          <table:table-cell office:value-type="string">
            <text:p>liuyc1</text:p>
          </table:table-cell>
          <table:table-cell office:value-type="string">
            <text:p>liuyc2</text:p>
          </table:table-cell>
          <table:table-cell office:value-type="string">
            <text:p>liuyc3</text:p>
          </table:table-cell>
          <table:table-cell office:value-type="string">
            <text:p>liuyc4</text:p>
          </table:table-cell>
          <table:table-cell office:value-type="string">
            <text:p>liuyc5</text:p>
          </table:table-cell>
          <table:table-cell office:value-type="string">
            <text:p>liuyc6</text:p>
          </table:table-cell>
          <table:table-cell office:value-type="string">
            <text:p>liuyc7</text:p>
          </table:table-cell>
          <table:table-cell office:value-type="string">
            <text:p>liuyc8</text:p>
          </table:table-cell>
          <table:table-cell office:value-type="string">
            <text:p>liuyc9</text:p>
          </table:table-cell>
          <table:table-cell office:value-type="string">
            <text:p>liuyc10</text:p>
          </table:table-cell>
          <table:table-cell office:value-type="string">
            <text:p>liuyc11</text:p>
          </table:table-cell>
          <table:table-cell office:value-type="string">
            <text:p>liuyc12</text:p>
          </table:table-cell>
          <table:table-cell office:value-type="string">
            <text:p>liuyc13</text:p>
          </table:table-cell>
          <table:table-cell office:value-type="string">
            <text:p>liuyc14</text:p>
          </table:table-cell>
          <table:table-cell office:value-type="string">
            <text:p>liuyc15</text:p>
          </table:table-cell>
          <table:table-cell office:value-type="string">
            <text:p>liuyc16</text:p>
          </table:table-cell>
          <table:table-cell office:value-type="string">
            <text:p>liuyc17</text:p>
          </table:table-cell>
          <table:table-cell office:value-type="string">
            <text:p>liuyc18</text:p>
          </table:table-cell>
          <table:table-cell office:value-type="string">
            <text:p>liuyc19</text:p>
          </table:table-cell>
          <table:table-cell office:value-type="string">
            <text:p>liuyc20</text:p>
          </table:table-cell>
          <table:table-cell office:value-type="string">
            <text:p>liuyc21</text:p>
          </table:table-cell>
          <table:table-cell office:value-type="string">
            <text:p>liuyc22</text:p>
          </table:table-cell>
          <table:table-cell office:value-type="string">
            <text:p>liuyc23</text:p>
          </table:table-cell>
          <table:table-cell office:value-type="string">
            <text:p>liuyc24</text:p>
          </table:table-cell>
          <table:table-cell office:value-type="string">
            <text:p>liuyc25</text:p>
          </table:table-cell>
          <table:table-cell office:value-type="string">
            <text:p>liuyc26</text:p>
          </table:table-cell>
          <table:table-cell office:value-type="string">
            <text:p>liuyc27</text:p>
          </table:table-cell>
          <table:table-cell office:value-type="string">
            <text:p>liuyc28</text:p>
          </table:table-cell>
          <table:table-cell office:value-type="string">
            <text:p>liuyc29</text:p>
          </table:table-cell>
          <table:table-cell office:value-type="string">
            <text:p>liuyc30</text:p>
          </table:table-cell>
          <table:table-cell office:value-type="string">
            <text:p>liuyc31</text:p>
          </table:table-cell>
          <table:table-cell office:value-type="string">
            <text:p>liuyc32</text:p>
          </table:table-cell>
          <table:table-cell office:value-type="string">
            <text:p>liuyc33</text:p>
          </table:table-cell>
          <table:table-cell office:value-type="string">
            <text:p>liuyc34</text:p>
          </table:table-cell>
          <table:table-cell office:value-type="string">
            <text:p>liuyc35</text:p>
          </table:table-cell>
          <table:table-cell office:value-type="string">
            <text:p>liuyc36</text:p>
          </table:table-cell>
          <table:table-cell office:value-type="string">
            <text:p>liuyc37</text:p>
          </table:table-cell>
          <table:table-cell office:value-type="string">
            <text:p>liuyc38</text:p>
          </table:table-cell>
          <table:table-cell office:value-type="string">
            <text:p>liuyc39</text:p>
          </table:table-cell>
          <table:table-cell office:value-type="string">
            <text:p>liuyc40</text:p>
          </table:table-cell>
          <table:table-cell office:value-type="string">
            <text:p>liuyc41</text:p>
          </table:table-cell>
          <table:table-cell office:value-type="string">
            <text:p>liuyc42</text:p>
          </table:table-cell>
          <table:table-cell office:value-type="string">
            <text:p>liuyc43</text:p>
          </table:table-cell>
          <table:table-cell office:value-type="string">
            <text:p>liuyc44</text:p>
          </table:table-cell>
          <table:table-cell office:value-type="string">
            <text:p>liuyc Average</text:p>
          </table:table-cell>
          <table:table-cell office:value-type="string">
            <text:p>liuyc sigma (std)</text:p>
          </table:table-cell>
        </table:table-row>
        <table:table-row>
          <table:table-cell office:value-type="string">
            <text:p>A_DEC</text:p>
          </table:table-cell>
          <table:table-cell office:value="-2.15836639304" office:value-type="float">
            <text:p>-2.15836639304</text:p>
          </table:table-cell>
          <table:table-cell office:value="-2.29980423227" office:value-type="float">
            <text:p>-2.29980423227</text:p>
          </table:table-cell>
          <table:table-cell office:value="-2.30744962008" office:value-type="float">
            <text:p>-2.30744962008</text:p>
          </table:table-cell>
          <table:table-cell office:value="-2.35186105739" office:value-type="float">
            <text:p>-2.35186105739</text:p>
          </table:table-cell>
          <table:table-cell office:value="-2.57827584161" office:value-type="float">
            <text:p>-2.57827584161</text:p>
          </table:table-cell>
          <table:table-cell office:value="-2.86788401275" office:value-type="float">
            <text:p>-2.86788401275</text:p>
          </table:table-cell>
          <table:table-cell office:value="-2.80481327385" office:value-type="float">
            <text:p>-2.80481327385</text:p>
          </table:table-cell>
          <table:table-cell office:value="-2.67346984983" office:value-type="float">
            <text:p>-2.67346984983</text:p>
          </table:table-cell>
          <table:table-cell office:value="-2.71212088266" office:value-type="float">
            <text:p>-2.71212088266</text:p>
          </table:table-cell>
          <table:table-cell office:value="-1.67927308043" office:value-type="float">
            <text:p>-1.67927308043</text:p>
          </table:table-cell>
          <table:table-cell office:value="-1.97714301686" office:value-type="float">
            <text:p>-1.97714301686</text:p>
          </table:table-cell>
          <table:table-cell office:value="-1.8155528185" office:value-type="float">
            <text:p>-1.8155528185</text:p>
          </table:table-cell>
          <table:table-cell office:value="-1.99225730143" office:value-type="float">
            <text:p>-1.99225730143</text:p>
          </table:table-cell>
          <table:table-cell office:value="-1.83077929769" office:value-type="float">
            <text:p>-1.83077929769</text:p>
          </table:table-cell>
          <table:table-cell office:value="-2.08840094796" office:value-type="float">
            <text:p>-2.08840094796</text:p>
          </table:table-cell>
          <table:table-cell office:value="-2.01550261593" office:value-type="float">
            <text:p>-2.01550261593</text:p>
          </table:table-cell>
          <table:table-cell office:value="-1.86363990197" office:value-type="float">
            <text:p>-1.86363990197</text:p>
          </table:table-cell>
          <table:table-cell office:value="-1.77461604483" office:value-type="float">
            <text:p>-1.77461604483</text:p>
          </table:table-cell>
          <table:table-cell office:value="-1.85703481853" office:value-type="float">
            <text:p>-1.85703481853</text:p>
          </table:table-cell>
          <table:table-cell office:value="-2.0552511153" office:value-type="float">
            <text:p>-2.0552511153</text:p>
          </table:table-cell>
          <table:table-cell office:value="-2.01550260767" office:value-type="float">
            <text:p>-2.01550260767</text:p>
          </table:table-cell>
          <table:table-cell office:value="-1.99225002293" office:value-type="float">
            <text:p>-1.99225002293</text:p>
          </table:table-cell>
          <table:table-cell office:value="0.0131252749999" office:value-type="float">
            <text:p>0.0131252749999</text:p>
          </table:table-cell>
          <table:table-cell office:value="-1.93306406373" office:value-type="float">
            <text:p>-1.93306406373</text:p>
          </table:table-cell>
          <table:table-cell office:value="-0.01590558275" office:value-type="float">
            <text:p>-0.01590558275</text:p>
          </table:table-cell>
          <table:table-cell office:value="-1.96226218448" office:value-type="float">
            <text:p>-1.96226218448</text:p>
          </table:table-cell>
          <table:table-cell office:value="0.015916199" office:value-type="float">
            <text:p>0.015916199</text:p>
          </table:table-cell>
          <table:table-cell office:value="-2.02329761643" office:value-type="float">
            <text:p>-2.02329761643</text:p>
          </table:table-cell>
          <table:table-cell office:value="0.0127604749999" office:value-type="float">
            <text:p>0.0127604749999</text:p>
          </table:table-cell>
          <table:table-cell office:value="-1.88401210488" office:value-type="float">
            <text:p>-1.88401210488</text:p>
          </table:table-cell>
          <table:table-cell office:value="-1.89769959183" office:value-type="float">
            <text:p>-1.89769959183</text:p>
          </table:table-cell>
          <table:table-cell office:value="-1.92581865957" office:value-type="float">
            <text:p>-1.92581865957</text:p>
          </table:table-cell>
          <table:table-cell office:value="-1.8907275765" office:value-type="float">
            <text:p>-1.8907275765</text:p>
          </table:table-cell>
          <table:table-cell office:value="-1.81812792144" office:value-type="float">
            <text:p>-1.81812792144</text:p>
          </table:table-cell>
          <table:table-cell office:value="0.014589221" office:value-type="float">
            <text:p>0.014589221</text:p>
          </table:table-cell>
          <table:table-cell office:value="-1.83518549431" office:value-type="float">
            <text:p>-1.83518549431</text:p>
          </table:table-cell>
          <table:table-cell office:value="-2.02328656777" office:value-type="float">
            <text:p>-2.02328656777</text:p>
          </table:table-cell>
          <table:table-cell office:value="-2.03920536311" office:value-type="float">
            <text:p>-2.03920536311</text:p>
          </table:table-cell>
          <table:table-cell office:value="-1.97715074212" office:value-type="float">
            <text:p>-1.97715074212</text:p>
          </table:table-cell>
          <table:table-cell office:value="-1.97719964081" office:value-type="float">
            <text:p>-1.97719964081</text:p>
          </table:table-cell>
          <table:table-cell office:value="-1.94757165938" office:value-type="float">
            <text:p>-1.94757165938</text:p>
          </table:table-cell>
          <table:table-cell office:value="-1.99992816552" office:value-type="float">
            <text:p>-1.99992816552</text:p>
          </table:table-cell>
          <table:table-cell office:value="-1.96969642163" office:value-type="float">
            <text:p>-1.96969642163</text:p>
          </table:table-cell>
          <table:table-cell office:value="-1.97708200853" office:value-type="float">
            <text:p>-1.97708200853</text:p>
          </table:table-cell>
          <table:table-cell office:value="-1.83527452155" office:value-type="float">
            <text:p>-1.83527452155</text:p>
          </table:table-cell>
          <table:table-cell office:value="0.713205136222" office:value-type="float">
            <text:p>0.713205136222</text:p>
          </table:table-cell>
        </table:table-row>
        <table:table-row>
          <table:table-cell office:value-type="string">
            <text:p>R_MIN</text:p>
          </table:table-cell>
          <table:table-cell office:value="8.00772003433" office:value-type="float">
            <text:p>8.00772003433</text:p>
          </table:table-cell>
          <table:table-cell office:value="5.57062716307" office:value-type="float">
            <text:p>5.57062716307</text:p>
          </table:table-cell>
          <table:table-cell office:value="7.34799113134" office:value-type="float">
            <text:p>7.34799113134</text:p>
          </table:table-cell>
          <table:table-cell office:value="5.89088969496" office:value-type="float">
            <text:p>5.89088969496</text:p>
          </table:table-cell>
          <table:table-cell office:value="6.89797302245" office:value-type="float">
            <text:p>6.89797302245</text:p>
          </table:table-cell>
          <table:table-cell office:value="6.70300176963" office:value-type="float">
            <text:p>6.70300176963</text:p>
          </table:table-cell>
          <table:table-cell office:value="5.14418321754" office:value-type="float">
            <text:p>5.14418321754</text:p>
          </table:table-cell>
          <table:table-cell office:value="6.92359466876" office:value-type="float">
            <text:p>6.92359466876</text:p>
          </table:table-cell>
          <table:table-cell office:value="5.42166917493" office:value-type="float">
            <text:p>5.42166917493</text:p>
          </table:table-cell>
          <table:table-cell office:value="6.13111626607" office:value-type="float">
            <text:p>6.13111626607</text:p>
          </table:table-cell>
          <table:table-cell office:value="9.59607708397" office:value-type="float">
            <text:p>9.59607708397</text:p>
          </table:table-cell>
          <table:table-cell office:value="8.63500636349" office:value-type="float">
            <text:p>8.63500636349</text:p>
          </table:table-cell>
          <table:table-cell office:value="9.41327036859" office:value-type="float">
            <text:p>9.41327036859</text:p>
          </table:table-cell>
          <table:table-cell office:value="9.62626807226" office:value-type="float">
            <text:p>9.62626807226</text:p>
          </table:table-cell>
          <table:table-cell office:value="7.1812539564" office:value-type="float">
            <text:p>7.1812539564</text:p>
          </table:table-cell>
          <table:table-cell office:value="8.82734731547" office:value-type="float">
            <text:p>8.82734731547</text:p>
          </table:table-cell>
          <table:table-cell office:value="9.62825922789" office:value-type="float">
            <text:p>9.62825922789</text:p>
          </table:table-cell>
          <table:table-cell office:value="9.06662903402" office:value-type="float">
            <text:p>9.06662903402</text:p>
          </table:table-cell>
          <table:table-cell office:value="9.0990129689" office:value-type="float">
            <text:p>9.0990129689</text:p>
          </table:table-cell>
          <table:table-cell office:value="9.56084986931" office:value-type="float">
            <text:p>9.56084986931</text:p>
          </table:table-cell>
          <table:table-cell office:value="8.76315993458" office:value-type="float">
            <text:p>8.76315993458</text:p>
          </table:table-cell>
          <table:table-cell office:value="8.13440810473" office:value-type="float">
            <text:p>8.13440810473</text:p>
          </table:table-cell>
          <table:table-cell office:value="17.8757859171" office:value-type="float">
            <text:p>17.8757859171</text:p>
          </table:table-cell>
          <table:table-cell office:value="7.83165086209" office:value-type="float">
            <text:p>7.83165086209</text:p>
          </table:table-cell>
          <table:table-cell office:value="13.183789656" office:value-type="float">
            <text:p>13.183789656</text:p>
          </table:table-cell>
          <table:table-cell office:value="8.7815478954" office:value-type="float">
            <text:p>8.7815478954</text:p>
          </table:table-cell>
          <table:table-cell office:value="18.3517881502" office:value-type="float">
            <text:p>18.3517881502</text:p>
          </table:table-cell>
          <table:table-cell office:value="8.9163899499" office:value-type="float">
            <text:p>8.9163899499</text:p>
          </table:table-cell>
          <table:table-cell office:value="18.2224337644" office:value-type="float">
            <text:p>18.2224337644</text:p>
          </table:table-cell>
          <table:table-cell office:value="8.97836293005" office:value-type="float">
            <text:p>8.97836293005</text:p>
          </table:table-cell>
          <table:table-cell office:value="9.63527691427" office:value-type="float">
            <text:p>9.63527691427</text:p>
          </table:table-cell>
          <table:table-cell office:value="8.97877671145" office:value-type="float">
            <text:p>8.97877671145</text:p>
          </table:table-cell>
          <table:table-cell office:value="9.19802902421" office:value-type="float">
            <text:p>9.19802902421</text:p>
          </table:table-cell>
          <table:table-cell office:value="8.87640059687" office:value-type="float">
            <text:p>8.87640059687</text:p>
          </table:table-cell>
          <table:table-cell office:value="18.0954780442" office:value-type="float">
            <text:p>18.0954780442</text:p>
          </table:table-cell>
          <table:table-cell office:value="9.16021144991" office:value-type="float">
            <text:p>9.16021144991</text:p>
          </table:table-cell>
          <table:table-cell office:value="9.51869075139" office:value-type="float">
            <text:p>9.51869075139</text:p>
          </table:table-cell>
          <table:table-cell office:value="8.56452057125" office:value-type="float">
            <text:p>8.56452057125</text:p>
          </table:table-cell>
          <table:table-cell office:value="9.12280558237" office:value-type="float">
            <text:p>9.12280558237</text:p>
          </table:table-cell>
          <table:table-cell office:value="7.97202779519" office:value-type="float">
            <text:p>7.97202779519</text:p>
          </table:table-cell>
          <table:table-cell office:value="8.83810772474" office:value-type="float">
            <text:p>8.83810772474</text:p>
          </table:table-cell>
          <table:table-cell office:value="8.73146110046" office:value-type="float">
            <text:p>8.73146110046</text:p>
          </table:table-cell>
          <table:table-cell office:value="8.58982061677" office:value-type="float">
            <text:p>8.58982061677</text:p>
          </table:table-cell>
          <table:table-cell office:value="9.18539961753" office:value-type="float">
            <text:p>9.18539961753</text:p>
          </table:table-cell>
          <table:table-cell office:value="9.27679691065" office:value-type="float">
            <text:p>9.27679691065</text:p>
          </table:table-cell>
          <table:table-cell office:value="3.13648877573" office:value-type="float">
            <text:p>3.13648877573</text:p>
          </table:table-cell>
        </table:table-row>
        <table:table-row>
          <table:table-cell office:value-type="string">
            <text:p>riA_DEC</text:p>
          </table:table-cell>
          <table:table-cell office:value="2.15366603685" office:value-type="float">
            <text:p>2.15366603685</text:p>
          </table:table-cell>
          <table:table-cell office:value="2.41723610595" office:value-type="float">
            <text:p>2.41723610595</text:p>
          </table:table-cell>
          <table:table-cell office:value="2.34989013722" office:value-type="float">
            <text:p>2.34989013722</text:p>
          </table:table-cell>
          <table:table-cell office:value="2.47588466552" office:value-type="float">
            <text:p>2.47588466552</text:p>
          </table:table-cell>
          <table:table-cell office:value="2.91306137931" office:value-type="float">
            <text:p>2.91306137931</text:p>
          </table:table-cell>
          <table:table-cell office:value="3.67881538906" office:value-type="float">
            <text:p>3.67881538906</text:p>
          </table:table-cell>
          <table:table-cell office:value="3.48288288933" office:value-type="float">
            <text:p>3.48288288933</text:p>
          </table:table-cell>
          <table:table-cell office:value="3.17851065604" office:value-type="float">
            <text:p>3.17851065604</text:p>
          </table:table-cell>
          <table:table-cell office:value="3.33379921997" office:value-type="float">
            <text:p>3.33379921997</text:p>
          </table:table-cell>
          <table:table-cell office:value="3.06346728439" office:value-type="float">
            <text:p>3.06346728439</text:p>
          </table:table-cell>
          <table:table-cell office:value="3.45872025189" office:value-type="float">
            <text:p>3.45872025189</text:p>
          </table:table-cell>
          <table:table-cell office:value="2.75728845503" office:value-type="float">
            <text:p>2.75728845503</text:p>
          </table:table-cell>
          <table:table-cell office:value="3.52733823573" office:value-type="float">
            <text:p>3.52733823573</text:p>
          </table:table-cell>
          <table:table-cell office:value="2.69931702889" office:value-type="float">
            <text:p>2.69931702889</text:p>
          </table:table-cell>
          <table:table-cell office:value="4.20164475168" office:value-type="float">
            <text:p>4.20164475168</text:p>
          </table:table-cell>
          <table:table-cell office:value="3.69563047518" office:value-type="float">
            <text:p>3.69563047518</text:p>
          </table:table-cell>
          <table:table-cell office:value="2.8382323669" office:value-type="float">
            <text:p>2.8382323669</text:p>
          </table:table-cell>
          <table:table-cell office:value="2.46996436632" office:value-type="float">
            <text:p>2.46996436632</text:p>
          </table:table-cell>
          <table:table-cell office:value="2.82507375221" office:value-type="float">
            <text:p>2.82507375221</text:p>
          </table:table-cell>
          <table:table-cell office:value="4.00247318354" office:value-type="float">
            <text:p>4.00247318354</text:p>
          </table:table-cell>
          <table:table-cell office:value="3.69629573867" office:value-type="float">
            <text:p>3.69629573867</text:p>
          </table:table-cell>
          <table:table-cell office:value="3.51076623515" office:value-type="float">
            <text:p>3.51076623515</text:p>
          </table:table-cell>
          <table:table-cell office:value="254.605278386" office:value-type="float">
            <text:p>254.605278386</text:p>
          </table:table-cell>
          <table:table-cell office:value="3.2162823027" office:value-type="float">
            <text:p>3.2162823027</text:p>
          </table:table-cell>
          <table:table-cell office:value="63.7216153135" office:value-type="float">
            <text:p>63.7216153135</text:p>
          </table:table-cell>
          <table:table-cell office:value="3.34826563879" office:value-type="float">
            <text:p>3.34826563879</text:p>
          </table:table-cell>
          <table:table-cell office:value="254.539454625" office:value-type="float">
            <text:p>254.539454625</text:p>
          </table:table-cell>
          <table:table-cell office:value="3.7053917619" office:value-type="float">
            <text:p>3.7053917619</text:p>
          </table:table-cell>
          <table:table-cell office:value="254.615559296" office:value-type="float">
            <text:p>254.615559296</text:p>
          </table:table-cell>
          <table:table-cell office:value="2.94630361217" office:value-type="float">
            <text:p>2.94630361217</text:p>
          </table:table-cell>
          <table:table-cell office:value="3.01654947858" office:value-type="float">
            <text:p>3.01654947858</text:p>
          </table:table-cell>
          <table:table-cell office:value="3.14126300354" office:value-type="float">
            <text:p>3.14126300354</text:p>
          </table:table-cell>
          <table:table-cell office:value="2.94891265237" office:value-type="float">
            <text:p>2.94891265237</text:p>
          </table:table-cell>
          <table:table-cell office:value="2.65075211611" office:value-type="float">
            <text:p>2.65075211611</text:p>
          </table:table-cell>
          <table:table-cell office:value="254.578102875" office:value-type="float">
            <text:p>254.578102875</text:p>
          </table:table-cell>
          <table:table-cell office:value="2.79680873586" office:value-type="float">
            <text:p>2.79680873586</text:p>
          </table:table-cell>
          <table:table-cell office:value="3.77500208084" office:value-type="float">
            <text:p>3.77500208084</text:p>
          </table:table-cell>
          <table:table-cell office:value="3.82470901399" office:value-type="float">
            <text:p>3.82470901399</text:p>
          </table:table-cell>
          <table:table-cell office:value="3.43372858722" office:value-type="float">
            <text:p>3.43372858722</text:p>
          </table:table-cell>
          <table:table-cell office:value="3.41080806142" office:value-type="float">
            <text:p>3.41080806142</text:p>
          </table:table-cell>
          <table:table-cell office:value="3.26532871501" office:value-type="float">
            <text:p>3.26532871501</text:p>
          </table:table-cell>
          <table:table-cell office:value="3.53888056208" office:value-type="float">
            <text:p>3.53888056208</text:p>
          </table:table-cell>
          <table:table-cell office:value="3.36816212829" office:value-type="float">
            <text:p>3.36816212829</text:p>
          </table:table-cell>
          <table:table-cell office:value="3.39471528158" office:value-type="float">
            <text:p>3.39471528158</text:p>
          </table:table-cell>
          <table:table-cell office:value="27.4220871098" office:value-type="float">
            <text:p>27.4220871098</text:p>
          </table:table-cell>
          <table:table-cell office:value="72.3993773632" office:value-type="float">
            <text:p>72.3993773632</text:p>
          </table:table-cell>
        </table:table-row>
        <table:table-row>
          <table:table-cell office:value-type="string">
            <text:p>riR_MIN</text:p>
          </table:table-cell>
          <table:table-cell office:value="4.88809003349" office:value-type="float">
            <text:p>4.88809003349</text:p>
          </table:table-cell>
          <table:table-cell office:value="2.44543807879" office:value-type="float">
            <text:p>2.44543807879</text:p>
          </table:table-cell>
          <table:table-cell office:value="4.22487226159" office:value-type="float">
            <text:p>4.22487226159</text:p>
          </table:table-cell>
          <table:table-cell office:value="2.76587177097" office:value-type="float">
            <text:p>2.76587177097</text:p>
          </table:table-cell>
          <table:table-cell office:value="3.7729861731" office:value-type="float">
            <text:p>3.7729861731</text:p>
          </table:table-cell>
          <table:table-cell office:value="3.57741659336" office:value-type="float">
            <text:p>3.57741659336</text:p>
          </table:table-cell>
          <table:table-cell office:value="2.01820348982" office:value-type="float">
            <text:p>2.01820348982</text:p>
          </table:table-cell>
          <table:table-cell office:value="3.79803279681" office:value-type="float">
            <text:p>3.79803279681</text:p>
          </table:table-cell>
          <table:table-cell office:value="2.36512820251" office:value-type="float">
            <text:p>2.36512820251</text:p>
          </table:table-cell>
          <table:table-cell office:value="3.00564504836" office:value-type="float">
            <text:p>3.00564504836</text:p>
          </table:table-cell>
          <table:table-cell office:value="6.47000345916" office:value-type="float">
            <text:p>6.47000345916</text:p>
          </table:table-cell>
          <table:table-cell office:value="5.57864581404" office:value-type="float">
            <text:p>5.57864581404</text:p>
          </table:table-cell>
          <table:table-cell office:value="6.28719201581" office:value-type="float">
            <text:p>6.28719201581</text:p>
          </table:table-cell>
          <table:table-cell office:value="6.5004234997" office:value-type="float">
            <text:p>6.5004234997</text:p>
          </table:table-cell>
          <table:table-cell office:value="4.05496375739" office:value-type="float">
            <text:p>4.05496375739</text:p>
          </table:table-cell>
          <table:table-cell office:value="5.7012334594" office:value-type="float">
            <text:p>5.7012334594</text:p>
          </table:table-cell>
          <table:table-cell office:value="6.50233634995" office:value-type="float">
            <text:p>6.50233634995</text:p>
          </table:table-cell>
          <table:table-cell office:value="5.94072527419" office:value-type="float">
            <text:p>5.94072527419</text:p>
          </table:table-cell>
          <table:table-cell office:value="5.97299479302" office:value-type="float">
            <text:p>5.97299479302</text:p>
          </table:table-cell>
          <table:table-cell office:value="6.43470437151" office:value-type="float">
            <text:p>6.43470437151</text:p>
          </table:table-cell>
          <table:table-cell office:value="5.63701761402" office:value-type="float">
            <text:p>5.63701761402</text:p>
          </table:table-cell>
          <table:table-cell office:value="5.00824931793" office:value-type="float">
            <text:p>5.00824931793</text:p>
          </table:table-cell>
          <table:table-cell office:value="14.8221692575" office:value-type="float">
            <text:p>14.8221692575</text:p>
          </table:table-cell>
          <table:table-cell office:value="4.70545037475" office:value-type="float">
            <text:p>4.70545037475</text:p>
          </table:table-cell>
          <table:table-cell office:value="10.1271005951" office:value-type="float">
            <text:p>10.1271005951</text:p>
          </table:table-cell>
          <table:table-cell office:value="5.65532563093" office:value-type="float">
            <text:p>5.65532563093</text:p>
          </table:table-cell>
          <table:table-cell office:value="15.2989772049" office:value-type="float">
            <text:p>15.2989772049</text:p>
          </table:table-cell>
          <table:table-cell office:value="5.79017844362" office:value-type="float">
            <text:p>5.79017844362</text:p>
          </table:table-cell>
          <table:table-cell office:value="15.1686906927" office:value-type="float">
            <text:p>15.1686906927</text:p>
          </table:table-cell>
          <table:table-cell office:value="5.852272933" office:value-type="float">
            <text:p>5.852272933</text:p>
          </table:table-cell>
          <table:table-cell office:value="6.50925885038" office:value-type="float">
            <text:p>6.50925885038</text:p>
          </table:table-cell>
          <table:table-cell office:value="5.85273357945" office:value-type="float">
            <text:p>5.85273357945</text:p>
          </table:table-cell>
          <table:table-cell office:value="6.07203276396" office:value-type="float">
            <text:p>6.07203276396</text:p>
          </table:table-cell>
          <table:table-cell office:value="5.75034156993" office:value-type="float">
            <text:p>5.75034156993</text:p>
          </table:table-cell>
          <table:table-cell office:value="15.0422022377" office:value-type="float">
            <text:p>15.0422022377</text:p>
          </table:table-cell>
          <table:table-cell office:value="6.10400276236" office:value-type="float">
            <text:p>6.10400276236</text:p>
          </table:table-cell>
          <table:table-cell office:value="6.39262220079" office:value-type="float">
            <text:p>6.39262220079</text:p>
          </table:table-cell>
          <table:table-cell office:value="5.43830376948" office:value-type="float">
            <text:p>5.43830376948</text:p>
          </table:table-cell>
          <table:table-cell office:value="5.99668227059" office:value-type="float">
            <text:p>5.99668227059</text:p>
          </table:table-cell>
          <table:table-cell office:value="4.84577031761" office:value-type="float">
            <text:p>4.84577031761</text:p>
          </table:table-cell>
          <table:table-cell office:value="5.711965915" office:value-type="float">
            <text:p>5.711965915</text:p>
          </table:table-cell>
          <table:table-cell office:value="5.6052874972" office:value-type="float">
            <text:p>5.6052874972</text:p>
          </table:table-cell>
          <table:table-cell office:value="5.46361448453" office:value-type="float">
            <text:p>5.46361448453</text:p>
          </table:table-cell>
          <table:table-cell office:value="6.05928288953" office:value-type="float">
            <text:p>6.05928288953</text:p>
          </table:table-cell>
          <table:table-cell office:value="6.16396455491" office:value-type="float">
            <text:p>6.16396455491</text:p>
          </table:table-cell>
          <table:table-cell office:value="3.15467425174" office:value-type="float">
            <text:p>3.15467425174</text:p>
          </table:table-cell>
        </table:table-row>
        <table:table-row>
          <table:table-cell office:value-type="string">
            <text:p>R_I</text:p>
          </table:table-cell>
          <table:table-cell office:value="6.27617898947" office:value-type="float">
            <text:p>6.27617898947</text:p>
          </table:table-cell>
          <table:table-cell office:value="5.61178505833" office:value-type="float">
            <text:p>5.61178505833</text:p>
          </table:table-cell>
          <table:table-cell office:value="5.76496896606" office:value-type="float">
            <text:p>5.76496896606</text:p>
          </table:table-cell>
          <table:table-cell office:value="5.47825342394" office:value-type="float">
            <text:p>5.47825342394</text:p>
          </table:table-cell>
          <table:table-cell office:value="4.65601377205" office:value-type="float">
            <text:p>4.65601377205</text:p>
          </table:table-cell>
          <table:table-cell office:value="3.68826558317" office:value-type="float">
            <text:p>3.68826558317</text:p>
          </table:table-cell>
          <table:table-cell office:value="3.89673566436" office:value-type="float">
            <text:p>3.89673566436</text:p>
          </table:table-cell>
          <table:table-cell office:value="4.26874323324" office:value-type="float">
            <text:p>4.26874323324</text:p>
          </table:table-cell>
          <table:table-cell office:value="3.89214047617" office:value-type="float">
            <text:p>3.89214047617</text:p>
          </table:table-cell>
          <table:table-cell office:value="4.42879180223" office:value-type="float">
            <text:p>4.42879180223</text:p>
          </table:table-cell>
          <table:table-cell office:value="3.92419401623" office:value-type="float">
            <text:p>3.92419401623</text:p>
          </table:table-cell>
          <table:table-cell office:value="4.70537750351" office:value-type="float">
            <text:p>4.70537750351</text:p>
          </table:table-cell>
          <table:table-cell office:value="3.84786756041" office:value-type="float">
            <text:p>3.84786756041</text:p>
          </table:table-cell>
          <table:table-cell office:value="5.02745704194" office:value-type="float">
            <text:p>5.02745704194</text:p>
          </table:table-cell>
          <table:table-cell office:value="3.230775283" office:value-type="float">
            <text:p>3.230775283</text:p>
          </table:table-cell>
          <table:table-cell office:value="3.67272614493" office:value-type="float">
            <text:p>3.67272614493</text:p>
          </table:table-cell>
          <table:table-cell office:value="4.78163116241" office:value-type="float">
            <text:p>4.78163116241</text:p>
          </table:table-cell>
          <table:table-cell office:value="5.49449802288" office:value-type="float">
            <text:p>5.49449802288</text:p>
          </table:table-cell>
          <table:table-cell office:value="4.8041959319" office:value-type="float">
            <text:p>4.8041959319</text:p>
          </table:table-cell>
          <table:table-cell office:value="3.39123157429" office:value-type="float">
            <text:p>3.39123157429</text:p>
          </table:table-cell>
          <table:table-cell office:value="3.67213199502" office:value-type="float">
            <text:p>3.67213199502</text:p>
          </table:table-cell>
          <table:table-cell office:value="3.86622974147" office:value-type="float">
            <text:p>3.86622974147</text:p>
          </table:table-cell>
          <table:table-cell office:value="0.0508661811" office:value-type="float">
            <text:p>0.0508661811</text:p>
          </table:table-cell>
          <table:table-cell office:value="4.22033567851" office:value-type="float">
            <text:p>4.22033567851</text:p>
          </table:table-cell>
          <table:table-cell office:value="0.2036494552" office:value-type="float">
            <text:p>0.2036494552</text:p>
          </table:table-cell>
          <table:table-cell office:value="4.0540332009" office:value-type="float">
            <text:p>4.0540332009</text:p>
          </table:table-cell>
          <table:table-cell office:value="0.050852489" office:value-type="float">
            <text:p>0.050852489</text:p>
          </table:table-cell>
          <table:table-cell office:value="3.6632797593" office:value-type="float">
            <text:p>3.6632797593</text:p>
          </table:table-cell>
          <table:table-cell office:value="0.0508683386" office:value-type="float">
            <text:p>0.0508683386</text:p>
          </table:table-cell>
          <table:table-cell office:value="4.60673212005" office:value-type="float">
            <text:p>4.60673212005</text:p>
          </table:table-cell>
          <table:table-cell office:value="4.49924887743" office:value-type="float">
            <text:p>4.49924887743</text:p>
          </table:table-cell>
          <table:table-cell office:value="4.32069028185" office:value-type="float">
            <text:p>4.32069028185</text:p>
          </table:table-cell>
          <table:table-cell office:value="4.60238030979" office:value-type="float">
            <text:p>4.60238030979</text:p>
          </table:table-cell>
          <table:table-cell office:value="5.12026849773" office:value-type="float">
            <text:p>5.12026849773</text:p>
          </table:table-cell>
          <table:table-cell office:value="0.0508602547" office:value-type="float">
            <text:p>0.0508602547</text:p>
          </table:table-cell>
          <table:table-cell office:value="4.63842723379" office:value-type="float">
            <text:p>4.63842723379</text:p>
          </table:table-cell>
          <table:table-cell office:value="3.59540073451" office:value-type="float">
            <text:p>3.59540073451</text:p>
          </table:table-cell>
          <table:table-cell office:value="3.54901054635" office:value-type="float">
            <text:p>3.54901054635</text:p>
          </table:table-cell>
          <table:table-cell office:value="3.95288108353" office:value-type="float">
            <text:p>3.95288108353</text:p>
          </table:table-cell>
          <table:table-cell office:value="3.97978590741" office:value-type="float">
            <text:p>3.97978590741</text:p>
          </table:table-cell>
          <table:table-cell office:value="4.15678867086" office:value-type="float">
            <text:p>4.15678867086</text:p>
          </table:table-cell>
          <table:table-cell office:value="3.83555117464" office:value-type="float">
            <text:p>3.83555117464</text:p>
          </table:table-cell>
          <table:table-cell office:value="4.03004352433" office:value-type="float">
            <text:p>4.03004352433</text:p>
          </table:table-cell>
          <table:table-cell office:value="3.99829219277" office:value-type="float">
            <text:p>3.99829219277</text:p>
          </table:table-cell>
          <table:table-cell office:value="3.85478271499" office:value-type="float">
            <text:p>3.85478271499</text:p>
          </table:table-cell>
          <table:table-cell office:value="1.50267315897" office:value-type="float">
            <text:p>1.50267315897</text:p>
          </table:table-cell>
        </table:table-row>
        <table:table-row>
          <table:table-cell office:value-type="string">
            <text:p>tuned_SLOPE</text:p>
          </table:table-cell>
          <table:table-cell office:value="1.1081944826" office:value-type="float">
            <text:p>1.1081944826</text:p>
          </table:table-cell>
          <table:table-cell office:value="0.867078121133" office:value-type="float">
            <text:p>0.867078121133</text:p>
          </table:table-cell>
          <table:table-cell office:value="1.01698665987" office:value-type="float">
            <text:p>1.01698665987</text:p>
          </table:table-cell>
          <table:table-cell office:value="0.881572536412" office:value-type="float">
            <text:p>0.881572536412</text:p>
          </table:table-cell>
          <table:table-cell office:value="0.895908306348" office:value-type="float">
            <text:p>0.895908306348</text:p>
          </table:table-cell>
          <table:table-cell office:value="0.805700601722" office:value-type="float">
            <text:p>0.805700601722</text:p>
          </table:table-cell>
          <table:table-cell office:value="0.70097132025" office:value-type="float">
            <text:p>0.70097132025</text:p>
          </table:table-cell>
          <table:table-cell office:value="0.86781472649" office:value-type="float">
            <text:p>0.86781472649</text:p>
          </table:table-cell>
          <table:table-cell office:value="0.727270979925" office:value-type="float">
            <text:p>0.727270979925</text:p>
          </table:table-cell>
          <table:table-cell office:value="0.818785907033" office:value-type="float">
            <text:p>0.818785907033</text:p>
          </table:table-cell>
          <table:table-cell office:value="1.04825975805" office:value-type="float">
            <text:p>1.04825975805</text:p>
          </table:table-cell>
          <table:table-cell office:value="1.04170617826" office:value-type="float">
            <text:p>1.04170617826</text:p>
          </table:table-cell>
          <table:table-cell office:value="1.02816803188" office:value-type="float">
            <text:p>1.02816803188</text:p>
          </table:table-cell>
          <table:table-cell office:value="1.13616579223" office:value-type="float">
            <text:p>1.13616579223</text:p>
          </table:table-cell>
          <table:table-cell office:value="0.80725230044" office:value-type="float">
            <text:p>0.80725230044</text:p>
          </table:table-cell>
          <table:table-cell office:value="0.969157354116" office:value-type="float">
            <text:p>0.969157354116</text:p>
          </table:table-cell>
          <table:table-cell office:value="1.11725131528" office:value-type="float">
            <text:p>1.11725131528</text:p>
          </table:table-cell>
          <table:table-cell office:value="1.12897944857" office:value-type="float">
            <text:p>1.12897944857</text:p>
          </table:table-cell>
          <table:table-cell office:value="1.07795596606" office:value-type="float">
            <text:p>1.07795596606</text:p>
          </table:table-cell>
          <table:table-cell office:value="1.00419925336" office:value-type="float">
            <text:p>1.00419925336</text:p>
          </table:table-cell>
          <table:table-cell office:value="0.964131902327" office:value-type="float">
            <text:p>0.964131902327</text:p>
          </table:table-cell>
          <table:table-cell office:value="0.930430778188" office:value-type="float">
            <text:p>0.930430778188</text:p>
          </table:table-cell>
          <table:table-cell office:value="1.40022545776" office:value-type="float">
            <text:p>1.40022545776</text:p>
          </table:table-cell>
          <table:table-cell office:value="0.934407955979" office:value-type="float">
            <text:p>0.934407955979</text:p>
          </table:table-cell>
          <table:table-cell office:value="1.04534544753" office:value-type="float">
            <text:p>1.04534544753</text:p>
          </table:table-cell>
          <table:table-cell office:value="0.995158963431" office:value-type="float">
            <text:p>0.995158963431</text:p>
          </table:table-cell>
          <table:table-cell office:value="1.4375226979" office:value-type="float">
            <text:p>1.4375226979</text:p>
          </table:table-cell>
          <table:table-cell office:value="0.975318898518" office:value-type="float">
            <text:p>0.975318898518</text:p>
          </table:table-cell>
          <table:table-cell office:value="1.42728334755" office:value-type="float">
            <text:p>1.42728334755</text:p>
          </table:table-cell>
          <table:table-cell office:value="1.05328395738" office:value-type="float">
            <text:p>1.05328395738</text:p>
          </table:table-cell>
          <table:table-cell office:value="1.09589064564" office:value-type="float">
            <text:p>1.09589064564</text:p>
          </table:table-cell>
          <table:table-cell office:value="1.0311434842" office:value-type="float">
            <text:p>1.0311434842</text:p>
          </table:table-cell>
          <table:table-cell office:value="1.06998801237" office:value-type="float">
            <text:p>1.06998801237</text:p>
          </table:table-cell>
          <table:table-cell office:value="1.08519767943" office:value-type="float">
            <text:p>1.08519767943</text:p>
          </table:table-cell>
          <table:table-cell office:value="1.41743424582" office:value-type="float">
            <text:p>1.41743424582</text:p>
          </table:table-cell>
          <table:table-cell office:value="1.07750650509" office:value-type="float">
            <text:p>1.07750650509</text:p>
          </table:table-cell>
          <table:table-cell office:value="1.01676818364" office:value-type="float">
            <text:p>1.01676818364</text:p>
          </table:table-cell>
          <table:table-cell office:value="0.939178031947" office:value-type="float">
            <text:p>0.939178031947</text:p>
          </table:table-cell>
          <table:table-cell office:value="1.01378489496" office:value-type="float">
            <text:p>1.01378489496</text:p>
          </table:table-cell>
          <table:table-cell office:value="0.926636019925" office:value-type="float">
            <text:p>0.926636019925</text:p>
          </table:table-cell>
          <table:table-cell office:value="1.0075191565" office:value-type="float">
            <text:p>1.0075191565</text:p>
          </table:table-cell>
          <table:table-cell office:value="0.974341320435" office:value-type="float">
            <text:p>0.974341320435</text:p>
          </table:table-cell>
          <table:table-cell office:value="0.978435764251" office:value-type="float">
            <text:p>0.978435764251</text:p>
          </table:table-cell>
          <table:table-cell office:value="1.02215944305" office:value-type="float">
            <text:p>1.02215944305</text:p>
          </table:table-cell>
          <table:table-cell office:value="1.01973799622" office:value-type="float">
            <text:p>1.01973799622</text:p>
          </table:table-cell>
          <table:table-cell office:value="0.161749446608" office:value-type="float">
            <text:p>0.161749446608</text:p>
          </table:table-cell>
        </table:table-row>
        <table:table-row>
          <table:table-cell office:value-type="string">
            <text:p>TTA</text:p>
          </table:table-cell>
          <table:table-cell office:value="2.74722945092" office:value-type="float">
            <text:p>2.74722945092</text:p>
          </table:table-cell>
          <table:table-cell office:value="2.1468932445" office:value-type="float">
            <text:p>2.1468932445</text:p>
          </table:table-cell>
          <table:table-cell office:value="2.51920480346" office:value-type="float">
            <text:p>2.51920480346</text:p>
          </table:table-cell>
          <table:table-cell office:value="2.18286295863" office:value-type="float">
            <text:p>2.18286295863</text:p>
          </table:table-cell>
          <table:table-cell office:value="2.21837479992" office:value-type="float">
            <text:p>2.21837479992</text:p>
          </table:table-cell>
          <table:table-cell office:value="1.99474980206" office:value-type="float">
            <text:p>1.99474980206</text:p>
          </table:table-cell>
          <table:table-cell office:value="1.73531238256" office:value-type="float">
            <text:p>1.73531238256</text:p>
          </table:table-cell>
          <table:table-cell office:value="2.14854257132" office:value-type="float">
            <text:p>2.14854257132</text:p>
          </table:table-cell>
          <table:table-cell office:value="1.82830390336" office:value-type="float">
            <text:p>1.82830390336</text:p>
          </table:table-cell>
          <table:table-cell office:value="2.0271966688" office:value-type="float">
            <text:p>2.0271966688</text:p>
          </table:table-cell>
          <table:table-cell office:value="2.59500051302" office:value-type="float">
            <text:p>2.59500051302</text:p>
          </table:table-cell>
          <table:table-cell office:value="2.61887633697" office:value-type="float">
            <text:p>2.61887633697</text:p>
          </table:table-cell>
          <table:table-cell office:value="2.54526018208" office:value-type="float">
            <text:p>2.54526018208</text:p>
          </table:table-cell>
          <table:table-cell office:value="2.81275503769" office:value-type="float">
            <text:p>2.81275503769</text:p>
          </table:table-cell>
          <table:table-cell office:value="1.99828459483" office:value-type="float">
            <text:p>1.99828459483</text:p>
          </table:table-cell>
          <table:table-cell office:value="2.39915896271" office:value-type="float">
            <text:p>2.39915896271</text:p>
          </table:table-cell>
          <table:table-cell office:value="2.76588213202" office:value-type="float">
            <text:p>2.76588213202</text:p>
          </table:table-cell>
          <table:table-cell office:value="2.79492809293" office:value-type="float">
            <text:p>2.79492809293</text:p>
          </table:table-cell>
          <table:table-cell office:value="2.66854665301" office:value-type="float">
            <text:p>2.66854665301</text:p>
          </table:table-cell>
          <table:table-cell office:value="2.48588841167" office:value-type="float">
            <text:p>2.48588841167</text:p>
          </table:table-cell>
          <table:table-cell office:value="2.38670360869" office:value-type="float">
            <text:p>2.38670360869</text:p>
          </table:table-cell>
          <table:table-cell office:value="2.30326838743" office:value-type="float">
            <text:p>2.30326838743</text:p>
          </table:table-cell>
          <table:table-cell office:value="3.52237771078" office:value-type="float">
            <text:p>3.52237771078</text:p>
          </table:table-cell>
          <table:table-cell office:value="2.31309282742" office:value-type="float">
            <text:p>2.31309282742</text:p>
          </table:table-cell>
          <table:table-cell office:value="2.62783139099" office:value-type="float">
            <text:p>2.62783139099</text:p>
          </table:table-cell>
          <table:table-cell office:value="2.46346804746" office:value-type="float">
            <text:p>2.46346804746</text:p>
          </table:table-cell>
          <table:table-cell office:value="3.61685822717" office:value-type="float">
            <text:p>3.61685822717</text:p>
          </table:table-cell>
          <table:table-cell office:value="2.41436058001" office:value-type="float">
            <text:p>2.41436058001</text:p>
          </table:table-cell>
          <table:table-cell office:value="3.59034175582" office:value-type="float">
            <text:p>3.59034175582</text:p>
          </table:table-cell>
          <table:table-cell office:value="2.60742878092" office:value-type="float">
            <text:p>2.60742878092</text:p>
          </table:table-cell>
          <table:table-cell office:value="2.71294512754" office:value-type="float">
            <text:p>2.71294512754</text:p>
          </table:table-cell>
          <table:table-cell office:value="2.5526455839" office:value-type="float">
            <text:p>2.5526455839</text:p>
          </table:table-cell>
          <table:table-cell office:value="2.64883413511" office:value-type="float">
            <text:p>2.64883413511</text:p>
          </table:table-cell>
          <table:table-cell office:value="2.68645005881" office:value-type="float">
            <text:p>2.68645005881</text:p>
          </table:table-cell>
          <table:table-cell office:value="3.56594152296" office:value-type="float">
            <text:p>3.56594152296</text:p>
          </table:table-cell>
          <table:table-cell office:value="2.70897181988" office:value-type="float">
            <text:p>2.70897181988</text:p>
          </table:table-cell>
          <table:table-cell office:value="2.51704489655" office:value-type="float">
            <text:p>2.51704489655</text:p>
          </table:table-cell>
          <table:table-cell office:value="2.32489271583" office:value-type="float">
            <text:p>2.32489271583</text:p>
          </table:table-cell>
          <table:table-cell office:value="2.50962972893" office:value-type="float">
            <text:p>2.50962972893</text:p>
          </table:table-cell>
          <table:table-cell office:value="2.29382521209" office:value-type="float">
            <text:p>2.29382521209</text:p>
          </table:table-cell>
          <table:table-cell office:value="2.49410881268" office:value-type="float">
            <text:p>2.49410881268</text:p>
          </table:table-cell>
          <table:table-cell office:value="2.4119605377" office:value-type="float">
            <text:p>2.4119605377</text:p>
          </table:table-cell>
          <table:table-cell office:value="2.42207908383" office:value-type="float">
            <text:p>2.42207908383</text:p>
          </table:table-cell>
          <table:table-cell office:value="2.5303645943" office:value-type="float">
            <text:p>2.5303645943</text:p>
          </table:table-cell>
          <table:table-cell office:value="2.53315174203" office:value-type="float">
            <text:p>2.53315174203</text:p>
          </table:table-cell>
          <table:table-cell office:value="0.412997016896" office:value-type="float">
            <text:p>0.412997016896</text:p>
          </table:table-cell>
        </table:table-row>
        <table:table-row>
          <table:table-cell office:value-type="string">
            <text:p>v_TTA</text:p>
          </table:table-cell>
          <table:table-cell office:value="5.19938333474" office:value-type="float">
            <text:p>5.19938333474</text:p>
          </table:table-cell>
          <table:table-cell office:value="5.2086484738" office:value-type="float">
            <text:p>5.2086484738</text:p>
          </table:table-cell>
          <table:table-cell office:value="5.20519811625" office:value-type="float">
            <text:p>5.20519811625</text:p>
          </table:table-cell>
          <table:table-cell office:value="5.20836320665" office:value-type="float">
            <text:p>5.20836320665</text:p>
          </table:table-cell>
          <table:table-cell office:value="5.20831141559" office:value-type="float">
            <text:p>5.20831141559</text:p>
          </table:table-cell>
          <table:table-cell office:value="5.20930862712" office:value-type="float">
            <text:p>5.20930862712</text:p>
          </table:table-cell>
          <table:table-cell office:value="5.20996621287" office:value-type="float">
            <text:p>5.20996621287</text:p>
          </table:table-cell>
          <table:table-cell office:value="5.20926978659" office:value-type="float">
            <text:p>5.20926978659</text:p>
          </table:table-cell>
          <table:table-cell office:value="5.09423495404" office:value-type="float">
            <text:p>5.09423495404</text:p>
          </table:table-cell>
          <table:table-cell office:value="5.20911869619" office:value-type="float">
            <text:p>5.20911869619</text:p>
          </table:table-cell>
          <table:table-cell office:value="5.21012270801" office:value-type="float">
            <text:p>5.21012270801</text:p>
          </table:table-cell>
          <table:table-cell office:value="5.09393424908" office:value-type="float">
            <text:p>5.09393424908</text:p>
          </table:table-cell>
          <table:table-cell office:value="5.21013058797" office:value-type="float">
            <text:p>5.21013058797</text:p>
          </table:table-cell>
          <table:table-cell office:value="5.20974095427" office:value-type="float">
            <text:p>5.20974095427</text:p>
          </table:table-cell>
          <table:table-cell office:value="5.21048366501" office:value-type="float">
            <text:p>5.21048366501</text:p>
          </table:table-cell>
          <table:table-cell office:value="5.21018976011" office:value-type="float">
            <text:p>5.21018976011</text:p>
          </table:table-cell>
          <table:table-cell office:value="5.20987146324" office:value-type="float">
            <text:p>5.20987146324</text:p>
          </table:table-cell>
          <table:table-cell office:value="5.20983959971" office:value-type="float">
            <text:p>5.20983959971</text:p>
          </table:table-cell>
          <table:table-cell office:value="5.21003029313" office:value-type="float">
            <text:p>5.21003029313</text:p>
          </table:table-cell>
          <table:table-cell office:value="5.21024249633" office:value-type="float">
            <text:p>5.21024249633</text:p>
          </table:table-cell>
          <table:table-cell office:value="5.21023720094" office:value-type="float">
            <text:p>5.21023720094</text:p>
          </table:table-cell>
          <table:table-cell office:value="5.21026464466" office:value-type="float">
            <text:p>5.21026464466</text:p>
          </table:table-cell>
          <table:table-cell office:value="5.08936109927" office:value-type="float">
            <text:p>5.08936109927</text:p>
          </table:table-cell>
          <table:table-cell office:value="5.21033414557" office:value-type="float">
            <text:p>5.21033414557</text:p>
          </table:table-cell>
          <table:table-cell office:value="5.09448176816" office:value-type="float">
            <text:p>5.09448176816</text:p>
          </table:table-cell>
          <table:table-cell office:value="5.21037044078" office:value-type="float">
            <text:p>5.21037044078</text:p>
          </table:table-cell>
          <table:table-cell office:value="5.08801824218" office:value-type="float">
            <text:p>5.08801824218</text:p>
          </table:table-cell>
          <table:table-cell office:value="5.21035251046" office:value-type="float">
            <text:p>5.21035251046</text:p>
          </table:table-cell>
          <table:table-cell office:value="5.08957178613" office:value-type="float">
            <text:p>5.08957178613</text:p>
          </table:table-cell>
          <table:table-cell office:value="5.21014999508" office:value-type="float">
            <text:p>5.21014999508</text:p>
          </table:table-cell>
          <table:table-cell office:value="5.21003010648" office:value-type="float">
            <text:p>5.21003010648</text:p>
          </table:table-cell>
          <table:table-cell office:value="5.21007188667" office:value-type="float">
            <text:p>5.21007188667</text:p>
          </table:table-cell>
          <table:table-cell office:value="5.20999376709" office:value-type="float">
            <text:p>5.20999376709</text:p>
          </table:table-cell>
          <table:table-cell office:value="5.21009837823" office:value-type="float">
            <text:p>5.21009837823</text:p>
          </table:table-cell>
          <table:table-cell office:value="5.08879301078" office:value-type="float">
            <text:p>5.08879301078</text:p>
          </table:table-cell>
          <table:table-cell office:value="5.09368114591" office:value-type="float">
            <text:p>5.09368114591</text:p>
          </table:table-cell>
          <table:table-cell office:value="5.210114251" office:value-type="float">
            <text:p>5.210114251</text:p>
          </table:table-cell>
          <table:table-cell office:value="5.21036133629" office:value-type="float">
            <text:p>5.21036133629</text:p>
          </table:table-cell>
          <table:table-cell office:value="5.21020551963" office:value-type="float">
            <text:p>5.21020551963</text:p>
          </table:table-cell>
          <table:table-cell office:value="5.2104291293" office:value-type="float">
            <text:p>5.2104291293</text:p>
          </table:table-cell>
          <table:table-cell office:value="5.21023634957" office:value-type="float">
            <text:p>5.21023634957</text:p>
          </table:table-cell>
          <table:table-cell office:value="5.21028933876" office:value-type="float">
            <text:p>5.21028933876</text:p>
          </table:table-cell>
          <table:table-cell office:value="5.21034355374" office:value-type="float">
            <text:p>5.21034355374</text:p>
          </table:table-cell>
          <table:table-cell office:value="5.21019454666" office:value-type="float">
            <text:p>5.21019454666</text:p>
          </table:table-cell>
          <table:table-cell office:value="5.18805392623" office:value-type="float">
            <text:p>5.18805392623</text:p>
          </table:table-cell>
          <table:table-cell office:value="0.0455595489307" office:value-type="float">
            <text:p>0.0455595489307</text:p>
          </table:table-cell>
        </table:table-row>
      </table:table>
      <table:table table:name="liuyc_param_8st_+5">
        <table:table-row>
          <table:table-cell office:value-type="string">
            <text:p>Trials</text:p>
          </table:table-cell>
          <table:table-cell office:value-type="string">
            <text:p>liuyc1</text:p>
          </table:table-cell>
          <table:table-cell office:value-type="string">
            <text:p>liuyc2</text:p>
          </table:table-cell>
          <table:table-cell office:value-type="string">
            <text:p>liuyc3</text:p>
          </table:table-cell>
          <table:table-cell office:value-type="string">
            <text:p>liuyc4</text:p>
          </table:table-cell>
          <table:table-cell office:value-type="string">
            <text:p>liuyc5</text:p>
          </table:table-cell>
          <table:table-cell office:value-type="string">
            <text:p>liuyc6</text:p>
          </table:table-cell>
          <table:table-cell office:value-type="string">
            <text:p>liuyc7</text:p>
          </table:table-cell>
          <table:table-cell office:value-type="string">
            <text:p>liuyc8</text:p>
          </table:table-cell>
          <table:table-cell office:value-type="string">
            <text:p>liuyc9</text:p>
          </table:table-cell>
          <table:table-cell office:value-type="string">
            <text:p>liuyc10</text:p>
          </table:table-cell>
          <table:table-cell office:value-type="string">
            <text:p>liuyc11</text:p>
          </table:table-cell>
          <table:table-cell office:value-type="string">
            <text:p>liuyc12</text:p>
          </table:table-cell>
          <table:table-cell office:value-type="string">
            <text:p>liuyc13</text:p>
          </table:table-cell>
          <table:table-cell office:value-type="string">
            <text:p>liuyc14</text:p>
          </table:table-cell>
          <table:table-cell office:value-type="string">
            <text:p>liuyc15</text:p>
          </table:table-cell>
          <table:table-cell office:value-type="string">
            <text:p>liuyc16</text:p>
          </table:table-cell>
          <table:table-cell office:value-type="string">
            <text:p>liuyc17</text:p>
          </table:table-cell>
          <table:table-cell office:value-type="string">
            <text:p>liuyc18</text:p>
          </table:table-cell>
          <table:table-cell office:value-type="string">
            <text:p>liuyc19</text:p>
          </table:table-cell>
          <table:table-cell office:value-type="string">
            <text:p>liuyc20</text:p>
          </table:table-cell>
          <table:table-cell office:value-type="string">
            <text:p>liuyc Average</text:p>
          </table:table-cell>
          <table:table-cell office:value-type="string">
            <text:p>liuyc sigma (std)</text:p>
          </table:table-cell>
        </table:table-row>
        <table:table-row>
          <table:table-cell office:value-type="string">
            <text:p>A_DEC</text:p>
          </table:table-cell>
          <table:table-cell office:value="-2.15836639304" office:value-type="float">
            <text:p>-2.15836639304</text:p>
          </table:table-cell>
          <table:table-cell office:value="-2.29980423227" office:value-type="float">
            <text:p>-2.29980423227</text:p>
          </table:table-cell>
          <table:table-cell office:value="-2.30744962008" office:value-type="float">
            <text:p>-2.30744962008</text:p>
          </table:table-cell>
          <table:table-cell office:value="-2.35186105739" office:value-type="float">
            <text:p>-2.35186105739</text:p>
          </table:table-cell>
          <table:table-cell office:value="-2.57827584161" office:value-type="float">
            <text:p>-2.57827584161</text:p>
          </table:table-cell>
          <table:table-cell office:value="-2.86788401275" office:value-type="float">
            <text:p>-2.86788401275</text:p>
          </table:table-cell>
          <table:table-cell office:value="-2.80481327385" office:value-type="float">
            <text:p>-2.80481327385</text:p>
          </table:table-cell>
          <table:table-cell office:value="-2.67346984983" office:value-type="float">
            <text:p>-2.67346984983</text:p>
          </table:table-cell>
          <table:table-cell office:value="-2.71212088266" office:value-type="float">
            <text:p>-2.71212088266</text:p>
          </table:table-cell>
          <table:table-cell office:value="-1.67927308043" office:value-type="float">
            <text:p>-1.67927308043</text:p>
          </table:table-cell>
          <table:table-cell office:value="-1.97714301686" office:value-type="float">
            <text:p>-1.97714301686</text:p>
          </table:table-cell>
          <table:table-cell office:value="-1.8155528185" office:value-type="float">
            <text:p>-1.8155528185</text:p>
          </table:table-cell>
          <table:table-cell office:value="-1.99225730143" office:value-type="float">
            <text:p>-1.99225730143</text:p>
          </table:table-cell>
          <table:table-cell office:value="-1.83077929769" office:value-type="float">
            <text:p>-1.83077929769</text:p>
          </table:table-cell>
          <table:table-cell office:value="-2.08840094796" office:value-type="float">
            <text:p>-2.08840094796</text:p>
          </table:table-cell>
          <table:table-cell office:value="-2.01550261593" office:value-type="float">
            <text:p>-2.01550261593</text:p>
          </table:table-cell>
          <table:table-cell office:value="-1.86363990197" office:value-type="float">
            <text:p>-1.86363990197</text:p>
          </table:table-cell>
          <table:table-cell office:value="-1.77461604483" office:value-type="float">
            <text:p>-1.77461604483</text:p>
          </table:table-cell>
          <table:table-cell office:value="-1.85703481853" office:value-type="float">
            <text:p>-1.85703481853</text:p>
          </table:table-cell>
          <table:table-cell office:value="-2.0552511153" office:value-type="float">
            <text:p>-2.0552511153</text:p>
          </table:table-cell>
          <table:table-cell office:value="-2.18517480615" office:value-type="float">
            <text:p>-2.18517480615</text:p>
          </table:table-cell>
          <table:table-cell office:value="0.361287346899" office:value-type="float">
            <text:p>0.361287346899</text:p>
          </table:table-cell>
        </table:table-row>
        <table:table-row>
          <table:table-cell office:value-type="string">
            <text:p>R_MIN</text:p>
          </table:table-cell>
          <table:table-cell office:value="13.0077200343" office:value-type="float">
            <text:p>13.0077200343</text:p>
          </table:table-cell>
          <table:table-cell office:value="10.5706271631" office:value-type="float">
            <text:p>10.5706271631</text:p>
          </table:table-cell>
          <table:table-cell office:value="12.3479911313" office:value-type="float">
            <text:p>12.3479911313</text:p>
          </table:table-cell>
          <table:table-cell office:value="10.890889695" office:value-type="float">
            <text:p>10.890889695</text:p>
          </table:table-cell>
          <table:table-cell office:value="11.8979730224" office:value-type="float">
            <text:p>11.8979730224</text:p>
          </table:table-cell>
          <table:table-cell office:value="11.7030017696" office:value-type="float">
            <text:p>11.7030017696</text:p>
          </table:table-cell>
          <table:table-cell office:value="10.1441832175" office:value-type="float">
            <text:p>10.1441832175</text:p>
          </table:table-cell>
          <table:table-cell office:value="11.9235946688" office:value-type="float">
            <text:p>11.9235946688</text:p>
          </table:table-cell>
          <table:table-cell office:value="10.4216691749" office:value-type="float">
            <text:p>10.4216691749</text:p>
          </table:table-cell>
          <table:table-cell office:value="11.1311162661" office:value-type="float">
            <text:p>11.1311162661</text:p>
          </table:table-cell>
          <table:table-cell office:value="14.596077084" office:value-type="float">
            <text:p>14.596077084</text:p>
          </table:table-cell>
          <table:table-cell office:value="13.6350063635" office:value-type="float">
            <text:p>13.6350063635</text:p>
          </table:table-cell>
          <table:table-cell office:value="14.4132703686" office:value-type="float">
            <text:p>14.4132703686</text:p>
          </table:table-cell>
          <table:table-cell office:value="14.6262680723" office:value-type="float">
            <text:p>14.6262680723</text:p>
          </table:table-cell>
          <table:table-cell office:value="12.1812539564" office:value-type="float">
            <text:p>12.1812539564</text:p>
          </table:table-cell>
          <table:table-cell office:value="13.8273473155" office:value-type="float">
            <text:p>13.8273473155</text:p>
          </table:table-cell>
          <table:table-cell office:value="14.6282592279" office:value-type="float">
            <text:p>14.6282592279</text:p>
          </table:table-cell>
          <table:table-cell office:value="14.066629034" office:value-type="float">
            <text:p>14.066629034</text:p>
          </table:table-cell>
          <table:table-cell office:value="14.0990129689" office:value-type="float">
            <text:p>14.0990129689</text:p>
          </table:table-cell>
          <table:table-cell office:value="14.5608498693" office:value-type="float">
            <text:p>14.5608498693</text:p>
          </table:table-cell>
          <table:table-cell office:value="12.7336370202" office:value-type="float">
            <text:p>12.7336370202</text:p>
          </table:table-cell>
          <table:table-cell office:value="1.55062154231" office:value-type="float">
            <text:p>1.55062154231</text:p>
          </table:table-cell>
        </table:table-row>
        <table:table-row>
          <table:table-cell office:value-type="string">
            <text:p>riA_DEC</text:p>
          </table:table-cell>
          <table:table-cell office:value="2.15366603685" office:value-type="float">
            <text:p>2.15366603685</text:p>
          </table:table-cell>
          <table:table-cell office:value="2.41723610595" office:value-type="float">
            <text:p>2.41723610595</text:p>
          </table:table-cell>
          <table:table-cell office:value="2.34989013722" office:value-type="float">
            <text:p>2.34989013722</text:p>
          </table:table-cell>
          <table:table-cell office:value="2.47588466552" office:value-type="float">
            <text:p>2.47588466552</text:p>
          </table:table-cell>
          <table:table-cell office:value="2.91306137931" office:value-type="float">
            <text:p>2.91306137931</text:p>
          </table:table-cell>
          <table:table-cell office:value="3.67881538906" office:value-type="float">
            <text:p>3.67881538906</text:p>
          </table:table-cell>
          <table:table-cell office:value="3.48288288933" office:value-type="float">
            <text:p>3.48288288933</text:p>
          </table:table-cell>
          <table:table-cell office:value="3.17851065604" office:value-type="float">
            <text:p>3.17851065604</text:p>
          </table:table-cell>
          <table:table-cell office:value="3.33379921997" office:value-type="float">
            <text:p>3.33379921997</text:p>
          </table:table-cell>
          <table:table-cell office:value="3.06346728439" office:value-type="float">
            <text:p>3.06346728439</text:p>
          </table:table-cell>
          <table:table-cell office:value="3.45872025189" office:value-type="float">
            <text:p>3.45872025189</text:p>
          </table:table-cell>
          <table:table-cell office:value="2.75728845503" office:value-type="float">
            <text:p>2.75728845503</text:p>
          </table:table-cell>
          <table:table-cell office:value="3.52733823573" office:value-type="float">
            <text:p>3.52733823573</text:p>
          </table:table-cell>
          <table:table-cell office:value="2.69931702889" office:value-type="float">
            <text:p>2.69931702889</text:p>
          </table:table-cell>
          <table:table-cell office:value="4.20164475168" office:value-type="float">
            <text:p>4.20164475168</text:p>
          </table:table-cell>
          <table:table-cell office:value="3.69563047518" office:value-type="float">
            <text:p>3.69563047518</text:p>
          </table:table-cell>
          <table:table-cell office:value="2.8382323669" office:value-type="float">
            <text:p>2.8382323669</text:p>
          </table:table-cell>
          <table:table-cell office:value="2.46996436632" office:value-type="float">
            <text:p>2.46996436632</text:p>
          </table:table-cell>
          <table:table-cell office:value="2.82507375221" office:value-type="float">
            <text:p>2.82507375221</text:p>
          </table:table-cell>
          <table:table-cell office:value="4.00247318354" office:value-type="float">
            <text:p>4.00247318354</text:p>
          </table:table-cell>
          <table:table-cell office:value="3.07614483155" office:value-type="float">
            <text:p>3.07614483155</text:p>
          </table:table-cell>
          <table:table-cell office:value="0.565440256127" office:value-type="float">
            <text:p>0.565440256127</text:p>
          </table:table-cell>
        </table:table-row>
        <table:table-row>
          <table:table-cell office:value-type="string">
            <text:p>riR_MIN</text:p>
          </table:table-cell>
          <table:table-cell office:value="4.88809003349" office:value-type="float">
            <text:p>4.88809003349</text:p>
          </table:table-cell>
          <table:table-cell office:value="2.44543807879" office:value-type="float">
            <text:p>2.44543807879</text:p>
          </table:table-cell>
          <table:table-cell office:value="4.22487226159" office:value-type="float">
            <text:p>4.22487226159</text:p>
          </table:table-cell>
          <table:table-cell office:value="2.76587177097" office:value-type="float">
            <text:p>2.76587177097</text:p>
          </table:table-cell>
          <table:table-cell office:value="3.7729861731" office:value-type="float">
            <text:p>3.7729861731</text:p>
          </table:table-cell>
          <table:table-cell office:value="3.57741659336" office:value-type="float">
            <text:p>3.57741659336</text:p>
          </table:table-cell>
          <table:table-cell office:value="2.01820348982" office:value-type="float">
            <text:p>2.01820348982</text:p>
          </table:table-cell>
          <table:table-cell office:value="3.79803279681" office:value-type="float">
            <text:p>3.79803279681</text:p>
          </table:table-cell>
          <table:table-cell office:value="2.36512820251" office:value-type="float">
            <text:p>2.36512820251</text:p>
          </table:table-cell>
          <table:table-cell office:value="3.00564504836" office:value-type="float">
            <text:p>3.00564504836</text:p>
          </table:table-cell>
          <table:table-cell office:value="6.47000345916" office:value-type="float">
            <text:p>6.47000345916</text:p>
          </table:table-cell>
          <table:table-cell office:value="5.57864581404" office:value-type="float">
            <text:p>5.57864581404</text:p>
          </table:table-cell>
          <table:table-cell office:value="6.28719201581" office:value-type="float">
            <text:p>6.28719201581</text:p>
          </table:table-cell>
          <table:table-cell office:value="6.5004234997" office:value-type="float">
            <text:p>6.5004234997</text:p>
          </table:table-cell>
          <table:table-cell office:value="4.05496375739" office:value-type="float">
            <text:p>4.05496375739</text:p>
          </table:table-cell>
          <table:table-cell office:value="5.7012334594" office:value-type="float">
            <text:p>5.7012334594</text:p>
          </table:table-cell>
          <table:table-cell office:value="6.50233634995" office:value-type="float">
            <text:p>6.50233634995</text:p>
          </table:table-cell>
          <table:table-cell office:value="5.94072527419" office:value-type="float">
            <text:p>5.94072527419</text:p>
          </table:table-cell>
          <table:table-cell office:value="5.97299479302" office:value-type="float">
            <text:p>5.97299479302</text:p>
          </table:table-cell>
          <table:table-cell office:value="6.43470437151" office:value-type="float">
            <text:p>6.43470437151</text:p>
          </table:table-cell>
          <table:table-cell office:value="4.61524536215" office:value-type="float">
            <text:p>4.61524536215</text:p>
          </table:table-cell>
          <table:table-cell office:value="1.54742776783" office:value-type="float">
            <text:p>1.54742776783</text:p>
          </table:table-cell>
        </table:table-row>
        <table:table-row>
          <table:table-cell office:value-type="string">
            <text:p>R_I</text:p>
          </table:table-cell>
          <table:table-cell office:value="6.27617898947" office:value-type="float">
            <text:p>6.27617898947</text:p>
          </table:table-cell>
          <table:table-cell office:value="5.61178505833" office:value-type="float">
            <text:p>5.61178505833</text:p>
          </table:table-cell>
          <table:table-cell office:value="5.76496896606" office:value-type="float">
            <text:p>5.76496896606</text:p>
          </table:table-cell>
          <table:table-cell office:value="5.47825342394" office:value-type="float">
            <text:p>5.47825342394</text:p>
          </table:table-cell>
          <table:table-cell office:value="4.65601377205" office:value-type="float">
            <text:p>4.65601377205</text:p>
          </table:table-cell>
          <table:table-cell office:value="3.68826558317" office:value-type="float">
            <text:p>3.68826558317</text:p>
          </table:table-cell>
          <table:table-cell office:value="3.89673566436" office:value-type="float">
            <text:p>3.89673566436</text:p>
          </table:table-cell>
          <table:table-cell office:value="4.26874323324" office:value-type="float">
            <text:p>4.26874323324</text:p>
          </table:table-cell>
          <table:table-cell office:value="3.89214047617" office:value-type="float">
            <text:p>3.89214047617</text:p>
          </table:table-cell>
          <table:table-cell office:value="4.42879180223" office:value-type="float">
            <text:p>4.42879180223</text:p>
          </table:table-cell>
          <table:table-cell office:value="3.92419401623" office:value-type="float">
            <text:p>3.92419401623</text:p>
          </table:table-cell>
          <table:table-cell office:value="4.70537750351" office:value-type="float">
            <text:p>4.70537750351</text:p>
          </table:table-cell>
          <table:table-cell office:value="3.84786756041" office:value-type="float">
            <text:p>3.84786756041</text:p>
          </table:table-cell>
          <table:table-cell office:value="5.02745704194" office:value-type="float">
            <text:p>5.02745704194</text:p>
          </table:table-cell>
          <table:table-cell office:value="3.230775283" office:value-type="float">
            <text:p>3.230775283</text:p>
          </table:table-cell>
          <table:table-cell office:value="3.67272614493" office:value-type="float">
            <text:p>3.67272614493</text:p>
          </table:table-cell>
          <table:table-cell office:value="4.78163116241" office:value-type="float">
            <text:p>4.78163116241</text:p>
          </table:table-cell>
          <table:table-cell office:value="5.49449802288" office:value-type="float">
            <text:p>5.49449802288</text:p>
          </table:table-cell>
          <table:table-cell office:value="4.8041959319" office:value-type="float">
            <text:p>4.8041959319</text:p>
          </table:table-cell>
          <table:table-cell office:value="3.39123157429" office:value-type="float">
            <text:p>3.39123157429</text:p>
          </table:table-cell>
          <table:table-cell office:value="4.54209156053" office:value-type="float">
            <text:p>4.54209156053</text:p>
          </table:table-cell>
          <table:table-cell office:value="0.841147223277" office:value-type="float">
            <text:p>0.841147223277</text:p>
          </table:table-cell>
        </table:table-row>
        <table:table-row>
          <table:table-cell office:value-type="string">
            <text:p>tuned_SLOPE</text:p>
          </table:table-cell>
          <table:table-cell office:value="0.648120737542" office:value-type="float">
            <text:p>0.648120737542</text:p>
          </table:table-cell>
          <table:table-cell office:value="0.506758019818" office:value-type="float">
            <text:p>0.506758019818</text:p>
          </table:table-cell>
          <table:table-cell office:value="0.594522745747" office:value-type="float">
            <text:p>0.594522745747</text:p>
          </table:table-cell>
          <table:table-cell office:value="0.515240054402" office:value-type="float">
            <text:p>0.515240054402</text:p>
          </table:table-cell>
          <table:table-cell office:value="0.523620681855" office:value-type="float">
            <text:p>0.523620681855</text:p>
          </table:table-cell>
          <table:table-cell office:value="0.470863347964" office:value-type="float">
            <text:p>0.470863347964</text:p>
          </table:table-cell>
          <table:table-cell office:value="0.409638083148" office:value-type="float">
            <text:p>0.409638083148</text:p>
          </table:table-cell>
          <table:table-cell office:value="0.507165218066" office:value-type="float">
            <text:p>0.507165218066</text:p>
          </table:table-cell>
          <table:table-cell office:value="0.42865078044" office:value-type="float">
            <text:p>0.42865078044</text:p>
          </table:table-cell>
          <table:table-cell office:value="0.478517315793" office:value-type="float">
            <text:p>0.478517315793</text:p>
          </table:table-cell>
          <table:table-cell office:value="0.612581620971" office:value-type="float">
            <text:p>0.612581620971</text:p>
          </table:table-cell>
          <table:table-cell office:value="0.613991282952" office:value-type="float">
            <text:p>0.613991282952</text:p>
          </table:table-cell>
          <table:table-cell office:value="0.600840075823" office:value-type="float">
            <text:p>0.600840075823</text:p>
          </table:table-cell>
          <table:table-cell office:value="0.663970861674" office:value-type="float">
            <text:p>0.663970861674</text:p>
          </table:table-cell>
          <table:table-cell office:value="0.471729184291" office:value-type="float">
            <text:p>0.471729184291</text:p>
          </table:table-cell>
          <table:table-cell office:value="0.566352980793" office:value-type="float">
            <text:p>0.566352980793</text:p>
          </table:table-cell>
          <table:table-cell office:value="0.652911012616" office:value-type="float">
            <text:p>0.652911012616</text:p>
          </table:table-cell>
          <table:table-cell office:value="0.65976637673" office:value-type="float">
            <text:p>0.65976637673</text:p>
          </table:table-cell>
          <table:table-cell office:value="0.629939785035" office:value-type="float">
            <text:p>0.629939785035</text:p>
          </table:table-cell>
          <table:table-cell office:value="0.586828361423" office:value-type="float">
            <text:p>0.586828361423</text:p>
          </table:table-cell>
          <table:table-cell office:value="0.557100426354" office:value-type="float">
            <text:p>0.557100426354</text:p>
          </table:table-cell>
          <table:table-cell office:value="0.0782224754741" office:value-type="float">
            <text:p>0.0782224754741</text:p>
          </table:table-cell>
        </table:table-row>
        <table:table-row>
          <table:table-cell office:value-type="string">
            <text:p>TTA</text:p>
          </table:table-cell>
          <table:table-cell office:value="2.74722945092" office:value-type="float">
            <text:p>2.74722945092</text:p>
          </table:table-cell>
          <table:table-cell office:value="2.1468932445" office:value-type="float">
            <text:p>2.1468932445</text:p>
          </table:table-cell>
          <table:table-cell office:value="2.51920480346" office:value-type="float">
            <text:p>2.51920480346</text:p>
          </table:table-cell>
          <table:table-cell office:value="2.18286295863" office:value-type="float">
            <text:p>2.18286295863</text:p>
          </table:table-cell>
          <table:table-cell office:value="2.21837479992" office:value-type="float">
            <text:p>2.21837479992</text:p>
          </table:table-cell>
          <table:table-cell office:value="1.99474980206" office:value-type="float">
            <text:p>1.99474980206</text:p>
          </table:table-cell>
          <table:table-cell office:value="1.73531238256" office:value-type="float">
            <text:p>1.73531238256</text:p>
          </table:table-cell>
          <table:table-cell office:value="2.14854257132" office:value-type="float">
            <text:p>2.14854257132</text:p>
          </table:table-cell>
          <table:table-cell office:value="1.82830390336" office:value-type="float">
            <text:p>1.82830390336</text:p>
          </table:table-cell>
          <table:table-cell office:value="2.0271966688" office:value-type="float">
            <text:p>2.0271966688</text:p>
          </table:table-cell>
          <table:table-cell office:value="2.59500051302" office:value-type="float">
            <text:p>2.59500051302</text:p>
          </table:table-cell>
          <table:table-cell office:value="2.61887633697" office:value-type="float">
            <text:p>2.61887633697</text:p>
          </table:table-cell>
          <table:table-cell office:value="2.54526018208" office:value-type="float">
            <text:p>2.54526018208</text:p>
          </table:table-cell>
          <table:table-cell office:value="2.81275503769" office:value-type="float">
            <text:p>2.81275503769</text:p>
          </table:table-cell>
          <table:table-cell office:value="1.99828459483" office:value-type="float">
            <text:p>1.99828459483</text:p>
          </table:table-cell>
          <table:table-cell office:value="2.39915896271" office:value-type="float">
            <text:p>2.39915896271</text:p>
          </table:table-cell>
          <table:table-cell office:value="2.76588213202" office:value-type="float">
            <text:p>2.76588213202</text:p>
          </table:table-cell>
          <table:table-cell office:value="2.79492809293" office:value-type="float">
            <text:p>2.79492809293</text:p>
          </table:table-cell>
          <table:table-cell office:value="2.66854665301" office:value-type="float">
            <text:p>2.66854665301</text:p>
          </table:table-cell>
          <table:table-cell office:value="2.48588841167" office:value-type="float">
            <text:p>2.48588841167</text:p>
          </table:table-cell>
          <table:table-cell office:value="2.36166257512" office:value-type="float">
            <text:p>2.36166257512</text:p>
          </table:table-cell>
          <table:table-cell office:value="0.331117533232" office:value-type="float">
            <text:p>0.331117533232</text:p>
          </table:table-cell>
        </table:table-row>
        <table:table-row>
          <table:table-cell office:value-type="string">
            <text:p>v_TTA</text:p>
          </table:table-cell>
          <table:table-cell office:value="5.19938333474" office:value-type="float">
            <text:p>5.19938333474</text:p>
          </table:table-cell>
          <table:table-cell office:value="5.2086484738" office:value-type="float">
            <text:p>5.2086484738</text:p>
          </table:table-cell>
          <table:table-cell office:value="5.20519811625" office:value-type="float">
            <text:p>5.20519811625</text:p>
          </table:table-cell>
          <table:table-cell office:value="5.20836320665" office:value-type="float">
            <text:p>5.20836320665</text:p>
          </table:table-cell>
          <table:table-cell office:value="5.20831141559" office:value-type="float">
            <text:p>5.20831141559</text:p>
          </table:table-cell>
          <table:table-cell office:value="5.20930862712" office:value-type="float">
            <text:p>5.20930862712</text:p>
          </table:table-cell>
          <table:table-cell office:value="5.20996621287" office:value-type="float">
            <text:p>5.20996621287</text:p>
          </table:table-cell>
          <table:table-cell office:value="5.20926978659" office:value-type="float">
            <text:p>5.20926978659</text:p>
          </table:table-cell>
          <table:table-cell office:value="5.09423495404" office:value-type="float">
            <text:p>5.09423495404</text:p>
          </table:table-cell>
          <table:table-cell office:value="5.20911869619" office:value-type="float">
            <text:p>5.20911869619</text:p>
          </table:table-cell>
          <table:table-cell office:value="5.21012270801" office:value-type="float">
            <text:p>5.21012270801</text:p>
          </table:table-cell>
          <table:table-cell office:value="5.09393424908" office:value-type="float">
            <text:p>5.09393424908</text:p>
          </table:table-cell>
          <table:table-cell office:value="5.21013058797" office:value-type="float">
            <text:p>5.21013058797</text:p>
          </table:table-cell>
          <table:table-cell office:value="5.20974095427" office:value-type="float">
            <text:p>5.20974095427</text:p>
          </table:table-cell>
          <table:table-cell office:value="5.21048366501" office:value-type="float">
            <text:p>5.21048366501</text:p>
          </table:table-cell>
          <table:table-cell office:value="5.21018976011" office:value-type="float">
            <text:p>5.21018976011</text:p>
          </table:table-cell>
          <table:table-cell office:value="5.20987146324" office:value-type="float">
            <text:p>5.20987146324</text:p>
          </table:table-cell>
          <table:table-cell office:value="5.20983959971" office:value-type="float">
            <text:p>5.20983959971</text:p>
          </table:table-cell>
          <table:table-cell office:value="5.21003029313" office:value-type="float">
            <text:p>5.21003029313</text:p>
          </table:table-cell>
          <table:table-cell office:value="5.21024249633" office:value-type="float">
            <text:p>5.21024249633</text:p>
          </table:table-cell>
          <table:table-cell office:value="5.19731943003" office:value-type="float">
            <text:p>5.19731943003</text:p>
          </table:table-cell>
          <table:table-cell office:value="0.0344980116715" office:value-type="float">
            <text:p>0.0344980116715</text:p>
          </table:table-cell>
        </table:table-row>
      </table:table>
      <table:table table:name="wuch_param_8st">
        <table:table-row>
          <table:table-cell office:value-type="string">
            <text:p>Trials</text:p>
          </table:table-cell>
          <table:table-cell office:value-type="string">
            <text:p>wuch1</text:p>
          </table:table-cell>
          <table:table-cell office:value-type="string">
            <text:p>wuch2</text:p>
          </table:table-cell>
          <table:table-cell office:value-type="string">
            <text:p>wuch3</text:p>
          </table:table-cell>
          <table:table-cell office:value-type="string">
            <text:p>wuch4</text:p>
          </table:table-cell>
          <table:table-cell office:value-type="string">
            <text:p>wuch5</text:p>
          </table:table-cell>
          <table:table-cell office:value-type="string">
            <text:p>wuch6</text:p>
          </table:table-cell>
          <table:table-cell office:value-type="string">
            <text:p>wuch7</text:p>
          </table:table-cell>
          <table:table-cell office:value-type="string">
            <text:p>wuch8</text:p>
          </table:table-cell>
          <table:table-cell office:value-type="string">
            <text:p>wuch9</text:p>
          </table:table-cell>
          <table:table-cell office:value-type="string">
            <text:p>wuch10</text:p>
          </table:table-cell>
          <table:table-cell office:value-type="string">
            <text:p>wuch Average</text:p>
          </table:table-cell>
          <table:table-cell office:value-type="string">
            <text:p>wuch sigma (std)</text:p>
          </table:table-cell>
        </table:table-row>
        <table:table-row>
          <table:table-cell office:value-type="string">
            <text:p>A_DEC</text:p>
          </table:table-cell>
          <table:table-cell office:value="-1.78898302682" office:value-type="float">
            <text:p>-1.78898302682</text:p>
          </table:table-cell>
          <table:table-cell office:value="-1.85888509333" office:value-type="float">
            <text:p>-1.85888509333</text:p>
          </table:table-cell>
          <table:table-cell office:value="-1.80148458873" office:value-type="float">
            <text:p>-1.80148458873</text:p>
          </table:table-cell>
          <table:table-cell office:value="-1.94045058263" office:value-type="float">
            <text:p>-1.94045058263</text:p>
          </table:table-cell>
          <table:table-cell office:value="-1.96101555776" office:value-type="float">
            <text:p>-1.96101555776</text:p>
          </table:table-cell>
          <table:table-cell office:value="-2.14523654259" office:value-type="float">
            <text:p>-2.14523654259</text:p>
          </table:table-cell>
          <table:table-cell office:value="-1.84618849819" office:value-type="float">
            <text:p>-1.84618849819</text:p>
          </table:table-cell>
          <table:table-cell office:value="-2.59694016129" office:value-type="float">
            <text:p>-2.59694016129</text:p>
          </table:table-cell>
          <table:table-cell office:value="-1.81415837856" office:value-type="float">
            <text:p>-1.81415837856</text:p>
          </table:table-cell>
          <table:table-cell office:value="-1.80471430292" office:value-type="float">
            <text:p>-1.80471430292</text:p>
          </table:table-cell>
          <table:table-cell office:value="-1.95580567328" office:value-type="float">
            <text:p>-1.95580567328</text:p>
          </table:table-cell>
          <table:table-cell office:value="0.237307244381" office:value-type="float">
            <text:p>0.237307244381</text:p>
          </table:table-cell>
        </table:table-row>
        <table:table-row>
          <table:table-cell office:value-type="string">
            <text:p>R_MIN</text:p>
          </table:table-cell>
          <table:table-cell office:value="7.11739729805" office:value-type="float">
            <text:p>7.11739729805</text:p>
          </table:table-cell>
          <table:table-cell office:value="8.83716470143" office:value-type="float">
            <text:p>8.83716470143</text:p>
          </table:table-cell>
          <table:table-cell office:value="6.46552703492" office:value-type="float">
            <text:p>6.46552703492</text:p>
          </table:table-cell>
          <table:table-cell office:value="5.94346480867" office:value-type="float">
            <text:p>5.94346480867</text:p>
          </table:table-cell>
          <table:table-cell office:value="8.40020608748" office:value-type="float">
            <text:p>8.40020608748</text:p>
          </table:table-cell>
          <table:table-cell office:value="7.85147268597" office:value-type="float">
            <text:p>7.85147268597</text:p>
          </table:table-cell>
          <table:table-cell office:value="6.67881369524" office:value-type="float">
            <text:p>6.67881369524</text:p>
          </table:table-cell>
          <table:table-cell office:value="8.59380493498" office:value-type="float">
            <text:p>8.59380493498</text:p>
          </table:table-cell>
          <table:table-cell office:value="5.94802353409" office:value-type="float">
            <text:p>5.94802353409</text:p>
          </table:table-cell>
          <table:table-cell office:value="6.47433515163" office:value-type="float">
            <text:p>6.47433515163</text:p>
          </table:table-cell>
          <table:table-cell office:value="7.23102099325" office:value-type="float">
            <text:p>7.23102099325</text:p>
          </table:table-cell>
          <table:table-cell office:value="1.04733532771" office:value-type="float">
            <text:p>1.04733532771</text:p>
          </table:table-cell>
        </table:table-row>
        <table:table-row>
          <table:table-cell office:value-type="string">
            <text:p>riA_DEC</text:p>
          </table:table-cell>
          <table:table-cell office:value="3.98164194372" office:value-type="float">
            <text:p>3.98164194372</text:p>
          </table:table-cell>
          <table:table-cell office:value="4.68489868638" office:value-type="float">
            <text:p>4.68489868638</text:p>
          </table:table-cell>
          <table:table-cell office:value="4.05891729656" office:value-type="float">
            <text:p>4.05891729656</text:p>
          </table:table-cell>
          <table:table-cell office:value="3.37079144925" office:value-type="float">
            <text:p>3.37079144925</text:p>
          </table:table-cell>
          <table:table-cell office:value="3.51668801531" office:value-type="float">
            <text:p>3.51668801531</text:p>
          </table:table-cell>
          <table:table-cell office:value="3.62924505303" office:value-type="float">
            <text:p>3.62924505303</text:p>
          </table:table-cell>
          <table:table-cell office:value="4.54373695451" office:value-type="float">
            <text:p>4.54373695451</text:p>
          </table:table-cell>
          <table:table-cell office:value="4.42366513341" office:value-type="float">
            <text:p>4.42366513341</text:p>
          </table:table-cell>
          <table:table-cell office:value="4.20024084183" office:value-type="float">
            <text:p>4.20024084183</text:p>
          </table:table-cell>
          <table:table-cell office:value="2.98494200135" office:value-type="float">
            <text:p>2.98494200135</text:p>
          </table:table-cell>
          <table:table-cell office:value="3.93947673753" office:value-type="float">
            <text:p>3.93947673753</text:p>
          </table:table-cell>
          <table:table-cell office:value="0.524289813519" office:value-type="float">
            <text:p>0.524289813519</text:p>
          </table:table-cell>
        </table:table-row>
        <table:table-row>
          <table:table-cell office:value-type="string">
            <text:p>riR_MIN</text:p>
          </table:table-cell>
          <table:table-cell office:value="3.99184732843" office:value-type="float">
            <text:p>3.99184732843</text:p>
          </table:table-cell>
          <table:table-cell office:value="5.71220279587" office:value-type="float">
            <text:p>5.71220279587</text:p>
          </table:table-cell>
          <table:table-cell office:value="3.33973732569" office:value-type="float">
            <text:p>3.33973732569</text:p>
          </table:table-cell>
          <table:table-cell office:value="2.8176499275" office:value-type="float">
            <text:p>2.8176499275</text:p>
          </table:table-cell>
          <table:table-cell office:value="5.27654240402" office:value-type="float">
            <text:p>5.27654240402</text:p>
          </table:table-cell>
          <table:table-cell office:value="4.72648370689" office:value-type="float">
            <text:p>4.72648370689</text:p>
          </table:table-cell>
          <table:table-cell office:value="3.55304744998" office:value-type="float">
            <text:p>3.55304744998</text:p>
          </table:table-cell>
          <table:table-cell office:value="5.46899245436" office:value-type="float">
            <text:p>5.46899245436</text:p>
          </table:table-cell>
          <table:table-cell office:value="2.82203247047" office:value-type="float">
            <text:p>2.82203247047</text:p>
          </table:table-cell>
          <table:table-cell office:value="3.3496074895" office:value-type="float">
            <text:p>3.3496074895</text:p>
          </table:table-cell>
          <table:table-cell office:value="4.10581433527" office:value-type="float">
            <text:p>4.10581433527</text:p>
          </table:table-cell>
          <table:table-cell office:value="1.04782150458" office:value-type="float">
            <text:p>1.04782150458</text:p>
          </table:table-cell>
        </table:table-row>
        <table:table-row>
          <table:table-cell office:value-type="string">
            <text:p>R_I</text:p>
          </table:table-cell>
          <table:table-cell office:value="3.40767520265" office:value-type="float">
            <text:p>3.40767520265</text:p>
          </table:table-cell>
          <table:table-cell office:value="2.89505457527" office:value-type="float">
            <text:p>2.89505457527</text:p>
          </table:table-cell>
          <table:table-cell office:value="3.3433112934" office:value-type="float">
            <text:p>3.3433112934</text:p>
          </table:table-cell>
          <table:table-cell office:value="4.02589208006" office:value-type="float">
            <text:p>4.02589208006</text:p>
          </table:table-cell>
          <table:table-cell office:value="3.85356065332" office:value-type="float">
            <text:p>3.85356065332</text:p>
          </table:table-cell>
          <table:table-cell office:value="3.73721591953" office:value-type="float">
            <text:p>3.73721591953</text:p>
          </table:table-cell>
          <table:table-cell office:value="2.98653298846" office:value-type="float">
            <text:p>2.98653298846</text:p>
          </table:table-cell>
          <table:table-cell office:value="3.06572489622" office:value-type="float">
            <text:p>3.06572489622</text:p>
          </table:table-cell>
          <table:table-cell office:value="3.23123671085" office:value-type="float">
            <text:p>3.23123671085</text:p>
          </table:table-cell>
          <table:table-cell office:value="4.54313822797" office:value-type="float">
            <text:p>4.54313822797</text:p>
          </table:table-cell>
          <table:table-cell office:value="3.50893425477" office:value-type="float">
            <text:p>3.50893425477</text:p>
          </table:table-cell>
          <table:table-cell office:value="0.496859063586" office:value-type="float">
            <text:p>0.496859063586</text:p>
          </table:table-cell>
        </table:table-row>
        <table:table-row>
          <table:table-cell office:value-type="string">
            <text:p>tuned_SLOPE</text:p>
          </table:table-cell>
          <table:table-cell office:value="0.762646657834" office:value-type="float">
            <text:p>0.762646657834</text:p>
          </table:table-cell>
          <table:table-cell office:value="0.850232568802" office:value-type="float">
            <text:p>0.850232568802</text:p>
          </table:table-cell>
          <table:table-cell office:value="0.710708779902" office:value-type="float">
            <text:p>0.710708779902</text:p>
          </table:table-cell>
          <table:table-cell office:value="0.722335084882" office:value-type="float">
            <text:p>0.722335084882</text:p>
          </table:table-cell>
          <table:table-cell office:value="0.888296736013" office:value-type="float">
            <text:p>0.888296736013</text:p>
          </table:table-cell>
          <table:table-cell office:value="0.839825639218" office:value-type="float">
            <text:p>0.839825639218</text:p>
          </table:table-cell>
          <table:table-cell office:value="0.700315770046" office:value-type="float">
            <text:p>0.700315770046</text:p>
          </table:table-cell>
          <table:table-cell office:value="0.844994085126" office:value-type="float">
            <text:p>0.844994085126</text:p>
          </table:table-cell>
          <table:table-cell office:value="0.665061007826" office:value-type="float">
            <text:p>0.665061007826</text:p>
          </table:table-cell>
          <table:table-cell office:value="0.798478437169" office:value-type="float">
            <text:p>0.798478437169</text:p>
          </table:table-cell>
          <table:table-cell office:value="0.778289476682" office:value-type="float">
            <text:p>0.778289476682</text:p>
          </table:table-cell>
          <table:table-cell office:value="0.0726391982531" office:value-type="float">
            <text:p>0.0726391982531</text:p>
          </table:table-cell>
        </table:table-row>
        <table:table-row>
          <table:table-cell office:value-type="string">
            <text:p>TTA</text:p>
          </table:table-cell>
          <table:table-cell office:value="2.02045833911" office:value-type="float">
            <text:p>2.02045833911</text:p>
          </table:table-cell>
          <table:table-cell office:value="2.25261356098" office:value-type="float">
            <text:p>2.25261356098</text:p>
          </table:table-cell>
          <table:table-cell office:value="1.88282115704" office:value-type="float">
            <text:p>1.88282115704</text:p>
          </table:table-cell>
          <table:table-cell office:value="1.91361752395" office:value-type="float">
            <text:p>1.91361752395</text:p>
          </table:table-cell>
          <table:table-cell office:value="2.35372971918" office:value-type="float">
            <text:p>2.35372971918</text:p>
          </table:table-cell>
          <table:table-cell office:value="2.22503605928" office:value-type="float">
            <text:p>2.22503605928</text:p>
          </table:table-cell>
          <table:table-cell office:value="1.85529164857" office:value-type="float">
            <text:p>1.85529164857</text:p>
          </table:table-cell>
          <table:table-cell office:value="2.23876406732" office:value-type="float">
            <text:p>2.23876406732</text:p>
          </table:table-cell>
          <table:table-cell office:value="1.76185921037" office:value-type="float">
            <text:p>1.76185921037</text:p>
          </table:table-cell>
          <table:table-cell office:value="2.11553925415" office:value-type="float">
            <text:p>2.11553925415</text:p>
          </table:table-cell>
          <table:table-cell office:value="2.06197305399" office:value-type="float">
            <text:p>2.06197305399</text:p>
          </table:table-cell>
          <table:table-cell office:value="0.19255997974" office:value-type="float">
            <text:p>0.19255997974</text:p>
          </table:table-cell>
        </table:table-row>
        <table:table-row>
          <table:table-cell office:value-type="string">
            <text:p>v_TTA</text:p>
          </table:table-cell>
          <table:table-cell office:value="5.20924994936" office:value-type="float">
            <text:p>5.20924994936</text:p>
          </table:table-cell>
          <table:table-cell office:value="5.2082698426" office:value-type="float">
            <text:p>5.2082698426</text:p>
          </table:table-cell>
          <table:table-cell office:value="5.20964951538" office:value-type="float">
            <text:p>5.20964951538</text:p>
          </table:table-cell>
          <table:table-cell office:value="5.20969146861" office:value-type="float">
            <text:p>5.20969146861</text:p>
          </table:table-cell>
          <table:table-cell office:value="5.2061061391" office:value-type="float">
            <text:p>5.2061061391</text:p>
          </table:table-cell>
          <table:table-cell office:value="5.20831496514" office:value-type="float">
            <text:p>5.20831496514</text:p>
          </table:table-cell>
          <table:table-cell office:value="5.20961040876" office:value-type="float">
            <text:p>5.20961040876</text:p>
          </table:table-cell>
          <table:table-cell office:value="5.20802080104" office:value-type="float">
            <text:p>5.20802080104</text:p>
          </table:table-cell>
          <table:table-cell office:value="5.20998510603" office:value-type="float">
            <text:p>5.20998510603</text:p>
          </table:table-cell>
          <table:table-cell office:value="5.20787943689" office:value-type="float">
            <text:p>5.20787943689</text:p>
          </table:table-cell>
          <table:table-cell office:value="5.20867776329" office:value-type="float">
            <text:p>5.20867776329</text:p>
          </table:table-cell>
          <table:table-cell office:value="0.00113395182049" office:value-type="float">
            <text:p>0.00113395182049</text:p>
          </table:table-cell>
        </table:table-row>
      </table:table>
      <table:table table:name="paul_param_8st">
        <table:table-row>
          <table:table-cell office:value-type="string">
            <text:p>Trials</text:p>
          </table:table-cell>
          <table:table-cell office:value-type="string">
            <text:p>paul1</text:p>
          </table:table-cell>
          <table:table-cell office:value-type="string">
            <text:p>paul2</text:p>
          </table:table-cell>
          <table:table-cell office:value-type="string">
            <text:p>paul3</text:p>
          </table:table-cell>
          <table:table-cell office:value-type="string">
            <text:p>paul4</text:p>
          </table:table-cell>
          <table:table-cell office:value-type="string">
            <text:p>paul5</text:p>
          </table:table-cell>
          <table:table-cell office:value-type="string">
            <text:p>paul6</text:p>
          </table:table-cell>
          <table:table-cell office:value-type="string">
            <text:p>paul7</text:p>
          </table:table-cell>
          <table:table-cell office:value-type="string">
            <text:p>paul8</text:p>
          </table:table-cell>
          <table:table-cell office:value-type="string">
            <text:p>paul9</text:p>
          </table:table-cell>
          <table:table-cell office:value-type="string">
            <text:p>paul10</text:p>
          </table:table-cell>
          <table:table-cell office:value-type="string">
            <text:p>paul Average</text:p>
          </table:table-cell>
          <table:table-cell office:value-type="string">
            <text:p>paul sigma (std)</text:p>
          </table:table-cell>
        </table:table-row>
        <table:table-row>
          <table:table-cell office:value-type="string">
            <text:p>A_DEC</text:p>
          </table:table-cell>
          <table:table-cell office:value="-2.53483743638" office:value-type="float">
            <text:p>-2.53483743638</text:p>
          </table:table-cell>
          <table:table-cell office:value="-1.83349760544" office:value-type="float">
            <text:p>-1.83349760544</text:p>
          </table:table-cell>
          <table:table-cell office:value="-1.84646455845" office:value-type="float">
            <text:p>-1.84646455845</text:p>
          </table:table-cell>
          <table:table-cell office:value="-2.08832670152" office:value-type="float">
            <text:p>-2.08832670152</text:p>
          </table:table-cell>
          <table:table-cell office:value="-1.83345523871" office:value-type="float">
            <text:p>-1.83345523871</text:p>
          </table:table-cell>
          <table:table-cell office:value="-1.83352658932" office:value-type="float">
            <text:p>-1.83352658932</text:p>
          </table:table-cell>
          <table:table-cell office:value="-1.75323914967" office:value-type="float">
            <text:p>-1.75323914967</text:p>
          </table:table-cell>
          <table:table-cell office:value="-2.13111711587" office:value-type="float">
            <text:p>-2.13111711587</text:p>
          </table:table-cell>
          <table:table-cell office:value="-1.71609926914" office:value-type="float">
            <text:p>-1.71609926914</text:p>
          </table:table-cell>
          <table:table-cell office:value="-1.88408231557" office:value-type="float">
            <text:p>-1.88408231557</text:p>
          </table:table-cell>
          <table:table-cell office:value="-1.94546459801" office:value-type="float">
            <text:p>-1.94546459801</text:p>
          </table:table-cell>
          <table:table-cell office:value="0.233018770041" office:value-type="float">
            <text:p>0.233018770041</text:p>
          </table:table-cell>
        </table:table-row>
        <table:table-row>
          <table:table-cell office:value-type="string">
            <text:p>R_MIN</text:p>
          </table:table-cell>
          <table:table-cell office:value="7.9307749364" office:value-type="float">
            <text:p>7.9307749364</text:p>
          </table:table-cell>
          <table:table-cell office:value="5.15219425464" office:value-type="float">
            <text:p>5.15219425464</text:p>
          </table:table-cell>
          <table:table-cell office:value="5.71539228397" office:value-type="float">
            <text:p>5.71539228397</text:p>
          </table:table-cell>
          <table:table-cell office:value="7.72294368942" office:value-type="float">
            <text:p>7.72294368942</text:p>
          </table:table-cell>
          <table:table-cell office:value="7.11986005751" office:value-type="float">
            <text:p>7.11986005751</text:p>
          </table:table-cell>
          <table:table-cell office:value="5.32435026521" office:value-type="float">
            <text:p>5.32435026521</text:p>
          </table:table-cell>
          <table:table-cell office:value="7.29829157954" office:value-type="float">
            <text:p>7.29829157954</text:p>
          </table:table-cell>
          <table:table-cell office:value="7.64144214183" office:value-type="float">
            <text:p>7.64144214183</text:p>
          </table:table-cell>
          <table:table-cell office:value="7.45156953812" office:value-type="float">
            <text:p>7.45156953812</text:p>
          </table:table-cell>
          <table:table-cell office:value="6.386257043" office:value-type="float">
            <text:p>6.386257043</text:p>
          </table:table-cell>
          <table:table-cell office:value="6.77430757896" office:value-type="float">
            <text:p>6.77430757896</text:p>
          </table:table-cell>
          <table:table-cell office:value="0.99234125923" office:value-type="float">
            <text:p>0.99234125923</text:p>
          </table:table-cell>
        </table:table-row>
        <table:table-row>
          <table:table-cell office:value-type="string">
            <text:p>riA_DEC</text:p>
          </table:table-cell>
          <table:table-cell office:value="4.13426933179" office:value-type="float">
            <text:p>4.13426933179</text:p>
          </table:table-cell>
          <table:table-cell office:value="4.45318874508" office:value-type="float">
            <text:p>4.45318874508</text:p>
          </table:table-cell>
          <table:table-cell office:value="4.47307429733" office:value-type="float">
            <text:p>4.47307429733</text:p>
          </table:table-cell>
          <table:table-cell office:value="4.17082044097" office:value-type="float">
            <text:p>4.17082044097</text:p>
          </table:table-cell>
          <table:table-cell office:value="4.62070682646" office:value-type="float">
            <text:p>4.62070682646</text:p>
          </table:table-cell>
          <table:table-cell office:value="4.47955805078" office:value-type="float">
            <text:p>4.47955805078</text:p>
          </table:table-cell>
          <table:table-cell office:value="3.65836348617" office:value-type="float">
            <text:p>3.65836348617</text:p>
          </table:table-cell>
          <table:table-cell office:value="4.51760501214" office:value-type="float">
            <text:p>4.51760501214</text:p>
          </table:table-cell>
          <table:table-cell office:value="2.29499592263" office:value-type="float">
            <text:p>2.29499592263</text:p>
          </table:table-cell>
          <table:table-cell office:value="2.92952394776" office:value-type="float">
            <text:p>2.92952394776</text:p>
          </table:table-cell>
          <table:table-cell office:value="3.97321060611" office:value-type="float">
            <text:p>3.97321060611</text:p>
          </table:table-cell>
          <table:table-cell office:value="0.7431050879" office:value-type="float">
            <text:p>0.7431050879</text:p>
          </table:table-cell>
        </table:table-row>
        <table:table-row>
          <table:table-cell office:value-type="string">
            <text:p>riR_MIN</text:p>
          </table:table-cell>
          <table:table-cell office:value="4.80459074012" office:value-type="float">
            <text:p>4.80459074012</text:p>
          </table:table-cell>
          <table:table-cell office:value="2.02594923274" office:value-type="float">
            <text:p>2.02594923274</text:p>
          </table:table-cell>
          <table:table-cell office:value="2.58907721697" office:value-type="float">
            <text:p>2.58907721697</text:p>
          </table:table-cell>
          <table:table-cell office:value="4.59666956464" office:value-type="float">
            <text:p>4.59666956464</text:p>
          </table:table-cell>
          <table:table-cell office:value="3.99357051813" office:value-type="float">
            <text:p>3.99357051813</text:p>
          </table:table-cell>
          <table:table-cell office:value="2.19807089013" office:value-type="float">
            <text:p>2.19807089013</text:p>
          </table:table-cell>
          <table:table-cell office:value="4.17204393963" office:value-type="float">
            <text:p>4.17204393963</text:p>
          </table:table-cell>
          <table:table-cell office:value="4.51519466489" office:value-type="float">
            <text:p>4.51519466489</text:p>
          </table:table-cell>
          <table:table-cell office:value="4.32552271357" office:value-type="float">
            <text:p>4.32552271357</text:p>
          </table:table-cell>
          <table:table-cell office:value="3.25999616797" office:value-type="float">
            <text:p>3.25999616797</text:p>
          </table:table-cell>
          <table:table-cell office:value="3.64806856488" office:value-type="float">
            <text:p>3.64806856488</text:p>
          </table:table-cell>
          <table:table-cell office:value="0.99237030554" office:value-type="float">
            <text:p>0.99237030554</text:p>
          </table:table-cell>
        </table:table-row>
        <table:table-row>
          <table:table-cell office:value-type="string">
            <text:p>R_I</text:p>
          </table:table-cell>
          <table:table-cell office:value="3.2832039704" office:value-type="float">
            <text:p>3.2832039704</text:p>
          </table:table-cell>
          <table:table-cell office:value="3.04819275968" office:value-type="float">
            <text:p>3.04819275968</text:p>
          </table:table-cell>
          <table:table-cell office:value="3.0347776646" office:value-type="float">
            <text:p>3.0347776646</text:p>
          </table:table-cell>
          <table:table-cell office:value="3.25461875268" office:value-type="float">
            <text:p>3.25461875268</text:p>
          </table:table-cell>
          <table:table-cell office:value="2.93776792019" office:value-type="float">
            <text:p>2.93776792019</text:p>
          </table:table-cell>
          <table:table-cell office:value="3.03031590649" office:value-type="float">
            <text:p>3.03031590649</text:p>
          </table:table-cell>
          <table:table-cell office:value="3.71045700526" office:value-type="float">
            <text:p>3.71045700526</text:p>
          </table:table-cell>
          <table:table-cell office:value="3.00473347567" office:value-type="float">
            <text:p>3.00473347567</text:p>
          </table:table-cell>
          <table:table-cell office:value="5.91393494968" office:value-type="float">
            <text:p>5.91393494968</text:p>
          </table:table-cell>
          <table:table-cell office:value="4.6336249853" office:value-type="float">
            <text:p>4.6336249853</text:p>
          </table:table-cell>
          <table:table-cell office:value="3.585162739" office:value-type="float">
            <text:p>3.585162739</text:p>
          </table:table-cell>
          <table:table-cell office:value="0.916172682776" office:value-type="float">
            <text:p>0.916172682776</text:p>
          </table:table-cell>
        </table:table-row>
        <table:table-row>
          <table:table-cell office:value-type="string">
            <text:p>tuned_SLOPE</text:p>
          </table:table-cell>
          <table:table-cell office:value="0.842093608959" office:value-type="float">
            <text:p>0.842093608959</text:p>
          </table:table-cell>
          <table:table-cell office:value="0.61578437729" office:value-type="float">
            <text:p>0.61578437729</text:p>
          </table:table-cell>
          <table:table-cell office:value="0.657057729066" office:value-type="float">
            <text:p>0.657057729066</text:p>
          </table:table-cell>
          <table:table-cell office:value="0.824322605735" office:value-type="float">
            <text:p>0.824322605735</text:p>
          </table:table-cell>
          <table:table-cell office:value="0.755240480247" office:value-type="float">
            <text:p>0.755240480247</text:p>
          </table:table-cell>
          <table:table-cell office:value="0.627364369397" office:value-type="float">
            <text:p>0.627364369397</text:p>
          </table:table-cell>
          <table:table-cell office:value="0.826669660188" office:value-type="float">
            <text:p>0.826669660188</text:p>
          </table:table-cell>
          <table:table-cell office:value="0.799443338661" office:value-type="float">
            <text:p>0.799443338661</text:p>
          </table:table-cell>
          <table:table-cell office:value="1.00369154139" office:value-type="float">
            <text:p>1.00369154139</text:p>
          </table:table-cell>
          <table:table-cell office:value="0.827503073518" office:value-type="float">
            <text:p>0.827503073518</text:p>
          </table:table-cell>
          <table:table-cell office:value="0.777917078445" office:value-type="float">
            <text:p>0.777917078445</text:p>
          </table:table-cell>
          <table:table-cell office:value="0.112525336963" office:value-type="float">
            <text:p>0.112525336963</text:p>
          </table:table-cell>
        </table:table-row>
        <table:table-row>
          <table:table-cell office:value-type="string">
            <text:p>TTA</text:p>
          </table:table-cell>
          <table:table-cell office:value="2.15226836348" office:value-type="float">
            <text:p>2.15226836348</text:p>
          </table:table-cell>
          <table:table-cell office:value="1.57384727496" office:value-type="float">
            <text:p>1.57384727496</text:p>
          </table:table-cell>
          <table:table-cell office:value="1.67932593377" office:value-type="float">
            <text:p>1.67932593377</text:p>
          </table:table-cell>
          <table:table-cell office:value="2.10683299108" office:value-type="float">
            <text:p>2.10683299108</text:p>
          </table:table-cell>
          <table:table-cell office:value="1.93026804159" office:value-type="float">
            <text:p>1.93026804159</text:p>
          </table:table-cell>
          <table:table-cell office:value="1.60343945681" office:value-type="float">
            <text:p>1.60343945681</text:p>
          </table:table-cell>
          <table:table-cell office:value="2.11283618948" office:value-type="float">
            <text:p>2.11283618948</text:p>
          </table:table-cell>
          <table:table-cell office:value="2.04325006821" office:value-type="float">
            <text:p>2.04325006821</text:p>
          </table:table-cell>
          <table:table-cell office:value="2.5653175217" office:value-type="float">
            <text:p>2.5653175217</text:p>
          </table:table-cell>
          <table:table-cell office:value="2.11496400374" office:value-type="float">
            <text:p>2.11496400374</text:p>
          </table:table-cell>
          <table:table-cell office:value="1.98823498448" office:value-type="float">
            <text:p>1.98823498448</text:p>
          </table:table-cell>
          <table:table-cell office:value="0.287607161837" office:value-type="float">
            <text:p>0.287607161837</text:p>
          </table:table-cell>
        </table:table-row>
        <table:table-row>
          <table:table-cell office:value-type="string">
            <text:p>v_TTA</text:p>
          </table:table-cell>
          <table:table-cell office:value="5.2103069938" office:value-type="float">
            <text:p>5.2103069938</text:p>
          </table:table-cell>
          <table:table-cell office:value="5.21040836984" office:value-type="float">
            <text:p>5.21040836984</text:p>
          </table:table-cell>
          <table:table-cell office:value="5.21052511166" office:value-type="float">
            <text:p>5.21052511166</text:p>
          </table:table-cell>
          <table:table-cell office:value="5.21045687464" office:value-type="float">
            <text:p>5.21045687464</text:p>
          </table:table-cell>
          <table:table-cell office:value="5.21048256563" office:value-type="float">
            <text:p>5.21048256563</text:p>
          </table:table-cell>
          <table:table-cell office:value="5.21046562513" office:value-type="float">
            <text:p>5.21046562513</text:p>
          </table:table-cell>
          <table:table-cell office:value="5.21041273318" office:value-type="float">
            <text:p>5.21041273318</text:p>
          </table:table-cell>
          <table:table-cell office:value="5.21041246157" office:value-type="float">
            <text:p>5.21041246157</text:p>
          </table:table-cell>
          <table:table-cell office:value="5.21007804092" office:value-type="float">
            <text:p>5.21007804092</text:p>
          </table:table-cell>
          <table:table-cell office:value="5.21043479172" office:value-type="float">
            <text:p>5.21043479172</text:p>
          </table:table-cell>
          <table:table-cell office:value="5.21039835681" office:value-type="float">
            <text:p>5.21039835681</text:p>
          </table:table-cell>
          <table:table-cell office:value="0.000119954215164" office:value-type="float">
            <text:p>0.000119954215164</text:p>
          </table:table-cell>
        </table:table-row>
      </table:table>
      <table:table table:name="liuyc_param_8">
        <table:table-row>
          <table:table-cell office:value-type="string">
            <text:p>Trials</text:p>
          </table:table-cell>
          <table:table-cell office:value-type="string">
            <text:p>liuyc1</text:p>
          </table:table-cell>
          <table:table-cell office:value-type="string">
            <text:p>liuyc2</text:p>
          </table:table-cell>
          <table:table-cell office:value-type="string">
            <text:p>liuyc3</text:p>
          </table:table-cell>
          <table:table-cell office:value-type="string">
            <text:p>liuyc4</text:p>
          </table:table-cell>
          <table:table-cell office:value-type="string">
            <text:p>liuyc5</text:p>
          </table:table-cell>
          <table:table-cell office:value-type="string">
            <text:p>liuyc6</text:p>
          </table:table-cell>
          <table:table-cell office:value-type="string">
            <text:p>liuyc7</text:p>
          </table:table-cell>
          <table:table-cell office:value-type="string">
            <text:p>liuyc8</text:p>
          </table:table-cell>
          <table:table-cell office:value-type="string">
            <text:p>liuyc9</text:p>
          </table:table-cell>
          <table:table-cell office:value-type="string">
            <text:p>liuyc10</text:p>
          </table:table-cell>
          <table:table-cell office:value-type="string">
            <text:p>liuyc11</text:p>
          </table:table-cell>
          <table:table-cell office:value-type="string">
            <text:p>liuyc12</text:p>
          </table:table-cell>
          <table:table-cell office:value-type="string">
            <text:p>liuyc13</text:p>
          </table:table-cell>
          <table:table-cell office:value-type="string">
            <text:p>liuyc14</text:p>
          </table:table-cell>
          <table:table-cell office:value-type="string">
            <text:p>liuyc15</text:p>
          </table:table-cell>
          <table:table-cell office:value-type="string">
            <text:p>liuyc16</text:p>
          </table:table-cell>
          <table:table-cell office:value-type="string">
            <text:p>liuyc17</text:p>
          </table:table-cell>
          <table:table-cell office:value-type="string">
            <text:p>liuyc18</text:p>
          </table:table-cell>
          <table:table-cell office:value-type="string">
            <text:p>liuyc19</text:p>
          </table:table-cell>
          <table:table-cell office:value-type="string">
            <text:p>liuyc20</text:p>
          </table:table-cell>
          <table:table-cell office:value-type="string">
            <text:p>liuyc21</text:p>
          </table:table-cell>
          <table:table-cell office:value-type="string">
            <text:p>liuyc22</text:p>
          </table:table-cell>
          <table:table-cell office:value-type="string">
            <text:p>liuyc23</text:p>
          </table:table-cell>
          <table:table-cell office:value-type="string">
            <text:p>liuyc24</text:p>
          </table:table-cell>
          <table:table-cell office:value-type="string">
            <text:p>liuyc25</text:p>
          </table:table-cell>
          <table:table-cell office:value-type="string">
            <text:p>liuyc26</text:p>
          </table:table-cell>
          <table:table-cell office:value-type="string">
            <text:p>liuyc27</text:p>
          </table:table-cell>
          <table:table-cell office:value-type="string">
            <text:p>liuyc28</text:p>
          </table:table-cell>
          <table:table-cell office:value-type="string">
            <text:p>liuyc29</text:p>
          </table:table-cell>
          <table:table-cell office:value-type="string">
            <text:p>liuyc30</text:p>
          </table:table-cell>
          <table:table-cell office:value-type="string">
            <text:p>liuyc31</text:p>
          </table:table-cell>
          <table:table-cell office:value-type="string">
            <text:p>liuyc32</text:p>
          </table:table-cell>
          <table:table-cell office:value-type="string">
            <text:p>liuyc33</text:p>
          </table:table-cell>
          <table:table-cell office:value-type="string">
            <text:p>liuyc34</text:p>
          </table:table-cell>
          <table:table-cell office:value-type="string">
            <text:p>liuyc35</text:p>
          </table:table-cell>
          <table:table-cell office:value-type="string">
            <text:p>liuyc36</text:p>
          </table:table-cell>
          <table:table-cell office:value-type="string">
            <text:p>liuyc37</text:p>
          </table:table-cell>
          <table:table-cell office:value-type="string">
            <text:p>liuyc38</text:p>
          </table:table-cell>
          <table:table-cell office:value-type="string">
            <text:p>liuyc39</text:p>
          </table:table-cell>
          <table:table-cell office:value-type="string">
            <text:p>liuyc40</text:p>
          </table:table-cell>
          <table:table-cell office:value-type="string">
            <text:p>liuyc41</text:p>
          </table:table-cell>
          <table:table-cell office:value-type="string">
            <text:p>liuyc42</text:p>
          </table:table-cell>
          <table:table-cell office:value-type="string">
            <text:p>liuyc43</text:p>
          </table:table-cell>
          <table:table-cell office:value-type="string">
            <text:p>liuyc44</text:p>
          </table:table-cell>
          <table:table-cell office:value-type="string">
            <text:p>liuyc45</text:p>
          </table:table-cell>
          <table:table-cell office:value-type="string">
            <text:p>liuyc46</text:p>
          </table:table-cell>
          <table:table-cell office:value-type="string">
            <text:p>liuyc47</text:p>
          </table:table-cell>
          <table:table-cell office:value-type="string">
            <text:p>liuyc48</text:p>
          </table:table-cell>
          <table:table-cell office:value-type="string">
            <text:p>liuyc49</text:p>
          </table:table-cell>
          <table:table-cell office:value-type="string">
            <text:p>liuyc50</text:p>
          </table:table-cell>
          <table:table-cell office:value-type="string">
            <text:p>liuyc51</text:p>
          </table:table-cell>
          <table:table-cell office:value-type="string">
            <text:p>liuyc52</text:p>
          </table:table-cell>
          <table:table-cell office:value-type="string">
            <text:p>liuyc53</text:p>
          </table:table-cell>
          <table:table-cell office:value-type="string">
            <text:p>liuyc54</text:p>
          </table:table-cell>
          <table:table-cell office:value-type="string">
            <text:p>liuyc55</text:p>
          </table:table-cell>
          <table:table-cell office:value-type="string">
            <text:p>liuyc56</text:p>
          </table:table-cell>
          <table:table-cell office:value-type="string">
            <text:p>liuyc57</text:p>
          </table:table-cell>
          <table:table-cell office:value-type="string">
            <text:p>liuyc58</text:p>
          </table:table-cell>
          <table:table-cell office:value-type="string">
            <text:p>liuyc59</text:p>
          </table:table-cell>
          <table:table-cell office:value-type="string">
            <text:p>liuyc60</text:p>
          </table:table-cell>
          <table:table-cell office:value-type="string">
            <text:p>liuyc61</text:p>
          </table:table-cell>
          <table:table-cell office:value-type="string">
            <text:p>liuyc62</text:p>
          </table:table-cell>
          <table:table-cell office:value-type="string">
            <text:p>liuyc63</text:p>
          </table:table-cell>
          <table:table-cell office:value-type="string">
            <text:p>liuyc64</text:p>
          </table:table-cell>
          <table:table-cell office:value-type="string">
            <text:p>liuyc65</text:p>
          </table:table-cell>
          <table:table-cell office:value-type="string">
            <text:p>liuyc66</text:p>
          </table:table-cell>
          <table:table-cell office:value-type="string">
            <text:p>liuyc67</text:p>
          </table:table-cell>
          <table:table-cell office:value-type="string">
            <text:p>liuyc68</text:p>
          </table:table-cell>
          <table:table-cell office:value-type="string">
            <text:p>liuyc69</text:p>
          </table:table-cell>
          <table:table-cell office:value-type="string">
            <text:p>liuyc70</text:p>
          </table:table-cell>
          <table:table-cell office:value-type="string">
            <text:p>liuyc71</text:p>
          </table:table-cell>
          <table:table-cell office:value-type="string">
            <text:p>liuyc72</text:p>
          </table:table-cell>
          <table:table-cell office:value-type="string">
            <text:p>liuyc73</text:p>
          </table:table-cell>
          <table:table-cell office:value-type="string">
            <text:p>liuyc74</text:p>
          </table:table-cell>
          <table:table-cell office:value-type="string">
            <text:p>liuyc75</text:p>
          </table:table-cell>
          <table:table-cell office:value-type="string">
            <text:p>liuyc76</text:p>
          </table:table-cell>
          <table:table-cell office:value-type="string">
            <text:p>liuyc77</text:p>
          </table:table-cell>
          <table:table-cell office:value-type="string">
            <text:p>liuyc78</text:p>
          </table:table-cell>
          <table:table-cell office:value-type="string">
            <text:p>liuyc79</text:p>
          </table:table-cell>
          <table:table-cell office:value-type="string">
            <text:p>liuyc80</text:p>
          </table:table-cell>
          <table:table-cell office:value-type="string">
            <text:p>liuyc81</text:p>
          </table:table-cell>
          <table:table-cell office:value-type="string">
            <text:p>liuyc82</text:p>
          </table:table-cell>
          <table:table-cell office:value-type="string">
            <text:p>liuyc83</text:p>
          </table:table-cell>
          <table:table-cell office:value-type="string">
            <text:p>liuyc84</text:p>
          </table:table-cell>
          <table:table-cell office:value-type="string">
            <text:p>liuyc85</text:p>
          </table:table-cell>
          <table:table-cell office:value-type="string">
            <text:p>liuyc86</text:p>
          </table:table-cell>
          <table:table-cell office:value-type="string">
            <text:p>liuyc87</text:p>
          </table:table-cell>
          <table:table-cell office:value-type="string">
            <text:p>liuyc88</text:p>
          </table:table-cell>
          <table:table-cell office:value-type="string">
            <text:p>liuyc89</text:p>
          </table:table-cell>
          <table:table-cell office:value-type="string">
            <text:p>liuyc90</text:p>
          </table:table-cell>
          <table:table-cell office:value-type="string">
            <text:p>liuyc91</text:p>
          </table:table-cell>
          <table:table-cell office:value-type="string">
            <text:p>liuyc92</text:p>
          </table:table-cell>
          <table:table-cell office:value-type="string">
            <text:p>liuyc93</text:p>
          </table:table-cell>
          <table:table-cell office:value-type="string">
            <text:p>liuyc94</text:p>
          </table:table-cell>
          <table:table-cell office:value-type="string">
            <text:p>liuyc95</text:p>
          </table:table-cell>
          <table:table-cell office:value-type="string">
            <text:p>liuyc96</text:p>
          </table:table-cell>
          <table:table-cell office:value-type="string">
            <text:p>liuyc97</text:p>
          </table:table-cell>
          <table:table-cell office:value-type="string">
            <text:p>liuyc98</text:p>
          </table:table-cell>
          <table:table-cell office:value-type="string">
            <text:p>liuyc99</text:p>
          </table:table-cell>
          <table:table-cell office:value-type="string">
            <text:p>liuyc100</text:p>
          </table:table-cell>
          <table:table-cell office:value-type="string">
            <text:p>liuyc Average</text:p>
          </table:table-cell>
          <table:table-cell office:value-type="string">
            <text:p>liuyc sigma (std)</text:p>
          </table:table-cell>
        </table:table-row>
        <table:table-row>
          <table:table-cell office:value-type="string">
            <text:p>A_DEC</text:p>
          </table:table-cell>
          <table:table-cell office:value="-2.15836639304" office:value-type="float">
            <text:p>-2.15836639304</text:p>
          </table:table-cell>
          <table:table-cell office:value="-2.29980423227" office:value-type="float">
            <text:p>-2.29980423227</text:p>
          </table:table-cell>
          <table:table-cell office:value="-2.30744962008" office:value-type="float">
            <text:p>-2.30744962008</text:p>
          </table:table-cell>
          <table:table-cell office:value="-2.35186105739" office:value-type="float">
            <text:p>-2.35186105739</text:p>
          </table:table-cell>
          <table:table-cell office:value="-2.57827584161" office:value-type="float">
            <text:p>-2.57827584161</text:p>
          </table:table-cell>
          <table:table-cell office:value="-2.86788401275" office:value-type="float">
            <text:p>-2.86788401275</text:p>
          </table:table-cell>
          <table:table-cell office:value="-2.80481327385" office:value-type="float">
            <text:p>-2.80481327385</text:p>
          </table:table-cell>
          <table:table-cell office:value="-2.67346984983" office:value-type="float">
            <text:p>-2.67346984983</text:p>
          </table:table-cell>
          <table:table-cell office:value="-2.71212088266" office:value-type="float">
            <text:p>-2.71212088266</text:p>
          </table:table-cell>
          <table:table-cell office:value="-1.67927308043" office:value-type="float">
            <text:p>-1.67927308043</text:p>
          </table:table-cell>
          <table:table-cell office:value="-1.97714301686" office:value-type="float">
            <text:p>-1.97714301686</text:p>
          </table:table-cell>
          <table:table-cell office:value="-1.8155528185" office:value-type="float">
            <text:p>-1.8155528185</text:p>
          </table:table-cell>
          <table:table-cell office:value="-1.99225730143" office:value-type="float">
            <text:p>-1.99225730143</text:p>
          </table:table-cell>
          <table:table-cell office:value="-1.83077929769" office:value-type="float">
            <text:p>-1.83077929769</text:p>
          </table:table-cell>
          <table:table-cell office:value="-2.08840094796" office:value-type="float">
            <text:p>-2.08840094796</text:p>
          </table:table-cell>
          <table:table-cell office:value="-2.01550261593" office:value-type="float">
            <text:p>-2.01550261593</text:p>
          </table:table-cell>
          <table:table-cell office:value="-1.86363990197" office:value-type="float">
            <text:p>-1.86363990197</text:p>
          </table:table-cell>
          <table:table-cell office:value="-1.77461604483" office:value-type="float">
            <text:p>-1.77461604483</text:p>
          </table:table-cell>
          <table:table-cell office:value="-1.85703481853" office:value-type="float">
            <text:p>-1.85703481853</text:p>
          </table:table-cell>
          <table:table-cell office:value="-2.0552511153" office:value-type="float">
            <text:p>-2.0552511153</text:p>
          </table:table-cell>
          <table:table-cell office:value="-2.01550260767" office:value-type="float">
            <text:p>-2.01550260767</text:p>
          </table:table-cell>
          <table:table-cell office:value="-1.99225002293" office:value-type="float">
            <text:p>-1.99225002293</text:p>
          </table:table-cell>
          <table:table-cell office:value="0.0131252749999" office:value-type="float">
            <text:p>0.0131252749999</text:p>
          </table:table-cell>
          <table:table-cell office:value="-1.93306406373" office:value-type="float">
            <text:p>-1.93306406373</text:p>
          </table:table-cell>
          <table:table-cell office:value="-0.01590558275" office:value-type="float">
            <text:p>-0.01590558275</text:p>
          </table:table-cell>
          <table:table-cell office:value="-1.96226218448" office:value-type="float">
            <text:p>-1.96226218448</text:p>
          </table:table-cell>
          <table:table-cell office:value="0.015916199" office:value-type="float">
            <text:p>0.015916199</text:p>
          </table:table-cell>
          <table:table-cell office:value="-2.02329761643" office:value-type="float">
            <text:p>-2.02329761643</text:p>
          </table:table-cell>
          <table:table-cell office:value="0.0127604749999" office:value-type="float">
            <text:p>0.0127604749999</text:p>
          </table:table-cell>
          <table:table-cell office:value="-1.88401210488" office:value-type="float">
            <text:p>-1.88401210488</text:p>
          </table:table-cell>
          <table:table-cell office:value="-1.89769959183" office:value-type="float">
            <text:p>-1.89769959183</text:p>
          </table:table-cell>
          <table:table-cell office:value="-1.92581865957" office:value-type="float">
            <text:p>-1.92581865957</text:p>
          </table:table-cell>
          <table:table-cell office:value="-1.8907275765" office:value-type="float">
            <text:p>-1.8907275765</text:p>
          </table:table-cell>
          <table:table-cell office:value="-1.81812792144" office:value-type="float">
            <text:p>-1.81812792144</text:p>
          </table:table-cell>
          <table:table-cell office:value="0.014589221" office:value-type="float">
            <text:p>0.014589221</text:p>
          </table:table-cell>
          <table:table-cell office:value="-1.83518549431" office:value-type="float">
            <text:p>-1.83518549431</text:p>
          </table:table-cell>
          <table:table-cell office:value="-2.02328656777" office:value-type="float">
            <text:p>-2.02328656777</text:p>
          </table:table-cell>
          <table:table-cell office:value="-2.03920536311" office:value-type="float">
            <text:p>-2.03920536311</text:p>
          </table:table-cell>
          <table:table-cell office:value="-1.97715074212" office:value-type="float">
            <text:p>-1.97715074212</text:p>
          </table:table-cell>
          <table:table-cell office:value="-1.97719964081" office:value-type="float">
            <text:p>-1.97719964081</text:p>
          </table:table-cell>
          <table:table-cell office:value="-1.94757165938" office:value-type="float">
            <text:p>-1.94757165938</text:p>
          </table:table-cell>
          <table:table-cell office:value="-1.99992816552" office:value-type="float">
            <text:p>-1.99992816552</text:p>
          </table:table-cell>
          <table:table-cell office:value="-1.96969642163" office:value-type="float">
            <text:p>-1.96969642163</text:p>
          </table:table-cell>
          <table:table-cell office:value="-1.97708200853" office:value-type="float">
            <text:p>-1.97708200853</text:p>
          </table:table-cell>
          <table:table-cell office:value="-1.76251883574" office:value-type="float">
            <text:p>-1.76251883574</text:p>
          </table:table-cell>
          <table:table-cell office:value="-2.0392354327" office:value-type="float">
            <text:p>-2.0392354327</text:p>
          </table:table-cell>
          <table:table-cell office:value="-1.94750427962" office:value-type="float">
            <text:p>-1.94750427962</text:p>
          </table:table-cell>
          <table:table-cell office:value="-1.96228341854" office:value-type="float">
            <text:p>-1.96228341854</text:p>
          </table:table-cell>
          <table:table-cell office:value="-1.93310867344" office:value-type="float">
            <text:p>-1.93310867344</text:p>
          </table:table-cell>
          <table:table-cell office:value="-1.78058558908" office:value-type="float">
            <text:p>-1.78058558908</text:p>
          </table:table-cell>
          <table:table-cell office:value="-7.62740000049e-05" office:value-type="float">
            <text:p>-7.62740000049e-05</text:p>
          </table:table-cell>
          <table:table-cell office:value="-1.94031678666" office:value-type="float">
            <text:p>-1.94031678666</text:p>
          </table:table-cell>
          <table:table-cell office:value="-1.94754308343" office:value-type="float">
            <text:p>-1.94754308343</text:p>
          </table:table-cell>
          <table:table-cell office:value="-1.97716961043" office:value-type="float">
            <text:p>-1.97716961043</text:p>
          </table:table-cell>
          <table:table-cell office:value="0.00210027000005" office:value-type="float">
            <text:p>0.00210027000005</text:p>
          </table:table-cell>
          <table:table-cell office:value="-2.00002186516" office:value-type="float">
            <text:p>-2.00002186516</text:p>
          </table:table-cell>
          <table:table-cell office:value="-2.00000062353" office:value-type="float">
            <text:p>-2.00000062353</text:p>
          </table:table-cell>
          <table:table-cell office:value="-2.05529948376" office:value-type="float">
            <text:p>-2.05529948376</text:p>
          </table:table-cell>
          <table:table-cell office:value="-1.96225863077" office:value-type="float">
            <text:p>-1.96225863077</text:p>
          </table:table-cell>
          <table:table-cell office:value="-1.86377231811" office:value-type="float">
            <text:p>-1.86377231811</text:p>
          </table:table-cell>
          <table:table-cell office:value="-1.92577733717" office:value-type="float">
            <text:p>-1.92577733717</text:p>
          </table:table-cell>
          <table:table-cell office:value="-1.62474101334" office:value-type="float">
            <text:p>-1.62474101334</text:p>
          </table:table-cell>
          <table:table-cell office:value="-2.04719035922" office:value-type="float">
            <text:p>-2.04719035922</text:p>
          </table:table-cell>
          <table:table-cell office:value="-1.8308653808" office:value-type="float">
            <text:p>-1.8308653808</text:p>
          </table:table-cell>
          <table:table-cell office:value="-1.94024104435" office:value-type="float">
            <text:p>-1.94024104435</text:p>
          </table:table-cell>
          <table:table-cell office:value="-2.02333809854" office:value-type="float">
            <text:p>-2.02333809854</text:p>
          </table:table-cell>
          <table:table-cell office:value="-1.92589569669" office:value-type="float">
            <text:p>-1.92589569669</text:p>
          </table:table-cell>
          <table:table-cell office:value="-2.00003720495" office:value-type="float">
            <text:p>-2.00003720495</text:p>
          </table:table-cell>
          <table:table-cell office:value="-2.06347891388" office:value-type="float">
            <text:p>-2.06347891388</text:p>
          </table:table-cell>
          <table:table-cell office:value="-1.88396449916" office:value-type="float">
            <text:p>-1.88396449916</text:p>
          </table:table-cell>
          <table:table-cell office:value="-1.91877268652" office:value-type="float">
            <text:p>-1.91877268652</text:p>
          </table:table-cell>
          <table:table-cell office:value="-2.03924155143" office:value-type="float">
            <text:p>-2.03924155143</text:p>
          </table:table-cell>
          <table:table-cell office:value="-2.03117491057" office:value-type="float">
            <text:p>-2.03117491057</text:p>
          </table:table-cell>
          <table:table-cell office:value="-1.87040712776" office:value-type="float">
            <text:p>-1.87040712776</text:p>
          </table:table-cell>
          <table:table-cell office:value="-2.02337166952" office:value-type="float">
            <text:p>-2.02337166952</text:p>
          </table:table-cell>
          <table:table-cell office:value="-1.99231057014" office:value-type="float">
            <text:p>-1.99231057014</text:p>
          </table:table-cell>
          <table:table-cell office:value="-1.95489988792" office:value-type="float">
            <text:p>-1.95489988792</text:p>
          </table:table-cell>
          <table:table-cell office:value="0.064997767" office:value-type="float">
            <text:p>0.064997767</text:p>
          </table:table-cell>
          <table:table-cell office:value="0.056867729" office:value-type="float">
            <text:p>0.056867729</text:p>
          </table:table-cell>
          <table:table-cell office:value="-2.05534607266" office:value-type="float">
            <text:p>-2.05534607266</text:p>
          </table:table-cell>
          <table:table-cell office:value="-2.03120545156" office:value-type="float">
            <text:p>-2.03120545156</text:p>
          </table:table-cell>
          <table:table-cell office:value="-1.89780006515" office:value-type="float">
            <text:p>-1.89780006515</text:p>
          </table:table-cell>
          <table:table-cell office:value="-2.039170347" office:value-type="float">
            <text:p>-2.039170347</text:p>
          </table:table-cell>
          <table:table-cell office:value="-1.94021061582" office:value-type="float">
            <text:p>-1.94021061582</text:p>
          </table:table-cell>
          <table:table-cell office:value="-1.96225619849" office:value-type="float">
            <text:p>-1.96225619849</text:p>
          </table:table-cell>
          <table:table-cell office:value="-1.81808473506" office:value-type="float">
            <text:p>-1.81808473506</text:p>
          </table:table-cell>
          <table:table-cell office:value="-2.02326344443" office:value-type="float">
            <text:p>-2.02326344443</text:p>
          </table:table-cell>
          <table:table-cell office:value="-1.94027234116" office:value-type="float">
            <text:p>-1.94027234116</text:p>
          </table:table-cell>
          <table:table-cell office:value="0.015640985" office:value-type="float">
            <text:p>0.015640985</text:p>
          </table:table-cell>
          <table:table-cell office:value="-2.06347286243" office:value-type="float">
            <text:p>-2.06347286243</text:p>
          </table:table-cell>
          <table:table-cell office:value="-1.98463153552" office:value-type="float">
            <text:p>-1.98463153552</text:p>
          </table:table-cell>
          <table:table-cell office:value="-2.03123205526" office:value-type="float">
            <text:p>-2.03123205526</text:p>
          </table:table-cell>
          <table:table-cell office:value="0.00462397199996" office:value-type="float">
            <text:p>0.00462397199996</text:p>
          </table:table-cell>
          <table:table-cell office:value="0.00017115199995" office:value-type="float">
            <text:p>0.00017115199995</text:p>
          </table:table-cell>
          <table:table-cell office:value="-1.96963552452" office:value-type="float">
            <text:p>-1.96963552452</text:p>
          </table:table-cell>
          <table:table-cell office:value="0.011465766" office:value-type="float">
            <text:p>0.011465766</text:p>
          </table:table-cell>
          <table:table-cell office:value="-2.0067981479" office:value-type="float">
            <text:p>-2.0067981479</text:p>
          </table:table-cell>
          <table:table-cell office:value="-1.79927806486" office:value-type="float">
            <text:p>-1.79927806486</text:p>
          </table:table-cell>
          <table:table-cell office:value="-1.83734450135" office:value-type="float">
            <text:p>-1.83734450135</text:p>
          </table:table-cell>
          <table:table-cell office:value="-1.79921435833" office:value-type="float">
            <text:p>-1.79921435833</text:p>
          </table:table-cell>
          <table:table-cell office:value="-1.74062830486" office:value-type="float">
            <text:p>-1.74062830486</text:p>
          </table:table-cell>
          <table:table-cell office:value="0.707301811716" office:value-type="float">
            <text:p>0.707301811716</text:p>
          </table:table-cell>
        </table:table-row>
        <table:table-row>
          <table:table-cell office:value-type="string">
            <text:p>R_MIN</text:p>
          </table:table-cell>
          <table:table-cell office:value="8.00772003433" office:value-type="float">
            <text:p>8.00772003433</text:p>
          </table:table-cell>
          <table:table-cell office:value="5.57062716307" office:value-type="float">
            <text:p>5.57062716307</text:p>
          </table:table-cell>
          <table:table-cell office:value="7.34799113134" office:value-type="float">
            <text:p>7.34799113134</text:p>
          </table:table-cell>
          <table:table-cell office:value="5.89088969496" office:value-type="float">
            <text:p>5.89088969496</text:p>
          </table:table-cell>
          <table:table-cell office:value="6.89797302245" office:value-type="float">
            <text:p>6.89797302245</text:p>
          </table:table-cell>
          <table:table-cell office:value="6.70300176963" office:value-type="float">
            <text:p>6.70300176963</text:p>
          </table:table-cell>
          <table:table-cell office:value="5.14418321754" office:value-type="float">
            <text:p>5.14418321754</text:p>
          </table:table-cell>
          <table:table-cell office:value="6.92359466876" office:value-type="float">
            <text:p>6.92359466876</text:p>
          </table:table-cell>
          <table:table-cell office:value="5.42166917493" office:value-type="float">
            <text:p>5.42166917493</text:p>
          </table:table-cell>
          <table:table-cell office:value="6.13111626607" office:value-type="float">
            <text:p>6.13111626607</text:p>
          </table:table-cell>
          <table:table-cell office:value="9.59607708397" office:value-type="float">
            <text:p>9.59607708397</text:p>
          </table:table-cell>
          <table:table-cell office:value="8.63500636349" office:value-type="float">
            <text:p>8.63500636349</text:p>
          </table:table-cell>
          <table:table-cell office:value="9.41327036859" office:value-type="float">
            <text:p>9.41327036859</text:p>
          </table:table-cell>
          <table:table-cell office:value="9.62626807226" office:value-type="float">
            <text:p>9.62626807226</text:p>
          </table:table-cell>
          <table:table-cell office:value="7.1812539564" office:value-type="float">
            <text:p>7.1812539564</text:p>
          </table:table-cell>
          <table:table-cell office:value="8.82734731547" office:value-type="float">
            <text:p>8.82734731547</text:p>
          </table:table-cell>
          <table:table-cell office:value="9.62825922789" office:value-type="float">
            <text:p>9.62825922789</text:p>
          </table:table-cell>
          <table:table-cell office:value="9.06662903402" office:value-type="float">
            <text:p>9.06662903402</text:p>
          </table:table-cell>
          <table:table-cell office:value="9.0990129689" office:value-type="float">
            <text:p>9.0990129689</text:p>
          </table:table-cell>
          <table:table-cell office:value="9.56084986931" office:value-type="float">
            <text:p>9.56084986931</text:p>
          </table:table-cell>
          <table:table-cell office:value="8.76315993458" office:value-type="float">
            <text:p>8.76315993458</text:p>
          </table:table-cell>
          <table:table-cell office:value="8.13440810473" office:value-type="float">
            <text:p>8.13440810473</text:p>
          </table:table-cell>
          <table:table-cell office:value="17.8757859171" office:value-type="float">
            <text:p>17.8757859171</text:p>
          </table:table-cell>
          <table:table-cell office:value="7.83165086209" office:value-type="float">
            <text:p>7.83165086209</text:p>
          </table:table-cell>
          <table:table-cell office:value="13.183789656" office:value-type="float">
            <text:p>13.183789656</text:p>
          </table:table-cell>
          <table:table-cell office:value="8.7815478954" office:value-type="float">
            <text:p>8.7815478954</text:p>
          </table:table-cell>
          <table:table-cell office:value="18.3517881502" office:value-type="float">
            <text:p>18.3517881502</text:p>
          </table:table-cell>
          <table:table-cell office:value="8.9163899499" office:value-type="float">
            <text:p>8.9163899499</text:p>
          </table:table-cell>
          <table:table-cell office:value="18.2224337644" office:value-type="float">
            <text:p>18.2224337644</text:p>
          </table:table-cell>
          <table:table-cell office:value="8.97836293005" office:value-type="float">
            <text:p>8.97836293005</text:p>
          </table:table-cell>
          <table:table-cell office:value="9.63527691427" office:value-type="float">
            <text:p>9.63527691427</text:p>
          </table:table-cell>
          <table:table-cell office:value="8.97877671145" office:value-type="float">
            <text:p>8.97877671145</text:p>
          </table:table-cell>
          <table:table-cell office:value="9.19802902421" office:value-type="float">
            <text:p>9.19802902421</text:p>
          </table:table-cell>
          <table:table-cell office:value="8.87640059687" office:value-type="float">
            <text:p>8.87640059687</text:p>
          </table:table-cell>
          <table:table-cell office:value="18.0954780442" office:value-type="float">
            <text:p>18.0954780442</text:p>
          </table:table-cell>
          <table:table-cell office:value="9.16021144991" office:value-type="float">
            <text:p>9.16021144991</text:p>
          </table:table-cell>
          <table:table-cell office:value="9.51869075139" office:value-type="float">
            <text:p>9.51869075139</text:p>
          </table:table-cell>
          <table:table-cell office:value="8.56452057125" office:value-type="float">
            <text:p>8.56452057125</text:p>
          </table:table-cell>
          <table:table-cell office:value="9.12280558237" office:value-type="float">
            <text:p>9.12280558237</text:p>
          </table:table-cell>
          <table:table-cell office:value="7.97202779519" office:value-type="float">
            <text:p>7.97202779519</text:p>
          </table:table-cell>
          <table:table-cell office:value="8.83810772474" office:value-type="float">
            <text:p>8.83810772474</text:p>
          </table:table-cell>
          <table:table-cell office:value="8.73146110046" office:value-type="float">
            <text:p>8.73146110046</text:p>
          </table:table-cell>
          <table:table-cell office:value="8.58982061677" office:value-type="float">
            <text:p>8.58982061677</text:p>
          </table:table-cell>
          <table:table-cell office:value="9.18539961753" office:value-type="float">
            <text:p>9.18539961753</text:p>
          </table:table-cell>
          <table:table-cell office:value="8.97503485899" office:value-type="float">
            <text:p>8.97503485899</text:p>
          </table:table-cell>
          <table:table-cell office:value="7.9542458648" office:value-type="float">
            <text:p>7.9542458648</text:p>
          </table:table-cell>
          <table:table-cell office:value="9.2188774152" office:value-type="float">
            <text:p>9.2188774152</text:p>
          </table:table-cell>
          <table:table-cell office:value="8.4258158732" office:value-type="float">
            <text:p>8.4258158732</text:p>
          </table:table-cell>
          <table:table-cell office:value="8.09625331133" office:value-type="float">
            <text:p>8.09625331133</text:p>
          </table:table-cell>
          <table:table-cell office:value="9.94832985016" office:value-type="float">
            <text:p>9.94832985016</text:p>
          </table:table-cell>
          <table:table-cell office:value="12.9261302473" office:value-type="float">
            <text:p>12.9261302473</text:p>
          </table:table-cell>
          <table:table-cell office:value="8.63057937476" office:value-type="float">
            <text:p>8.63057937476</text:p>
          </table:table-cell>
          <table:table-cell office:value="9.12802369316" office:value-type="float">
            <text:p>9.12802369316</text:p>
          </table:table-cell>
          <table:table-cell office:value="9.14799634178" office:value-type="float">
            <text:p>9.14799634178</text:p>
          </table:table-cell>
          <table:table-cell office:value="16.994193333" office:value-type="float">
            <text:p>16.994193333</text:p>
          </table:table-cell>
          <table:table-cell office:value="8.24000953934" office:value-type="float">
            <text:p>8.24000953934</text:p>
          </table:table-cell>
          <table:table-cell office:value="8.55416124059" office:value-type="float">
            <text:p>8.55416124059</text:p>
          </table:table-cell>
          <table:table-cell office:value="8.25629251378" office:value-type="float">
            <text:p>8.25629251378</text:p>
          </table:table-cell>
          <table:table-cell office:value="8.28705606671" office:value-type="float">
            <text:p>8.28705606671</text:p>
          </table:table-cell>
          <table:table-cell office:value="8.45954557329" office:value-type="float">
            <text:p>8.45954557329</text:p>
          </table:table-cell>
          <table:table-cell office:value="9.49448996438" office:value-type="float">
            <text:p>9.49448996438</text:p>
          </table:table-cell>
          <table:table-cell office:value="8.27584341515" office:value-type="float">
            <text:p>8.27584341515</text:p>
          </table:table-cell>
          <table:table-cell office:value="8.92777397596" office:value-type="float">
            <text:p>8.92777397596</text:p>
          </table:table-cell>
          <table:table-cell office:value="9.0062605989" office:value-type="float">
            <text:p>9.0062605989</text:p>
          </table:table-cell>
          <table:table-cell office:value="9.18239019763" office:value-type="float">
            <text:p>9.18239019763</text:p>
          </table:table-cell>
          <table:table-cell office:value="9.8809226989" office:value-type="float">
            <text:p>9.8809226989</text:p>
          </table:table-cell>
          <table:table-cell office:value="8.22199877546" office:value-type="float">
            <text:p>8.22199877546</text:p>
          </table:table-cell>
          <table:table-cell office:value="8.7063770763" office:value-type="float">
            <text:p>8.7063770763</text:p>
          </table:table-cell>
          <table:table-cell office:value="8.5032342066" office:value-type="float">
            <text:p>8.5032342066</text:p>
          </table:table-cell>
          <table:table-cell office:value="9.03785599193" office:value-type="float">
            <text:p>9.03785599193</text:p>
          </table:table-cell>
          <table:table-cell office:value="8.75831898336" office:value-type="float">
            <text:p>8.75831898336</text:p>
          </table:table-cell>
          <table:table-cell office:value="8.34090462575" office:value-type="float">
            <text:p>8.34090462575</text:p>
          </table:table-cell>
          <table:table-cell office:value="8.65051243259" office:value-type="float">
            <text:p>8.65051243259</text:p>
          </table:table-cell>
          <table:table-cell office:value="8.94069569361" office:value-type="float">
            <text:p>8.94069569361</text:p>
          </table:table-cell>
          <table:table-cell office:value="8.18327828966" office:value-type="float">
            <text:p>8.18327828966</text:p>
          </table:table-cell>
          <table:table-cell office:value="9.29036969527" office:value-type="float">
            <text:p>9.29036969527</text:p>
          </table:table-cell>
          <table:table-cell office:value="8.25170588152" office:value-type="float">
            <text:p>8.25170588152</text:p>
          </table:table-cell>
          <table:table-cell office:value="19.1628145828" office:value-type="float">
            <text:p>19.1628145828</text:p>
          </table:table-cell>
          <table:table-cell office:value="14.1230999358" office:value-type="float">
            <text:p>14.1230999358</text:p>
          </table:table-cell>
          <table:table-cell office:value="9.82119621458" office:value-type="float">
            <text:p>9.82119621458</text:p>
          </table:table-cell>
          <table:table-cell office:value="9.08733871716" office:value-type="float">
            <text:p>9.08733871716</text:p>
          </table:table-cell>
          <table:table-cell office:value="8.45066371963" office:value-type="float">
            <text:p>8.45066371963</text:p>
          </table:table-cell>
          <table:table-cell office:value="8.09450610317" office:value-type="float">
            <text:p>8.09450610317</text:p>
          </table:table-cell>
          <table:table-cell office:value="9.05793898025" office:value-type="float">
            <text:p>9.05793898025</text:p>
          </table:table-cell>
          <table:table-cell office:value="8.01791581918" office:value-type="float">
            <text:p>8.01791581918</text:p>
          </table:table-cell>
          <table:table-cell office:value="8.89198591347" office:value-type="float">
            <text:p>8.89198591347</text:p>
          </table:table-cell>
          <table:table-cell office:value="8.76155262545" office:value-type="float">
            <text:p>8.76155262545</text:p>
          </table:table-cell>
          <table:table-cell office:value="8.81918025581" office:value-type="float">
            <text:p>8.81918025581</text:p>
          </table:table-cell>
          <table:table-cell office:value="18.3931724288" office:value-type="float">
            <text:p>18.3931724288</text:p>
          </table:table-cell>
          <table:table-cell office:value="9.50353485698" office:value-type="float">
            <text:p>9.50353485698</text:p>
          </table:table-cell>
          <table:table-cell office:value="9.50847318006" office:value-type="float">
            <text:p>9.50847318006</text:p>
          </table:table-cell>
          <table:table-cell office:value="9.61258981714" office:value-type="float">
            <text:p>9.61258981714</text:p>
          </table:table-cell>
          <table:table-cell office:value="16.4955915863" office:value-type="float">
            <text:p>16.4955915863</text:p>
          </table:table-cell>
          <table:table-cell office:value="13.1516280986" office:value-type="float">
            <text:p>13.1516280986</text:p>
          </table:table-cell>
          <table:table-cell office:value="9.20743508195" office:value-type="float">
            <text:p>9.20743508195</text:p>
          </table:table-cell>
          <table:table-cell office:value="17.6721468558" office:value-type="float">
            <text:p>17.6721468558</text:p>
          </table:table-cell>
          <table:table-cell office:value="8.45826287861" office:value-type="float">
            <text:p>8.45826287861</text:p>
          </table:table-cell>
          <table:table-cell office:value="7.88843095183" office:value-type="float">
            <text:p>7.88843095183</text:p>
          </table:table-cell>
          <table:table-cell office:value="9.25869094438" office:value-type="float">
            <text:p>9.25869094438</text:p>
          </table:table-cell>
          <table:table-cell office:value="8.67085934995" office:value-type="float">
            <text:p>8.67085934995</text:p>
          </table:table-cell>
          <table:table-cell office:value="9.59183550566" office:value-type="float">
            <text:p>9.59183550566</text:p>
          </table:table-cell>
          <table:table-cell office:value="2.9365935052" office:value-type="float">
            <text:p>2.9365935052</text:p>
          </table:table-cell>
        </table:table-row>
        <table:table-row>
          <table:table-cell office:value-type="string">
            <text:p>riA_DEC</text:p>
          </table:table-cell>
          <table:table-cell office:value="2.15366603685" office:value-type="float">
            <text:p>2.15366603685</text:p>
          </table:table-cell>
          <table:table-cell office:value="2.41723610595" office:value-type="float">
            <text:p>2.41723610595</text:p>
          </table:table-cell>
          <table:table-cell office:value="2.34989013722" office:value-type="float">
            <text:p>2.34989013722</text:p>
          </table:table-cell>
          <table:table-cell office:value="2.47588466552" office:value-type="float">
            <text:p>2.47588466552</text:p>
          </table:table-cell>
          <table:table-cell office:value="2.91306137931" office:value-type="float">
            <text:p>2.91306137931</text:p>
          </table:table-cell>
          <table:table-cell office:value="3.67881538906" office:value-type="float">
            <text:p>3.67881538906</text:p>
          </table:table-cell>
          <table:table-cell office:value="3.48288288933" office:value-type="float">
            <text:p>3.48288288933</text:p>
          </table:table-cell>
          <table:table-cell office:value="3.17851065604" office:value-type="float">
            <text:p>3.17851065604</text:p>
          </table:table-cell>
          <table:table-cell office:value="3.33379921997" office:value-type="float">
            <text:p>3.33379921997</text:p>
          </table:table-cell>
          <table:table-cell office:value="3.06346728439" office:value-type="float">
            <text:p>3.06346728439</text:p>
          </table:table-cell>
          <table:table-cell office:value="3.45872025189" office:value-type="float">
            <text:p>3.45872025189</text:p>
          </table:table-cell>
          <table:table-cell office:value="2.75728845503" office:value-type="float">
            <text:p>2.75728845503</text:p>
          </table:table-cell>
          <table:table-cell office:value="3.52733823573" office:value-type="float">
            <text:p>3.52733823573</text:p>
          </table:table-cell>
          <table:table-cell office:value="2.69931702889" office:value-type="float">
            <text:p>2.69931702889</text:p>
          </table:table-cell>
          <table:table-cell office:value="4.20164475168" office:value-type="float">
            <text:p>4.20164475168</text:p>
          </table:table-cell>
          <table:table-cell office:value="3.69563047518" office:value-type="float">
            <text:p>3.69563047518</text:p>
          </table:table-cell>
          <table:table-cell office:value="2.8382323669" office:value-type="float">
            <text:p>2.8382323669</text:p>
          </table:table-cell>
          <table:table-cell office:value="2.46996436632" office:value-type="float">
            <text:p>2.46996436632</text:p>
          </table:table-cell>
          <table:table-cell office:value="2.82507375221" office:value-type="float">
            <text:p>2.82507375221</text:p>
          </table:table-cell>
          <table:table-cell office:value="4.00247318354" office:value-type="float">
            <text:p>4.00247318354</text:p>
          </table:table-cell>
          <table:table-cell office:value="3.69629573867" office:value-type="float">
            <text:p>3.69629573867</text:p>
          </table:table-cell>
          <table:table-cell office:value="3.51076623515" office:value-type="float">
            <text:p>3.51076623515</text:p>
          </table:table-cell>
          <table:table-cell office:value="254.605278386" office:value-type="float">
            <text:p>254.605278386</text:p>
          </table:table-cell>
          <table:table-cell office:value="3.2162823027" office:value-type="float">
            <text:p>3.2162823027</text:p>
          </table:table-cell>
          <table:table-cell office:value="63.7216153135" office:value-type="float">
            <text:p>63.7216153135</text:p>
          </table:table-cell>
          <table:table-cell office:value="3.34826563879" office:value-type="float">
            <text:p>3.34826563879</text:p>
          </table:table-cell>
          <table:table-cell office:value="254.539454625" office:value-type="float">
            <text:p>254.539454625</text:p>
          </table:table-cell>
          <table:table-cell office:value="3.7053917619" office:value-type="float">
            <text:p>3.7053917619</text:p>
          </table:table-cell>
          <table:table-cell office:value="254.615559296" office:value-type="float">
            <text:p>254.615559296</text:p>
          </table:table-cell>
          <table:table-cell office:value="2.94630361217" office:value-type="float">
            <text:p>2.94630361217</text:p>
          </table:table-cell>
          <table:table-cell office:value="3.01654947858" office:value-type="float">
            <text:p>3.01654947858</text:p>
          </table:table-cell>
          <table:table-cell office:value="3.14126300354" office:value-type="float">
            <text:p>3.14126300354</text:p>
          </table:table-cell>
          <table:table-cell office:value="2.94891265237" office:value-type="float">
            <text:p>2.94891265237</text:p>
          </table:table-cell>
          <table:table-cell office:value="2.65075211611" office:value-type="float">
            <text:p>2.65075211611</text:p>
          </table:table-cell>
          <table:table-cell office:value="254.578102875" office:value-type="float">
            <text:p>254.578102875</text:p>
          </table:table-cell>
          <table:table-cell office:value="2.79680873586" office:value-type="float">
            <text:p>2.79680873586</text:p>
          </table:table-cell>
          <table:table-cell office:value="3.77500208084" office:value-type="float">
            <text:p>3.77500208084</text:p>
          </table:table-cell>
          <table:table-cell office:value="3.82470901399" office:value-type="float">
            <text:p>3.82470901399</text:p>
          </table:table-cell>
          <table:table-cell office:value="3.43372858722" office:value-type="float">
            <text:p>3.43372858722</text:p>
          </table:table-cell>
          <table:table-cell office:value="3.41080806142" office:value-type="float">
            <text:p>3.41080806142</text:p>
          </table:table-cell>
          <table:table-cell office:value="3.26532871501" office:value-type="float">
            <text:p>3.26532871501</text:p>
          </table:table-cell>
          <table:table-cell office:value="3.53888056208" office:value-type="float">
            <text:p>3.53888056208</text:p>
          </table:table-cell>
          <table:table-cell office:value="3.36816212829" office:value-type="float">
            <text:p>3.36816212829</text:p>
          </table:table-cell>
          <table:table-cell office:value="3.39471528158" office:value-type="float">
            <text:p>3.39471528158</text:p>
          </table:table-cell>
          <table:table-cell office:value="2.4051720904" office:value-type="float">
            <text:p>2.4051720904</text:p>
          </table:table-cell>
          <table:table-cell office:value="3.83463322695" office:value-type="float">
            <text:p>3.83463322695</text:p>
          </table:table-cell>
          <table:table-cell office:value="3.27128707994" office:value-type="float">
            <text:p>3.27128707994</text:p>
          </table:table-cell>
          <table:table-cell office:value="3.36602125097" office:value-type="float">
            <text:p>3.36602125097</text:p>
          </table:table-cell>
          <table:table-cell office:value="3.19568418827" office:value-type="float">
            <text:p>3.19568418827</text:p>
          </table:table-cell>
          <table:table-cell office:value="2.5139754797" office:value-type="float">
            <text:p>2.5139754797</text:p>
          </table:table-cell>
          <table:table-cell office:value="254.881524235" office:value-type="float">
            <text:p>254.881524235</text:p>
          </table:table-cell>
          <table:table-cell office:value="3.2180616514" office:value-type="float">
            <text:p>3.2180616514</text:p>
          </table:table-cell>
          <table:table-cell office:value="3.27340934235" office:value-type="float">
            <text:p>3.27340934235</text:p>
          </table:table-cell>
          <table:table-cell office:value="3.42869727359" office:value-type="float">
            <text:p>3.42869727359</text:p>
          </table:table-cell>
          <table:table-cell office:value="254.843532383" office:value-type="float">
            <text:p>254.843532383</text:p>
          </table:table-cell>
          <table:table-cell office:value="3.56935540258" office:value-type="float">
            <text:p>3.56935540258</text:p>
          </table:table-cell>
          <table:table-cell office:value="3.55529888069" office:value-type="float">
            <text:p>3.55529888069</text:p>
          </table:table-cell>
          <table:table-cell office:value="3.8922127586" office:value-type="float">
            <text:p>3.8922127586</text:p>
          </table:table-cell>
          <table:table-cell office:value="3.34032659837" office:value-type="float">
            <text:p>3.34032659837</text:p>
          </table:table-cell>
          <table:table-cell office:value="2.82428574787" office:value-type="float">
            <text:p>2.82428574787</text:p>
          </table:table-cell>
          <table:table-cell office:value="3.11607288751" office:value-type="float">
            <text:p>3.11607288751</text:p>
          </table:table-cell>
          <table:table-cell office:value="1.96251426073" office:value-type="float">
            <text:p>1.96251426073</text:p>
          </table:table-cell>
          <table:table-cell office:value="3.85168879941" office:value-type="float">
            <text:p>3.85168879941</text:p>
          </table:table-cell>
          <table:table-cell office:value="2.67783873187" office:value-type="float">
            <text:p>2.67783873187</text:p>
          </table:table-cell>
          <table:table-cell office:value="3.20565894384" office:value-type="float">
            <text:p>3.20565894384</text:p>
          </table:table-cell>
          <table:table-cell office:value="3.74532481939" office:value-type="float">
            <text:p>3.74532481939</text:p>
          </table:table-cell>
          <table:table-cell office:value="3.2967874996" office:value-type="float">
            <text:p>3.2967874996</text:p>
          </table:table-cell>
          <table:table-cell office:value="3.57087439222" office:value-type="float">
            <text:p>3.57087439222</text:p>
          </table:table-cell>
          <table:table-cell office:value="3.97068807265" office:value-type="float">
            <text:p>3.97068807265</text:p>
          </table:table-cell>
          <table:table-cell office:value="2.91403051362" office:value-type="float">
            <text:p>2.91403051362</text:p>
          </table:table-cell>
          <table:table-cell office:value="3.08601749426" office:value-type="float">
            <text:p>3.08601749426</text:p>
          </table:table-cell>
          <table:table-cell office:value="3.81279945784" office:value-type="float">
            <text:p>3.81279945784</text:p>
          </table:table-cell>
          <table:table-cell office:value="3.73308233458" office:value-type="float">
            <text:p>3.73308233458</text:p>
          </table:table-cell>
          <table:table-cell office:value="2.84864773605" office:value-type="float">
            <text:p>2.84864773605</text:p>
          </table:table-cell>
          <table:table-cell office:value="3.69799938822" office:value-type="float">
            <text:p>3.69799938822</text:p>
          </table:table-cell>
          <table:table-cell office:value="3.51427874608" office:value-type="float">
            <text:p>3.51427874608</text:p>
          </table:table-cell>
          <table:table-cell office:value="3.29720062641" office:value-type="float">
            <text:p>3.29720062641</text:p>
          </table:table-cell>
          <table:table-cell office:value="254.383472548" office:value-type="float">
            <text:p>254.383472548</text:p>
          </table:table-cell>
          <table:table-cell office:value="254.86444518" office:value-type="float">
            <text:p>254.86444518</text:p>
          </table:table-cell>
          <table:table-cell office:value="3.96487730813" office:value-type="float">
            <text:p>3.96487730813</text:p>
          </table:table-cell>
          <table:table-cell office:value="3.77484177756" office:value-type="float">
            <text:p>3.77484177756</text:p>
          </table:table-cell>
          <table:table-cell office:value="3.01186074455" office:value-type="float">
            <text:p>3.01186074455</text:p>
          </table:table-cell>
          <table:table-cell office:value="3.81801112324" office:value-type="float">
            <text:p>3.81801112324</text:p>
          </table:table-cell>
          <table:table-cell office:value="3.20054964256" office:value-type="float">
            <text:p>3.20054964256</text:p>
          </table:table-cell>
          <table:table-cell office:value="3.34173300126" office:value-type="float">
            <text:p>3.34173300126</text:p>
          </table:table-cell>
          <table:table-cell office:value="2.63246017801" office:value-type="float">
            <text:p>2.63246017801</text:p>
          </table:table-cell>
          <table:table-cell office:value="3.68222274573" office:value-type="float">
            <text:p>3.68222274573</text:p>
          </table:table-cell>
          <table:table-cell office:value="3.22251895492" office:value-type="float">
            <text:p>3.22251895492</text:p>
          </table:table-cell>
          <table:table-cell office:value="254.55533089" office:value-type="float">
            <text:p>254.55533089</text:p>
          </table:table-cell>
          <table:table-cell office:value="3.99278146696" office:value-type="float">
            <text:p>3.99278146696</text:p>
          </table:table-cell>
          <table:table-cell office:value="3.47507703843" office:value-type="float">
            <text:p>3.47507703843</text:p>
          </table:table-cell>
          <table:table-cell office:value="3.78180201655" office:value-type="float">
            <text:p>3.78180201655</text:p>
          </table:table-cell>
          <table:table-cell office:value="254.779531456" office:value-type="float">
            <text:p>254.779531456</text:p>
          </table:table-cell>
          <table:table-cell office:value="254.879184702" office:value-type="float">
            <text:p>254.879184702</text:p>
          </table:table-cell>
          <table:table-cell office:value="3.39114248503" office:value-type="float">
            <text:p>3.39114248503</text:p>
          </table:table-cell>
          <table:table-cell office:value="254.642783255" office:value-type="float">
            <text:p>254.642783255</text:p>
          </table:table-cell>
          <table:table-cell office:value="3.02982710296" office:value-type="float">
            <text:p>3.02982710296</text:p>
          </table:table-cell>
          <table:table-cell office:value="2.56155339149" office:value-type="float">
            <text:p>2.56155339149</text:p>
          </table:table-cell>
          <table:table-cell office:value="2.71255500647" office:value-type="float">
            <text:p>2.71255500647</text:p>
          </table:table-cell>
          <table:table-cell office:value="2.55511044714" office:value-type="float">
            <text:p>2.55511044714</text:p>
          </table:table-cell>
          <table:table-cell office:value="34.0254048759" office:value-type="float">
            <text:p>34.0254048759</text:p>
          </table:table-cell>
          <table:table-cell office:value="81.7051437685" office:value-type="float">
            <text:p>81.7051437685</text:p>
          </table:table-cell>
        </table:table-row>
        <table:table-row>
          <table:table-cell office:value-type="string">
            <text:p>riR_MIN</text:p>
          </table:table-cell>
          <table:table-cell office:value="4.88809003349" office:value-type="float">
            <text:p>4.88809003349</text:p>
          </table:table-cell>
          <table:table-cell office:value="2.44543807879" office:value-type="float">
            <text:p>2.44543807879</text:p>
          </table:table-cell>
          <table:table-cell office:value="4.22487226159" office:value-type="float">
            <text:p>4.22487226159</text:p>
          </table:table-cell>
          <table:table-cell office:value="2.76587177097" office:value-type="float">
            <text:p>2.76587177097</text:p>
          </table:table-cell>
          <table:table-cell office:value="3.7729861731" office:value-type="float">
            <text:p>3.7729861731</text:p>
          </table:table-cell>
          <table:table-cell office:value="3.57741659336" office:value-type="float">
            <text:p>3.57741659336</text:p>
          </table:table-cell>
          <table:table-cell office:value="2.01820348982" office:value-type="float">
            <text:p>2.01820348982</text:p>
          </table:table-cell>
          <table:table-cell office:value="3.79803279681" office:value-type="float">
            <text:p>3.79803279681</text:p>
          </table:table-cell>
          <table:table-cell office:value="2.36512820251" office:value-type="float">
            <text:p>2.36512820251</text:p>
          </table:table-cell>
          <table:table-cell office:value="3.00564504836" office:value-type="float">
            <text:p>3.00564504836</text:p>
          </table:table-cell>
          <table:table-cell office:value="6.47000345916" office:value-type="float">
            <text:p>6.47000345916</text:p>
          </table:table-cell>
          <table:table-cell office:value="5.57864581404" office:value-type="float">
            <text:p>5.57864581404</text:p>
          </table:table-cell>
          <table:table-cell office:value="6.28719201581" office:value-type="float">
            <text:p>6.28719201581</text:p>
          </table:table-cell>
          <table:table-cell office:value="6.5004234997" office:value-type="float">
            <text:p>6.5004234997</text:p>
          </table:table-cell>
          <table:table-cell office:value="4.05496375739" office:value-type="float">
            <text:p>4.05496375739</text:p>
          </table:table-cell>
          <table:table-cell office:value="5.7012334594" office:value-type="float">
            <text:p>5.7012334594</text:p>
          </table:table-cell>
          <table:table-cell office:value="6.50233634995" office:value-type="float">
            <text:p>6.50233634995</text:p>
          </table:table-cell>
          <table:table-cell office:value="5.94072527419" office:value-type="float">
            <text:p>5.94072527419</text:p>
          </table:table-cell>
          <table:table-cell office:value="5.97299479302" office:value-type="float">
            <text:p>5.97299479302</text:p>
          </table:table-cell>
          <table:table-cell office:value="6.43470437151" office:value-type="float">
            <text:p>6.43470437151</text:p>
          </table:table-cell>
          <table:table-cell office:value="5.63701761402" office:value-type="float">
            <text:p>5.63701761402</text:p>
          </table:table-cell>
          <table:table-cell office:value="5.00824931793" office:value-type="float">
            <text:p>5.00824931793</text:p>
          </table:table-cell>
          <table:table-cell office:value="14.8221692575" office:value-type="float">
            <text:p>14.8221692575</text:p>
          </table:table-cell>
          <table:table-cell office:value="4.70545037475" office:value-type="float">
            <text:p>4.70545037475</text:p>
          </table:table-cell>
          <table:table-cell office:value="10.1271005951" office:value-type="float">
            <text:p>10.1271005951</text:p>
          </table:table-cell>
          <table:table-cell office:value="5.65532563093" office:value-type="float">
            <text:p>5.65532563093</text:p>
          </table:table-cell>
          <table:table-cell office:value="15.2989772049" office:value-type="float">
            <text:p>15.2989772049</text:p>
          </table:table-cell>
          <table:table-cell office:value="5.79017844362" office:value-type="float">
            <text:p>5.79017844362</text:p>
          </table:table-cell>
          <table:table-cell office:value="15.1686906927" office:value-type="float">
            <text:p>15.1686906927</text:p>
          </table:table-cell>
          <table:table-cell office:value="5.852272933" office:value-type="float">
            <text:p>5.852272933</text:p>
          </table:table-cell>
          <table:table-cell office:value="6.50925885038" office:value-type="float">
            <text:p>6.50925885038</text:p>
          </table:table-cell>
          <table:table-cell office:value="5.85273357945" office:value-type="float">
            <text:p>5.85273357945</text:p>
          </table:table-cell>
          <table:table-cell office:value="6.07203276396" office:value-type="float">
            <text:p>6.07203276396</text:p>
          </table:table-cell>
          <table:table-cell office:value="5.75034156993" office:value-type="float">
            <text:p>5.75034156993</text:p>
          </table:table-cell>
          <table:table-cell office:value="15.0422022377" office:value-type="float">
            <text:p>15.0422022377</text:p>
          </table:table-cell>
          <table:table-cell office:value="6.10400276236" office:value-type="float">
            <text:p>6.10400276236</text:p>
          </table:table-cell>
          <table:table-cell office:value="6.39262220079" office:value-type="float">
            <text:p>6.39262220079</text:p>
          </table:table-cell>
          <table:table-cell office:value="5.43830376948" office:value-type="float">
            <text:p>5.43830376948</text:p>
          </table:table-cell>
          <table:table-cell office:value="5.99668227059" office:value-type="float">
            <text:p>5.99668227059</text:p>
          </table:table-cell>
          <table:table-cell office:value="4.84577031761" office:value-type="float">
            <text:p>4.84577031761</text:p>
          </table:table-cell>
          <table:table-cell office:value="5.711965915" office:value-type="float">
            <text:p>5.711965915</text:p>
          </table:table-cell>
          <table:table-cell office:value="5.6052874972" office:value-type="float">
            <text:p>5.6052874972</text:p>
          </table:table-cell>
          <table:table-cell office:value="5.46361448453" office:value-type="float">
            <text:p>5.46361448453</text:p>
          </table:table-cell>
          <table:table-cell office:value="6.05928288953" office:value-type="float">
            <text:p>6.05928288953</text:p>
          </table:table-cell>
          <table:table-cell office:value="5.84910183031" office:value-type="float">
            <text:p>5.84910183031</text:p>
          </table:table-cell>
          <table:table-cell office:value="4.82804808615" office:value-type="float">
            <text:p>4.82804808615</text:p>
          </table:table-cell>
          <table:table-cell office:value="6.09277314857" office:value-type="float">
            <text:p>6.09277314857</text:p>
          </table:table-cell>
          <table:table-cell office:value="5.2996347244" office:value-type="float">
            <text:p>5.2996347244</text:p>
          </table:table-cell>
          <table:table-cell office:value="4.97009001937" office:value-type="float">
            <text:p>4.97009001937</text:p>
          </table:table-cell>
          <table:table-cell office:value="6.82254390356" office:value-type="float">
            <text:p>6.82254390356</text:p>
          </table:table-cell>
          <table:table-cell office:value="9.86929110834" office:value-type="float">
            <text:p>9.86929110834</text:p>
          </table:table-cell>
          <table:table-cell office:value="5.50438797701" office:value-type="float">
            <text:p>5.50438797701</text:p>
          </table:table-cell>
          <table:table-cell office:value="6.00187017906" office:value-type="float">
            <text:p>6.00187017906</text:p>
          </table:table-cell>
          <table:table-cell office:value="6.02185197915" office:value-type="float">
            <text:p>6.02185197915</text:p>
          </table:table-cell>
          <table:table-cell office:value="13.9377097068" office:value-type="float">
            <text:p>13.9377097068</text:p>
          </table:table-cell>
          <table:table-cell office:value="5.11379270658" office:value-type="float">
            <text:p>5.11379270658</text:p>
          </table:table-cell>
          <table:table-cell office:value="5.42797650703" office:value-type="float">
            <text:p>5.42797650703</text:p>
          </table:table-cell>
          <table:table-cell office:value="5.13003296952" office:value-type="float">
            <text:p>5.13003296952</text:p>
          </table:table-cell>
          <table:table-cell office:value="5.1609136051" office:value-type="float">
            <text:p>5.1609136051</text:p>
          </table:table-cell>
          <table:table-cell office:value="5.3333785362" office:value-type="float">
            <text:p>5.3333785362</text:p>
          </table:table-cell>
          <table:table-cell office:value="6.36842503749" office:value-type="float">
            <text:p>6.36842503749</text:p>
          </table:table-cell>
          <table:table-cell office:value="5.15007501861" office:value-type="float">
            <text:p>5.15007501861</text:p>
          </table:table-cell>
          <table:table-cell office:value="5.80160080376" office:value-type="float">
            <text:p>5.80160080376</text:p>
          </table:table-cell>
          <table:table-cell office:value="5.88023422893" office:value-type="float">
            <text:p>5.88023422893</text:p>
          </table:table-cell>
          <table:table-cell office:value="6.05626137611" office:value-type="float">
            <text:p>6.05626137611</text:p>
          </table:table-cell>
          <table:table-cell office:value="6.75477803846" office:value-type="float">
            <text:p>6.75477803846</text:p>
          </table:table-cell>
          <table:table-cell office:value="5.16511182724" office:value-type="float">
            <text:p>5.16511182724</text:p>
          </table:table-cell>
          <table:table-cell office:value="5.5801646538" office:value-type="float">
            <text:p>5.5801646538</text:p>
          </table:table-cell>
          <table:table-cell office:value="5.37698351593" office:value-type="float">
            <text:p>5.37698351593</text:p>
          </table:table-cell>
          <table:table-cell office:value="5.91176514018" office:value-type="float">
            <text:p>5.91176514018</text:p>
          </table:table-cell>
          <table:table-cell office:value="5.63215099492" office:value-type="float">
            <text:p>5.63215099492</text:p>
          </table:table-cell>
          <table:table-cell office:value="5.21468013634" office:value-type="float">
            <text:p>5.21468013634</text:p>
          </table:table-cell>
          <table:table-cell office:value="5.52432713679" office:value-type="float">
            <text:p>5.52432713679</text:p>
          </table:table-cell>
          <table:table-cell office:value="5.81461954165" office:value-type="float">
            <text:p>5.81461954165</text:p>
          </table:table-cell>
          <table:table-cell office:value="5.05699728852" office:value-type="float">
            <text:p>5.05699728852</text:p>
          </table:table-cell>
          <table:table-cell office:value="6.16420915026" office:value-type="float">
            <text:p>6.16420915026</text:p>
          </table:table-cell>
          <table:table-cell office:value="5.12549272179" office:value-type="float">
            <text:p>5.12549272179</text:p>
          </table:table-cell>
          <table:table-cell office:value="16.1118874918" office:value-type="float">
            <text:p>16.1118874918</text:p>
          </table:table-cell>
          <table:table-cell office:value="11.0665143973" office:value-type="float">
            <text:p>11.0665143973</text:p>
          </table:table-cell>
          <table:table-cell office:value="6.69505214802" office:value-type="float">
            <text:p>6.69505214802</text:p>
          </table:table-cell>
          <table:table-cell office:value="5.9612019182" office:value-type="float">
            <text:p>5.9612019182</text:p>
          </table:table-cell>
          <table:table-cell office:value="5.32454160873" office:value-type="float">
            <text:p>5.32454160873</text:p>
          </table:table-cell>
          <table:table-cell office:value="4.96834370986" office:value-type="float">
            <text:p>4.96834370986</text:p>
          </table:table-cell>
          <table:table-cell office:value="5.9317884606" office:value-type="float">
            <text:p>5.9317884606</text:p>
          </table:table-cell>
          <table:table-cell office:value="4.89170869514" office:value-type="float">
            <text:p>4.89170869514</text:p>
          </table:table-cell>
          <table:table-cell office:value="5.76590865938" office:value-type="float">
            <text:p>5.76590865938</text:p>
          </table:table-cell>
          <table:table-cell office:value="5.63537639471" office:value-type="float">
            <text:p>5.63537639471</text:p>
          </table:table-cell>
          <table:table-cell office:value="5.69302033771" office:value-type="float">
            <text:p>5.69302033771</text:p>
          </table:table-cell>
          <table:table-cell office:value="15.3401596477" office:value-type="float">
            <text:p>15.3401596477</text:p>
          </table:table-cell>
          <table:table-cell office:value="6.37734791937" office:value-type="float">
            <text:p>6.37734791937</text:p>
          </table:table-cell>
          <table:table-cell office:value="6.3824179198" office:value-type="float">
            <text:p>6.3824179198</text:p>
          </table:table-cell>
          <table:table-cell office:value="6.48641976812" office:value-type="float">
            <text:p>6.48641976812</text:p>
          </table:table-cell>
          <table:table-cell office:value="13.4400436823" office:value-type="float">
            <text:p>13.4400436823</text:p>
          </table:table-cell>
          <table:table-cell office:value="10.0948026737" office:value-type="float">
            <text:p>10.0948026737</text:p>
          </table:table-cell>
          <table:table-cell office:value="6.0813484177" office:value-type="float">
            <text:p>6.0813484177</text:p>
          </table:table-cell>
          <table:table-cell office:value="14.6181382698" office:value-type="float">
            <text:p>14.6181382698</text:p>
          </table:table-cell>
          <table:table-cell office:value="5.40173730531" office:value-type="float">
            <text:p>5.40173730531</text:p>
          </table:table-cell>
          <table:table-cell office:value="4.76228113229" office:value-type="float">
            <text:p>4.76228113229</text:p>
          </table:table-cell>
          <table:table-cell office:value="6.13263107925" office:value-type="float">
            <text:p>6.13263107925</text:p>
          </table:table-cell>
          <table:table-cell office:value="5.54476876417" office:value-type="float">
            <text:p>5.54476876417</text:p>
          </table:table-cell>
          <table:table-cell office:value="6.47863154415" office:value-type="float">
            <text:p>6.47863154415</text:p>
          </table:table-cell>
          <table:table-cell office:value="2.95669180788" office:value-type="float">
            <text:p>2.95669180788</text:p>
          </table:table-cell>
        </table:table-row>
        <table:table-row>
          <table:table-cell office:value-type="string">
            <text:p>R_I</text:p>
          </table:table-cell>
          <table:table-cell office:value="6.27617898947" office:value-type="float">
            <text:p>6.27617898947</text:p>
          </table:table-cell>
          <table:table-cell office:value="5.61178505833" office:value-type="float">
            <text:p>5.61178505833</text:p>
          </table:table-cell>
          <table:table-cell office:value="5.76496896606" office:value-type="float">
            <text:p>5.76496896606</text:p>
          </table:table-cell>
          <table:table-cell office:value="5.47825342394" office:value-type="float">
            <text:p>5.47825342394</text:p>
          </table:table-cell>
          <table:table-cell office:value="4.65601377205" office:value-type="float">
            <text:p>4.65601377205</text:p>
          </table:table-cell>
          <table:table-cell office:value="3.68826558317" office:value-type="float">
            <text:p>3.68826558317</text:p>
          </table:table-cell>
          <table:table-cell office:value="3.89673566436" office:value-type="float">
            <text:p>3.89673566436</text:p>
          </table:table-cell>
          <table:table-cell office:value="4.26874323324" office:value-type="float">
            <text:p>4.26874323324</text:p>
          </table:table-cell>
          <table:table-cell office:value="3.89214047617" office:value-type="float">
            <text:p>3.89214047617</text:p>
          </table:table-cell>
          <table:table-cell office:value="4.42879180223" office:value-type="float">
            <text:p>4.42879180223</text:p>
          </table:table-cell>
          <table:table-cell office:value="3.92419401623" office:value-type="float">
            <text:p>3.92419401623</text:p>
          </table:table-cell>
          <table:table-cell office:value="4.70537750351" office:value-type="float">
            <text:p>4.70537750351</text:p>
          </table:table-cell>
          <table:table-cell office:value="3.84786756041" office:value-type="float">
            <text:p>3.84786756041</text:p>
          </table:table-cell>
          <table:table-cell office:value="5.02745704194" office:value-type="float">
            <text:p>5.02745704194</text:p>
          </table:table-cell>
          <table:table-cell office:value="3.230775283" office:value-type="float">
            <text:p>3.230775283</text:p>
          </table:table-cell>
          <table:table-cell office:value="3.67272614493" office:value-type="float">
            <text:p>3.67272614493</text:p>
          </table:table-cell>
          <table:table-cell office:value="4.78163116241" office:value-type="float">
            <text:p>4.78163116241</text:p>
          </table:table-cell>
          <table:table-cell office:value="5.49449802288" office:value-type="float">
            <text:p>5.49449802288</text:p>
          </table:table-cell>
          <table:table-cell office:value="4.8041959319" office:value-type="float">
            <text:p>4.8041959319</text:p>
          </table:table-cell>
          <table:table-cell office:value="3.39123157429" office:value-type="float">
            <text:p>3.39123157429</text:p>
          </table:table-cell>
          <table:table-cell office:value="3.67213199502" office:value-type="float">
            <text:p>3.67213199502</text:p>
          </table:table-cell>
          <table:table-cell office:value="3.86622974147" office:value-type="float">
            <text:p>3.86622974147</text:p>
          </table:table-cell>
          <table:table-cell office:value="0.0508661811" office:value-type="float">
            <text:p>0.0508661811</text:p>
          </table:table-cell>
          <table:table-cell office:value="4.22033567851" office:value-type="float">
            <text:p>4.22033567851</text:p>
          </table:table-cell>
          <table:table-cell office:value="0.2036494552" office:value-type="float">
            <text:p>0.2036494552</text:p>
          </table:table-cell>
          <table:table-cell office:value="4.0540332009" office:value-type="float">
            <text:p>4.0540332009</text:p>
          </table:table-cell>
          <table:table-cell office:value="0.050852489" office:value-type="float">
            <text:p>0.050852489</text:p>
          </table:table-cell>
          <table:table-cell office:value="3.6632797593" office:value-type="float">
            <text:p>3.6632797593</text:p>
          </table:table-cell>
          <table:table-cell office:value="0.0508683386" office:value-type="float">
            <text:p>0.0508683386</text:p>
          </table:table-cell>
          <table:table-cell office:value="4.60673212005" office:value-type="float">
            <text:p>4.60673212005</text:p>
          </table:table-cell>
          <table:table-cell office:value="4.49924887743" office:value-type="float">
            <text:p>4.49924887743</text:p>
          </table:table-cell>
          <table:table-cell office:value="4.32069028185" office:value-type="float">
            <text:p>4.32069028185</text:p>
          </table:table-cell>
          <table:table-cell office:value="4.60238030979" office:value-type="float">
            <text:p>4.60238030979</text:p>
          </table:table-cell>
          <table:table-cell office:value="5.12026849773" office:value-type="float">
            <text:p>5.12026849773</text:p>
          </table:table-cell>
          <table:table-cell office:value="0.0508602547" office:value-type="float">
            <text:p>0.0508602547</text:p>
          </table:table-cell>
          <table:table-cell office:value="4.63842723379" office:value-type="float">
            <text:p>4.63842723379</text:p>
          </table:table-cell>
          <table:table-cell office:value="3.59540073451" office:value-type="float">
            <text:p>3.59540073451</text:p>
          </table:table-cell>
          <table:table-cell office:value="3.54901054635" office:value-type="float">
            <text:p>3.54901054635</text:p>
          </table:table-cell>
          <table:table-cell office:value="3.95288108353" office:value-type="float">
            <text:p>3.95288108353</text:p>
          </table:table-cell>
          <table:table-cell office:value="3.97978590741" office:value-type="float">
            <text:p>3.97978590741</text:p>
          </table:table-cell>
          <table:table-cell office:value="4.15678867086" office:value-type="float">
            <text:p>4.15678867086</text:p>
          </table:table-cell>
          <table:table-cell office:value="3.83555117464" office:value-type="float">
            <text:p>3.83555117464</text:p>
          </table:table-cell>
          <table:table-cell office:value="4.03004352433" office:value-type="float">
            <text:p>4.03004352433</text:p>
          </table:table-cell>
          <table:table-cell office:value="3.99829219277" office:value-type="float">
            <text:p>3.99829219277</text:p>
          </table:table-cell>
          <table:table-cell office:value="5.64261847461" office:value-type="float">
            <text:p>5.64261847461</text:p>
          </table:table-cell>
          <table:table-cell office:value="3.5397824587" office:value-type="float">
            <text:p>3.5397824587</text:p>
          </table:table-cell>
          <table:table-cell office:value="4.1491177831" office:value-type="float">
            <text:p>4.1491177831</text:p>
          </table:table-cell>
          <table:table-cell office:value="4.0325422833" office:value-type="float">
            <text:p>4.0325422833</text:p>
          </table:table-cell>
          <table:table-cell office:value="4.24743721717" office:value-type="float">
            <text:p>4.24743721717</text:p>
          </table:table-cell>
          <table:table-cell office:value="5.39790124294" office:value-type="float">
            <text:p>5.39790124294</text:p>
          </table:table-cell>
          <table:table-cell office:value="0.0509183496" office:value-type="float">
            <text:p>0.0509183496</text:p>
          </table:table-cell>
          <table:table-cell office:value="4.21797761874" office:value-type="float">
            <text:p>4.21797761874</text:p>
          </table:table-cell>
          <table:table-cell office:value="4.14655841274" office:value-type="float">
            <text:p>4.14655841274</text:p>
          </table:table-cell>
          <table:table-cell office:value="3.95873490562" office:value-type="float">
            <text:p>3.95873490562</text:p>
          </table:table-cell>
          <table:table-cell office:value="0.0509140957" office:value-type="float">
            <text:p>0.0509140957</text:p>
          </table:table-cell>
          <table:table-cell office:value="3.80290875116" office:value-type="float">
            <text:p>3.80290875116</text:p>
          </table:table-cell>
          <table:table-cell office:value="3.81786584081" office:value-type="float">
            <text:p>3.81786584081</text:p>
          </table:table-cell>
          <table:table-cell office:value="3.48755441822" office:value-type="float">
            <text:p>3.48755441822</text:p>
          </table:table-cell>
          <table:table-cell office:value="4.06346106289" office:value-type="float">
            <text:p>4.06346106289</text:p>
          </table:table-cell>
          <table:table-cell office:value="4.80599404211" office:value-type="float">
            <text:p>4.80599404211</text:p>
          </table:table-cell>
          <table:table-cell office:value="4.35567917622" office:value-type="float">
            <text:p>4.35567917622</text:p>
          </table:table-cell>
          <table:table-cell office:value="6.91461930035" office:value-type="float">
            <text:p>6.91461930035</text:p>
          </table:table-cell>
          <table:table-cell office:value="3.52405255474" office:value-type="float">
            <text:p>3.52405255474</text:p>
          </table:table-cell>
          <table:table-cell office:value="5.0683705552" office:value-type="float">
            <text:p>5.0683705552</text:p>
          </table:table-cell>
          <table:table-cell office:value="4.23412747927" office:value-type="float">
            <text:p>4.23412747927</text:p>
          </table:table-cell>
          <table:table-cell office:value="3.6240664878" office:value-type="float">
            <text:p>3.6240664878</text:p>
          </table:table-cell>
          <table:table-cell office:value="3.93672704754" office:value-type="float">
            <text:p>3.93672704754</text:p>
          </table:table-cell>
          <table:table-cell office:value="3.8012803328" office:value-type="float">
            <text:p>3.8012803328</text:p>
          </table:table-cell>
          <table:table-cell office:value="3.4186082285" office:value-type="float">
            <text:p>3.4186082285</text:p>
          </table:table-cell>
          <table:table-cell office:value="4.65775455817" office:value-type="float">
            <text:p>4.65775455817</text:p>
          </table:table-cell>
          <table:table-cell office:value="4.39839008174" office:value-type="float">
            <text:p>4.39839008174</text:p>
          </table:table-cell>
          <table:table-cell office:value="3.56011364785" office:value-type="float">
            <text:p>3.56011364785</text:p>
          </table:table-cell>
          <table:table-cell office:value="3.63604598461" office:value-type="float">
            <text:p>3.63604598461</text:p>
          </table:table-cell>
          <table:table-cell office:value="4.76461553639" office:value-type="float">
            <text:p>4.76461553639</text:p>
          </table:table-cell>
          <table:table-cell office:value="3.67076592264" office:value-type="float">
            <text:p>3.67076592264</text:p>
          </table:table-cell>
          <table:table-cell office:value="3.86236980113" office:value-type="float">
            <text:p>3.86236980113</text:p>
          </table:table-cell>
          <table:table-cell office:value="4.11679559058" office:value-type="float">
            <text:p>4.11679559058</text:p>
          </table:table-cell>
          <table:table-cell office:value="0.0508208905" office:value-type="float">
            <text:p>0.0508208905</text:p>
          </table:table-cell>
          <table:table-cell office:value="0.050913313" office:value-type="float">
            <text:p>0.050913313</text:p>
          </table:table-cell>
          <table:table-cell office:value="3.42338487472" office:value-type="float">
            <text:p>3.42338487472</text:p>
          </table:table-cell>
          <table:table-cell office:value="3.59571041564" office:value-type="float">
            <text:p>3.59571041564</text:p>
          </table:table-cell>
          <table:table-cell office:value="4.50655309177" office:value-type="float">
            <text:p>4.50655309177</text:p>
          </table:table-cell>
          <table:table-cell office:value="3.55511278353" office:value-type="float">
            <text:p>3.55511278353</text:p>
          </table:table-cell>
          <table:table-cell office:value="4.24094563735" office:value-type="float">
            <text:p>4.24094563735</text:p>
          </table:table-cell>
          <table:table-cell office:value="4.06191894492" office:value-type="float">
            <text:p>4.06191894492</text:p>
          </table:table-cell>
          <table:table-cell office:value="5.15590736933" office:value-type="float">
            <text:p>5.15590736933</text:p>
          </table:table-cell>
          <table:table-cell office:value="3.68624639265" office:value-type="float">
            <text:p>3.68624639265</text:p>
          </table:table-cell>
          <table:table-cell office:value="4.21205859379" office:value-type="float">
            <text:p>4.21205859379</text:p>
          </table:table-cell>
          <table:table-cell office:value="0.0508560414" office:value-type="float">
            <text:p>0.0508560414</text:p>
          </table:table-cell>
          <table:table-cell office:value="3.39955326942" office:value-type="float">
            <text:p>3.39955326942</text:p>
          </table:table-cell>
          <table:table-cell office:value="3.90567739864" office:value-type="float">
            <text:p>3.90567739864</text:p>
          </table:table-cell>
          <table:table-cell office:value="3.58916901866" office:value-type="float">
            <text:p>3.58916901866</text:p>
          </table:table-cell>
          <table:table-cell office:value="0.0508957083" office:value-type="float">
            <text:p>0.0508957083</text:p>
          </table:table-cell>
          <table:table-cell office:value="0.0509183601" office:value-type="float">
            <text:p>0.0509183601</text:p>
          </table:table-cell>
          <table:table-cell office:value="4.00242767885" office:value-type="float">
            <text:p>4.00242767885</text:p>
          </table:table-cell>
          <table:table-cell office:value="0.0508717454" office:value-type="float">
            <text:p>0.0508717454</text:p>
          </table:table-cell>
          <table:table-cell office:value="4.28258237129" office:value-type="float">
            <text:p>4.28258237129</text:p>
          </table:table-cell>
          <table:table-cell office:value="5.29887489727" office:value-type="float">
            <text:p>5.29887489727</text:p>
          </table:table-cell>
          <table:table-cell office:value="5.00361091352" office:value-type="float">
            <text:p>5.00361091352</text:p>
          </table:table-cell>
          <table:table-cell office:value="5.31203518545" office:value-type="float">
            <text:p>5.31203518545</text:p>
          </table:table-cell>
          <table:table-cell office:value="3.72104153598" office:value-type="float">
            <text:p>3.72104153598</text:p>
          </table:table-cell>
          <table:table-cell office:value="1.55886645349" office:value-type="float">
            <text:p>1.55886645349</text:p>
          </table:table-cell>
        </table:table-row>
        <table:table-row>
          <table:table-cell office:value-type="string">
            <text:p>tuned_SLOPE</text:p>
          </table:table-cell>
          <table:table-cell office:value="1.0896485293" office:value-type="float">
            <text:p>1.0896485293</text:p>
          </table:table-cell>
          <table:table-cell office:value="0.852597596442" office:value-type="float">
            <text:p>0.852597596442</text:p>
          </table:table-cell>
          <table:table-cell office:value="0.999989381198" office:value-type="float">
            <text:p>0.999989381198</text:p>
          </table:table-cell>
          <table:table-cell office:value="0.866849001683" office:value-type="float">
            <text:p>0.866849001683</text:p>
          </table:table-cell>
          <table:table-cell office:value="0.880945168652" office:value-type="float">
            <text:p>0.880945168652</text:p>
          </table:table-cell>
          <table:table-cell office:value="0.792247109211" office:value-type="float">
            <text:p>0.792247109211</text:p>
          </table:table-cell>
          <table:table-cell office:value="0.689268322378" office:value-type="float">
            <text:p>0.689268322378</text:p>
          </table:table-cell>
          <table:table-cell office:value="0.853323932677" office:value-type="float">
            <text:p>0.853323932677</text:p>
          </table:table-cell>
          <table:table-cell office:value="0.714812325886" office:value-type="float">
            <text:p>0.714812325886</text:p>
          </table:table-cell>
          <table:table-cell office:value="0.805113331443" office:value-type="float">
            <text:p>0.805113331443</text:p>
          </table:table-cell>
          <table:table-cell office:value="1.03075925856" office:value-type="float">
            <text:p>1.03075925856</text:p>
          </table:table-cell>
          <table:table-cell office:value="1.02385985667" office:value-type="float">
            <text:p>1.02385985667</text:p>
          </table:table-cell>
          <table:table-cell office:value="1.01100299052" office:value-type="float">
            <text:p>1.01100299052</text:p>
          </table:table-cell>
          <table:table-cell office:value="1.117196083" office:value-type="float">
            <text:p>1.117196083</text:p>
          </table:table-cell>
          <table:table-cell office:value="0.79377647355" office:value-type="float">
            <text:p>0.79377647355</text:p>
          </table:table-cell>
          <table:table-cell office:value="0.952977699349" office:value-type="float">
            <text:p>0.952977699349</text:p>
          </table:table-cell>
          <table:table-cell office:value="1.09859795656" office:value-type="float">
            <text:p>1.09859795656</text:p>
          </table:table-cell>
          <table:table-cell office:value="1.11013014416" office:value-type="float">
            <text:p>1.11013014416</text:p>
          </table:table-cell>
          <table:table-cell office:value="1.05995931843" office:value-type="float">
            <text:p>1.05995931843</text:p>
          </table:table-cell>
          <table:table-cell office:value="0.987434789171" office:value-type="float">
            <text:p>0.987434789171</text:p>
          </table:table-cell>
          <table:table-cell office:value="0.948036317685" office:value-type="float">
            <text:p>0.948036317685</text:p>
          </table:table-cell>
          <table:table-cell office:value="0.914897909185" office:value-type="float">
            <text:p>0.914897909185</text:p>
          </table:table-cell>
          <table:table-cell office:value="1.37621302149" office:value-type="float">
            <text:p>1.37621302149</text:p>
          </table:table-cell>
          <table:table-cell office:value="0.918808935682" office:value-type="float">
            <text:p>0.918808935682</text:p>
          </table:table-cell>
          <table:table-cell office:value="1.02743892645" office:value-type="float">
            <text:p>1.02743892645</text:p>
          </table:table-cell>
          <table:table-cell office:value="0.978545901074" office:value-type="float">
            <text:p>0.978545901074</text:p>
          </table:table-cell>
          <table:table-cell office:value="1.41286340963" office:value-type="float">
            <text:p>1.41286340963</text:p>
          </table:table-cell>
          <table:table-cell office:value="0.95903697786" office:value-type="float">
            <text:p>0.95903697786</text:p>
          </table:table-cell>
          <table:table-cell office:value="1.40280802435" office:value-type="float">
            <text:p>1.40280802435</text:p>
          </table:table-cell>
          <table:table-cell office:value="1.03569968817" office:value-type="float">
            <text:p>1.03569968817</text:p>
          </table:table-cell>
          <table:table-cell office:value="1.07759457489" office:value-type="float">
            <text:p>1.07759457489</text:p>
          </table:table-cell>
          <table:table-cell office:value="1.01392854013" office:value-type="float">
            <text:p>1.01392854013</text:p>
          </table:table-cell>
          <table:table-cell office:value="1.05212424368" office:value-type="float">
            <text:p>1.05212424368</text:p>
          </table:table-cell>
          <table:table-cell office:value="1.06708040876" office:value-type="float">
            <text:p>1.06708040876</text:p>
          </table:table-cell>
          <table:table-cell office:value="1.39312367531" office:value-type="float">
            <text:p>1.39312367531</text:p>
          </table:table-cell>
          <table:table-cell office:value="1.05904583539" office:value-type="float">
            <text:p>1.05904583539</text:p>
          </table:table-cell>
          <table:table-cell office:value="0.99979339765" office:value-type="float">
            <text:p>0.99979339765</text:p>
          </table:table-cell>
          <table:table-cell office:value="0.923499476198" office:value-type="float">
            <text:p>0.923499476198</text:p>
          </table:table-cell>
          <table:table-cell office:value="0.996860263298" office:value-type="float">
            <text:p>0.996860263298</text:p>
          </table:table-cell>
          <table:table-cell office:value="0.911167076236" office:value-type="float">
            <text:p>0.911167076236</text:p>
          </table:table-cell>
          <table:table-cell office:value="0.990699245305" office:value-type="float">
            <text:p>0.990699245305</text:p>
          </table:table-cell>
          <table:table-cell office:value="0.958075487384" office:value-type="float">
            <text:p>0.958075487384</text:p>
          </table:table-cell>
          <table:table-cell office:value="0.96210177777" office:value-type="float">
            <text:p>0.96210177777</text:p>
          </table:table-cell>
          <table:table-cell office:value="1.00509496022" office:value-type="float">
            <text:p>1.00509496022</text:p>
          </table:table-cell>
          <table:table-cell office:value="1.11443654655" office:value-type="float">
            <text:p>1.11443654655</text:p>
          </table:table-cell>
          <table:table-cell office:value="0.876272026397" office:value-type="float">
            <text:p>0.876272026397</text:p>
          </table:table-cell>
          <table:table-cell office:value="1.01914705059" office:value-type="float">
            <text:p>1.01914705059</text:p>
          </table:table-cell>
          <table:table-cell office:value="0.949791301457" office:value-type="float">
            <text:p>0.949791301457</text:p>
          </table:table-cell>
          <table:table-cell office:value="0.941050961805" office:value-type="float">
            <text:p>0.941050961805</text:p>
          </table:table-cell>
          <table:table-cell office:value="1.16999911754" office:value-type="float">
            <text:p>1.16999911754</text:p>
          </table:table-cell>
          <table:table-cell office:value="0.995928562367" office:value-type="float">
            <text:p>0.995928562367</text:p>
          </table:table-cell>
          <table:table-cell office:value="0.979538037572" office:value-type="float">
            <text:p>0.979538037572</text:p>
          </table:table-cell>
          <table:table-cell office:value="1.01202066903" office:value-type="float">
            <text:p>1.01202066903</text:p>
          </table:table-cell>
          <table:table-cell office:value="0.999225017866" office:value-type="float">
            <text:p>0.999225017866</text:p>
          </table:table-cell>
          <table:table-cell office:value="1.30817789368" office:value-type="float">
            <text:p>1.30817789368</text:p>
          </table:table-cell>
          <table:table-cell office:value="0.918116162184" office:value-type="float">
            <text:p>0.918116162184</text:p>
          </table:table-cell>
          <table:table-cell office:value="0.943209331814" office:value-type="float">
            <text:p>0.943209331814</text:p>
          </table:table-cell>
          <table:table-cell office:value="0.895312194685" office:value-type="float">
            <text:p>0.895312194685</text:p>
          </table:table-cell>
          <table:table-cell office:value="0.941573281054" office:value-type="float">
            <text:p>0.941573281054</text:p>
          </table:table-cell>
          <table:table-cell office:value="1.01132998362" office:value-type="float">
            <text:p>1.01132998362</text:p>
          </table:table-cell>
          <table:table-cell office:value="1.05591092451" office:value-type="float">
            <text:p>1.05591092451</text:p>
          </table:table-cell>
          <table:table-cell office:value="1.1581252565" office:value-type="float">
            <text:p>1.1581252565</text:p>
          </table:table-cell>
          <table:table-cell office:value="0.949294072701" office:value-type="float">
            <text:p>0.949294072701</text:p>
          </table:table-cell>
          <table:table-cell office:value="1.07302744665" office:value-type="float">
            <text:p>1.07302744665</text:p>
          </table:table-cell>
          <table:table-cell office:value="1.022843896" office:value-type="float">
            <text:p>1.022843896</text:p>
          </table:table-cell>
          <table:table-cell office:value="1.02958719623" office:value-type="float">
            <text:p>1.02958719623</text:p>
          </table:table-cell>
          <table:table-cell office:value="0.933121789641" office:value-type="float">
            <text:p>0.933121789641</text:p>
          </table:table-cell>
          <table:table-cell office:value="0.953546888536" office:value-type="float">
            <text:p>0.953546888536</text:p>
          </table:table-cell>
          <table:table-cell office:value="0.908882755393" office:value-type="float">
            <text:p>0.908882755393</text:p>
          </table:table-cell>
          <table:table-cell office:value="1.04412507704" office:value-type="float">
            <text:p>1.04412507704</text:p>
          </table:table-cell>
          <table:table-cell office:value="1.00303293629" office:value-type="float">
            <text:p>1.00303293629</text:p>
          </table:table-cell>
          <table:table-cell office:value="0.907297463459" office:value-type="float">
            <text:p>0.907297463459</text:p>
          </table:table-cell>
          <table:table-cell office:value="0.936693385426" office:value-type="float">
            <text:p>0.936693385426</text:p>
          </table:table-cell>
          <table:table-cell office:value="1.04486610666" office:value-type="float">
            <text:p>1.04486610666</text:p>
          </table:table-cell>
          <table:table-cell office:value="0.903711416653" office:value-type="float">
            <text:p>0.903711416653</text:p>
          </table:table-cell>
          <table:table-cell office:value="1.00273102104" office:value-type="float">
            <text:p>1.00273102104</text:p>
          </table:table-cell>
          <table:table-cell office:value="0.942937984051" office:value-type="float">
            <text:p>0.942937984051</text:p>
          </table:table-cell>
          <table:table-cell office:value="1.47539412458" office:value-type="float">
            <text:p>1.47539412458</text:p>
          </table:table-cell>
          <table:table-cell office:value="1.08781652791" office:value-type="float">
            <text:p>1.08781652791</text:p>
          </table:table-cell>
          <table:table-cell office:value="1.00973438005" office:value-type="float">
            <text:p>1.00973438005</text:p>
          </table:table-cell>
          <table:table-cell office:value="0.966925233301" office:value-type="float">
            <text:p>0.966925233301</text:p>
          </table:table-cell>
          <table:table-cell office:value="0.987828507717" office:value-type="float">
            <text:p>0.987828507717</text:p>
          </table:table-cell>
          <table:table-cell office:value="0.888136815763" office:value-type="float">
            <text:p>0.888136815763</text:p>
          </table:table-cell>
          <table:table-cell office:value="1.01387372177" office:value-type="float">
            <text:p>1.01387372177</text:p>
          </table:table-cell>
          <table:table-cell office:value="0.920931419604" office:value-type="float">
            <text:p>0.920931419604</text:p>
          </table:table-cell>
          <table:table-cell office:value="1.07098377897" office:value-type="float">
            <text:p>1.07098377897</text:p>
          </table:table-cell>
          <table:table-cell office:value="0.94898674812" office:value-type="float">
            <text:p>0.94898674812</text:p>
          </table:table-cell>
          <table:table-cell office:value="0.993468183916" office:value-type="float">
            <text:p>0.993468183916</text:p>
          </table:table-cell>
          <table:table-cell office:value="1.41601355057" office:value-type="float">
            <text:p>1.41601355057</text:p>
          </table:table-cell>
          <table:table-cell office:value="0.983695758428" office:value-type="float">
            <text:p>0.983695758428</text:p>
          </table:table-cell>
          <table:table-cell office:value="1.02267063295" office:value-type="float">
            <text:p>1.02267063295</text:p>
          </table:table-cell>
          <table:table-cell office:value="1.006467214" office:value-type="float">
            <text:p>1.006467214</text:p>
          </table:table-cell>
          <table:table-cell office:value="1.2700237574" office:value-type="float">
            <text:p>1.2700237574</text:p>
          </table:table-cell>
          <table:table-cell office:value="1.01323581465" office:value-type="float">
            <text:p>1.01323581465</text:p>
          </table:table-cell>
          <table:table-cell office:value="1.00709307186" office:value-type="float">
            <text:p>1.00709307186</text:p>
          </table:table-cell>
          <table:table-cell office:value="1.36052911945" office:value-type="float">
            <text:p>1.36052911945</text:p>
          </table:table-cell>
          <table:table-cell office:value="0.977830449329" office:value-type="float">
            <text:p>0.977830449329</text:p>
          </table:table-cell>
          <table:table-cell office:value="1.00536730272" office:value-type="float">
            <text:p>1.00536730272</text:p>
          </table:table-cell>
          <table:table-cell office:value="1.08733167676" office:value-type="float">
            <text:p>1.08733167676</text:p>
          </table:table-cell>
          <table:table-cell office:value="1.06602704219" office:value-type="float">
            <text:p>1.06602704219</text:p>
          </table:table-cell>
          <table:table-cell office:value="1.0164025593" office:value-type="float">
            <text:p>1.0164025593</text:p>
          </table:table-cell>
          <table:table-cell office:value="0.141450234032" office:value-type="float">
            <text:p>0.141450234032</text:p>
          </table:table-cell>
        </table:table-row>
        <table:table-row>
          <table:table-cell office:value-type="string">
            <text:p>TTA</text:p>
          </table:table-cell>
          <table:table-cell office:value="2.74722945092" office:value-type="float">
            <text:p>2.74722945092</text:p>
          </table:table-cell>
          <table:table-cell office:value="2.1468932445" office:value-type="float">
            <text:p>2.1468932445</text:p>
          </table:table-cell>
          <table:table-cell office:value="2.51920480346" office:value-type="float">
            <text:p>2.51920480346</text:p>
          </table:table-cell>
          <table:table-cell office:value="2.18286295863" office:value-type="float">
            <text:p>2.18286295863</text:p>
          </table:table-cell>
          <table:table-cell office:value="2.21837479992" office:value-type="float">
            <text:p>2.21837479992</text:p>
          </table:table-cell>
          <table:table-cell office:value="1.99474980206" office:value-type="float">
            <text:p>1.99474980206</text:p>
          </table:table-cell>
          <table:table-cell office:value="1.73531238256" office:value-type="float">
            <text:p>1.73531238256</text:p>
          </table:table-cell>
          <table:table-cell office:value="2.14854257132" office:value-type="float">
            <text:p>2.14854257132</text:p>
          </table:table-cell>
          <table:table-cell office:value="1.82830390336" office:value-type="float">
            <text:p>1.82830390336</text:p>
          </table:table-cell>
          <table:table-cell office:value="2.0271966688" office:value-type="float">
            <text:p>2.0271966688</text:p>
          </table:table-cell>
          <table:table-cell office:value="2.59500051302" office:value-type="float">
            <text:p>2.59500051302</text:p>
          </table:table-cell>
          <table:table-cell office:value="2.61887633697" office:value-type="float">
            <text:p>2.61887633697</text:p>
          </table:table-cell>
          <table:table-cell office:value="2.54526018208" office:value-type="float">
            <text:p>2.54526018208</text:p>
          </table:table-cell>
          <table:table-cell office:value="2.81275503769" office:value-type="float">
            <text:p>2.81275503769</text:p>
          </table:table-cell>
          <table:table-cell office:value="1.99828459483" office:value-type="float">
            <text:p>1.99828459483</text:p>
          </table:table-cell>
          <table:table-cell office:value="2.39915896271" office:value-type="float">
            <text:p>2.39915896271</text:p>
          </table:table-cell>
          <table:table-cell office:value="2.76588213202" office:value-type="float">
            <text:p>2.76588213202</text:p>
          </table:table-cell>
          <table:table-cell office:value="2.79492809293" office:value-type="float">
            <text:p>2.79492809293</text:p>
          </table:table-cell>
          <table:table-cell office:value="2.66854665301" office:value-type="float">
            <text:p>2.66854665301</text:p>
          </table:table-cell>
          <table:table-cell office:value="2.48588841167" office:value-type="float">
            <text:p>2.48588841167</text:p>
          </table:table-cell>
          <table:table-cell office:value="2.38670360869" office:value-type="float">
            <text:p>2.38670360869</text:p>
          </table:table-cell>
          <table:table-cell office:value="2.30326838743" office:value-type="float">
            <text:p>2.30326838743</text:p>
          </table:table-cell>
          <table:table-cell office:value="3.52237771078" office:value-type="float">
            <text:p>3.52237771078</text:p>
          </table:table-cell>
          <table:table-cell office:value="2.31309282742" office:value-type="float">
            <text:p>2.31309282742</text:p>
          </table:table-cell>
          <table:table-cell office:value="2.62783139099" office:value-type="float">
            <text:p>2.62783139099</text:p>
          </table:table-cell>
          <table:table-cell office:value="2.46346804746" office:value-type="float">
            <text:p>2.46346804746</text:p>
          </table:table-cell>
          <table:table-cell office:value="3.61685822717" office:value-type="float">
            <text:p>3.61685822717</text:p>
          </table:table-cell>
          <table:table-cell office:value="2.41436058001" office:value-type="float">
            <text:p>2.41436058001</text:p>
          </table:table-cell>
          <table:table-cell office:value="3.59034175582" office:value-type="float">
            <text:p>3.59034175582</text:p>
          </table:table-cell>
          <table:table-cell office:value="2.60742878092" office:value-type="float">
            <text:p>2.60742878092</text:p>
          </table:table-cell>
          <table:table-cell office:value="2.71294512754" office:value-type="float">
            <text:p>2.71294512754</text:p>
          </table:table-cell>
          <table:table-cell office:value="2.5526455839" office:value-type="float">
            <text:p>2.5526455839</text:p>
          </table:table-cell>
          <table:table-cell office:value="2.64883413511" office:value-type="float">
            <text:p>2.64883413511</text:p>
          </table:table-cell>
          <table:table-cell office:value="2.68645005881" office:value-type="float">
            <text:p>2.68645005881</text:p>
          </table:table-cell>
          <table:table-cell office:value="3.56594152296" office:value-type="float">
            <text:p>3.56594152296</text:p>
          </table:table-cell>
          <table:table-cell office:value="2.70897181988" office:value-type="float">
            <text:p>2.70897181988</text:p>
          </table:table-cell>
          <table:table-cell office:value="2.51704489655" office:value-type="float">
            <text:p>2.51704489655</text:p>
          </table:table-cell>
          <table:table-cell office:value="2.32489271583" office:value-type="float">
            <text:p>2.32489271583</text:p>
          </table:table-cell>
          <table:table-cell office:value="2.50962972893" office:value-type="float">
            <text:p>2.50962972893</text:p>
          </table:table-cell>
          <table:table-cell office:value="2.29382521209" office:value-type="float">
            <text:p>2.29382521209</text:p>
          </table:table-cell>
          <table:table-cell office:value="2.49410881268" office:value-type="float">
            <text:p>2.49410881268</text:p>
          </table:table-cell>
          <table:table-cell office:value="2.4119605377" office:value-type="float">
            <text:p>2.4119605377</text:p>
          </table:table-cell>
          <table:table-cell office:value="2.42207908383" office:value-type="float">
            <text:p>2.42207908383</text:p>
          </table:table-cell>
          <table:table-cell office:value="2.5303645943" office:value-type="float">
            <text:p>2.5303645943</text:p>
          </table:table-cell>
          <table:table-cell office:value="2.80575172907" office:value-type="float">
            <text:p>2.80575172907</text:p>
          </table:table-cell>
          <table:table-cell office:value="2.20600789918" office:value-type="float">
            <text:p>2.20600789918</text:p>
          </table:table-cell>
          <table:table-cell office:value="2.56574843155" office:value-type="float">
            <text:p>2.56574843155</text:p>
          </table:table-cell>
          <table:table-cell office:value="2.3911010073" office:value-type="float">
            <text:p>2.3911010073</text:p>
          </table:table-cell>
          <table:table-cell office:value="2.36910667339" office:value-type="float">
            <text:p>2.36910667339</text:p>
          </table:table-cell>
          <table:table-cell office:value="2.94573550882" office:value-type="float">
            <text:p>2.94573550882</text:p>
          </table:table-cell>
          <table:table-cell office:value="2.54715044011" office:value-type="float">
            <text:p>2.54715044011</text:p>
          </table:table-cell>
          <table:table-cell office:value="2.46598279352" office:value-type="float">
            <text:p>2.46598279352</text:p>
          </table:table-cell>
          <table:table-cell office:value="2.54777931653" office:value-type="float">
            <text:p>2.54777931653</text:p>
          </table:table-cell>
          <table:table-cell office:value="2.51557120728" office:value-type="float">
            <text:p>2.51557120728</text:p>
          </table:table-cell>
          <table:table-cell office:value="3.34602298194" office:value-type="float">
            <text:p>3.34602298194</text:p>
          </table:table-cell>
          <table:table-cell office:value="2.3113403071" office:value-type="float">
            <text:p>2.3113403071</text:p>
          </table:table-cell>
          <table:table-cell office:value="2.3745289807" office:value-type="float">
            <text:p>2.3745289807</text:p>
          </table:table-cell>
          <table:table-cell office:value="2.25391016307" office:value-type="float">
            <text:p>2.25391016307</text:p>
          </table:table-cell>
          <table:table-cell office:value="2.37043268782" office:value-type="float">
            <text:p>2.37043268782</text:p>
          </table:table-cell>
          <table:table-cell office:value="2.54603278546" office:value-type="float">
            <text:p>2.54603278546</text:p>
          </table:table-cell>
          <table:table-cell office:value="2.65832657949" office:value-type="float">
            <text:p>2.65832657949</text:p>
          </table:table-cell>
          <table:table-cell office:value="2.91585187162" office:value-type="float">
            <text:p>2.91585187162</text:p>
          </table:table-cell>
          <table:table-cell office:value="2.38985350679" office:value-type="float">
            <text:p>2.38985350679</text:p>
          </table:table-cell>
          <table:table-cell office:value="2.70144192435" office:value-type="float">
            <text:p>2.70144192435</text:p>
          </table:table-cell>
          <table:table-cell office:value="2.57504123014" office:value-type="float">
            <text:p>2.57504123014</text:p>
          </table:table-cell>
          <table:table-cell office:value="2.59200849358" office:value-type="float">
            <text:p>2.59200849358</text:p>
          </table:table-cell>
          <table:table-cell office:value="2.38649175366" office:value-type="float">
            <text:p>2.38649175366</text:p>
          </table:table-cell>
          <table:table-cell office:value="2.400538873" office:value-type="float">
            <text:p>2.400538873</text:p>
          </table:table-cell>
          <table:table-cell office:value="2.28807801063" office:value-type="float">
            <text:p>2.28807801063</text:p>
          </table:table-cell>
          <table:table-cell office:value="2.62863963965" office:value-type="float">
            <text:p>2.62863963965</text:p>
          </table:table-cell>
          <table:table-cell office:value="2.52514435188" office:value-type="float">
            <text:p>2.52514435188</text:p>
          </table:table-cell>
          <table:table-cell office:value="2.28410051432" office:value-type="float">
            <text:p>2.28410051432</text:p>
          </table:table-cell>
          <table:table-cell office:value="2.35812479197" office:value-type="float">
            <text:p>2.35812479197</text:p>
          </table:table-cell>
          <table:table-cell office:value="2.6305138897" office:value-type="float">
            <text:p>2.6305138897</text:p>
          </table:table-cell>
          <table:table-cell office:value="2.27504390194" office:value-type="float">
            <text:p>2.27504390194</text:p>
          </table:table-cell>
          <table:table-cell office:value="2.52438849004" office:value-type="float">
            <text:p>2.52438849004</text:p>
          </table:table-cell>
          <table:table-cell office:value="2.37383073517" office:value-type="float">
            <text:p>2.37383073517</text:p>
          </table:table-cell>
          <table:table-cell office:value="3.77858301436" office:value-type="float">
            <text:p>3.77858301436</text:p>
          </table:table-cell>
          <table:table-cell office:value="2.78232290314" office:value-type="float">
            <text:p>2.78232290314</text:p>
          </table:table-cell>
          <table:table-cell office:value="2.54202892905" office:value-type="float">
            <text:p>2.54202892905</text:p>
          </table:table-cell>
          <table:table-cell office:value="2.43425990897" office:value-type="float">
            <text:p>2.43425990897</text:p>
          </table:table-cell>
          <table:table-cell office:value="2.4868926456" office:value-type="float">
            <text:p>2.4868926456</text:p>
          </table:table-cell>
          <table:table-cell office:value="2.23589514958" office:value-type="float">
            <text:p>2.23589514958</text:p>
          </table:table-cell>
          <table:table-cell office:value="2.55244612197" office:value-type="float">
            <text:p>2.55244612197</text:p>
          </table:table-cell>
          <table:table-cell office:value="2.31843271123" office:value-type="float">
            <text:p>2.31843271123</text:p>
          </table:table-cell>
          <table:table-cell office:value="2.69626604994" office:value-type="float">
            <text:p>2.69626604994</text:p>
          </table:table-cell>
          <table:table-cell office:value="2.38907817717" office:value-type="float">
            <text:p>2.38907817717</text:p>
          </table:table-cell>
          <table:table-cell office:value="2.50106952766" office:value-type="float">
            <text:p>2.50106952766</text:p>
          </table:table-cell>
          <table:table-cell office:value="3.6247529492" office:value-type="float">
            <text:p>3.6247529492</text:p>
          </table:table-cell>
          <table:table-cell office:value="2.47645231407" office:value-type="float">
            <text:p>2.47645231407</text:p>
          </table:table-cell>
          <table:table-cell office:value="2.57464749569" office:value-type="float">
            <text:p>2.57464749569</text:p>
          </table:table-cell>
          <table:table-cell office:value="2.53378900612" office:value-type="float">
            <text:p>2.53378900612</text:p>
          </table:table-cell>
          <table:table-cell office:value="3.24913655047" office:value-type="float">
            <text:p>3.24913655047</text:p>
          </table:table-cell>
          <table:table-cell office:value="2.59142305306" office:value-type="float">
            <text:p>2.59142305306</text:p>
          </table:table-cell>
          <table:table-cell office:value="2.53541200476" office:value-type="float">
            <text:p>2.53541200476</text:p>
          </table:table-cell>
          <table:table-cell office:value="3.48191920926" office:value-type="float">
            <text:p>3.48191920926</text:p>
          </table:table-cell>
          <table:table-cell office:value="2.50104472108" office:value-type="float">
            <text:p>2.50104472108</text:p>
          </table:table-cell>
          <table:table-cell office:value="2.53103144962" office:value-type="float">
            <text:p>2.53103144962</text:p>
          </table:table-cell>
          <table:table-cell office:value="2.7374335374" office:value-type="float">
            <text:p>2.7374335374</text:p>
          </table:table-cell>
          <table:table-cell office:value="2.68377914556" office:value-type="float">
            <text:p>2.68377914556</text:p>
          </table:table-cell>
          <table:table-cell office:value="2.56766394695" office:value-type="float">
            <text:p>2.56766394695</text:p>
          </table:table-cell>
          <table:table-cell office:value="0.369267601611" office:value-type="float">
            <text:p>0.369267601611</text:p>
          </table:table-cell>
        </table:table-row>
        <table:table-row>
          <table:table-cell office:value-type="string">
            <text:p>v_TTA</text:p>
          </table:table-cell>
          <table:table-cell office:value="5.19938333474" office:value-type="float">
            <text:p>5.19938333474</text:p>
          </table:table-cell>
          <table:table-cell office:value="5.2086484738" office:value-type="float">
            <text:p>5.2086484738</text:p>
          </table:table-cell>
          <table:table-cell office:value="5.20519811625" office:value-type="float">
            <text:p>5.20519811625</text:p>
          </table:table-cell>
          <table:table-cell office:value="5.20836320665" office:value-type="float">
            <text:p>5.20836320665</text:p>
          </table:table-cell>
          <table:table-cell office:value="5.20831141559" office:value-type="float">
            <text:p>5.20831141559</text:p>
          </table:table-cell>
          <table:table-cell office:value="5.20930862712" office:value-type="float">
            <text:p>5.20930862712</text:p>
          </table:table-cell>
          <table:table-cell office:value="5.20996621287" office:value-type="float">
            <text:p>5.20996621287</text:p>
          </table:table-cell>
          <table:table-cell office:value="5.20926978659" office:value-type="float">
            <text:p>5.20926978659</text:p>
          </table:table-cell>
          <table:table-cell office:value="5.09423495404" office:value-type="float">
            <text:p>5.09423495404</text:p>
          </table:table-cell>
          <table:table-cell office:value="5.20911869619" office:value-type="float">
            <text:p>5.20911869619</text:p>
          </table:table-cell>
          <table:table-cell office:value="5.21012270801" office:value-type="float">
            <text:p>5.21012270801</text:p>
          </table:table-cell>
          <table:table-cell office:value="5.09393424908" office:value-type="float">
            <text:p>5.09393424908</text:p>
          </table:table-cell>
          <table:table-cell office:value="5.21013058797" office:value-type="float">
            <text:p>5.21013058797</text:p>
          </table:table-cell>
          <table:table-cell office:value="5.20974095427" office:value-type="float">
            <text:p>5.20974095427</text:p>
          </table:table-cell>
          <table:table-cell office:value="5.21048366501" office:value-type="float">
            <text:p>5.21048366501</text:p>
          </table:table-cell>
          <table:table-cell office:value="5.21018976011" office:value-type="float">
            <text:p>5.21018976011</text:p>
          </table:table-cell>
          <table:table-cell office:value="5.20987146324" office:value-type="float">
            <text:p>5.20987146324</text:p>
          </table:table-cell>
          <table:table-cell office:value="5.20983959971" office:value-type="float">
            <text:p>5.20983959971</text:p>
          </table:table-cell>
          <table:table-cell office:value="5.21003029313" office:value-type="float">
            <text:p>5.21003029313</text:p>
          </table:table-cell>
          <table:table-cell office:value="5.21024249633" office:value-type="float">
            <text:p>5.21024249633</text:p>
          </table:table-cell>
          <table:table-cell office:value="5.21023720094" office:value-type="float">
            <text:p>5.21023720094</text:p>
          </table:table-cell>
          <table:table-cell office:value="5.21026464466" office:value-type="float">
            <text:p>5.21026464466</text:p>
          </table:table-cell>
          <table:table-cell office:value="5.08936109927" office:value-type="float">
            <text:p>5.08936109927</text:p>
          </table:table-cell>
          <table:table-cell office:value="5.21033414557" office:value-type="float">
            <text:p>5.21033414557</text:p>
          </table:table-cell>
          <table:table-cell office:value="5.09448176816" office:value-type="float">
            <text:p>5.09448176816</text:p>
          </table:table-cell>
          <table:table-cell office:value="5.21037044078" office:value-type="float">
            <text:p>5.21037044078</text:p>
          </table:table-cell>
          <table:table-cell office:value="5.08801824218" office:value-type="float">
            <text:p>5.08801824218</text:p>
          </table:table-cell>
          <table:table-cell office:value="5.21035251046" office:value-type="float">
            <text:p>5.21035251046</text:p>
          </table:table-cell>
          <table:table-cell office:value="5.08957178613" office:value-type="float">
            <text:p>5.08957178613</text:p>
          </table:table-cell>
          <table:table-cell office:value="5.21014999508" office:value-type="float">
            <text:p>5.21014999508</text:p>
          </table:table-cell>
          <table:table-cell office:value="5.21003010648" office:value-type="float">
            <text:p>5.21003010648</text:p>
          </table:table-cell>
          <table:table-cell office:value="5.21007188667" office:value-type="float">
            <text:p>5.21007188667</text:p>
          </table:table-cell>
          <table:table-cell office:value="5.20999376709" office:value-type="float">
            <text:p>5.20999376709</text:p>
          </table:table-cell>
          <table:table-cell office:value="5.21009837823" office:value-type="float">
            <text:p>5.21009837823</text:p>
          </table:table-cell>
          <table:table-cell office:value="5.08879301078" office:value-type="float">
            <text:p>5.08879301078</text:p>
          </table:table-cell>
          <table:table-cell office:value="5.09368114591" office:value-type="float">
            <text:p>5.09368114591</text:p>
          </table:table-cell>
          <table:table-cell office:value="5.210114251" office:value-type="float">
            <text:p>5.210114251</text:p>
          </table:table-cell>
          <table:table-cell office:value="5.21036133629" office:value-type="float">
            <text:p>5.21036133629</text:p>
          </table:table-cell>
          <table:table-cell office:value="5.21020551963" office:value-type="float">
            <text:p>5.21020551963</text:p>
          </table:table-cell>
          <table:table-cell office:value="5.2104291293" office:value-type="float">
            <text:p>5.2104291293</text:p>
          </table:table-cell>
          <table:table-cell office:value="5.21023634957" office:value-type="float">
            <text:p>5.21023634957</text:p>
          </table:table-cell>
          <table:table-cell office:value="5.21028933876" office:value-type="float">
            <text:p>5.21028933876</text:p>
          </table:table-cell>
          <table:table-cell office:value="5.21034355374" office:value-type="float">
            <text:p>5.21034355374</text:p>
          </table:table-cell>
          <table:table-cell office:value="5.21019454666" office:value-type="float">
            <text:p>5.21019454666</text:p>
          </table:table-cell>
          <table:table-cell office:value="5.20988838113" office:value-type="float">
            <text:p>5.20988838113</text:p>
          </table:table-cell>
          <table:table-cell office:value="5.21032963109" office:value-type="float">
            <text:p>5.21032963109</text:p>
          </table:table-cell>
          <table:table-cell office:value="5.21017377772" office:value-type="float">
            <text:p>5.21017377772</text:p>
          </table:table-cell>
          <table:table-cell office:value="5.21030191467" office:value-type="float">
            <text:p>5.21030191467</text:p>
          </table:table-cell>
          <table:table-cell office:value="5.21027215327" office:value-type="float">
            <text:p>5.21027215327</text:p>
          </table:table-cell>
          <table:table-cell office:value="5.20964324433" office:value-type="float">
            <text:p>5.20964324433</text:p>
          </table:table-cell>
          <table:table-cell office:value="5.09473189826" office:value-type="float">
            <text:p>5.09473189826</text:p>
          </table:table-cell>
          <table:table-cell office:value="5.21031899625" office:value-type="float">
            <text:p>5.21031899625</text:p>
          </table:table-cell>
          <table:table-cell office:value="5.21025585684" office:value-type="float">
            <text:p>5.21025585684</text:p>
          </table:table-cell>
          <table:table-cell office:value="5.21024060438" office:value-type="float">
            <text:p>5.21024060438</text:p>
          </table:table-cell>
          <table:table-cell office:value="5.09413937702" office:value-type="float">
            <text:p>5.09413937702</text:p>
          </table:table-cell>
          <table:table-cell office:value="5.21036138794" office:value-type="float">
            <text:p>5.21036138794</text:p>
          </table:table-cell>
          <table:table-cell office:value="5.21030788926" office:value-type="float">
            <text:p>5.21030788926</text:p>
          </table:table-cell>
          <table:table-cell office:value="5.21043257377" office:value-type="float">
            <text:p>5.21043257377</text:p>
          </table:table-cell>
          <table:table-cell office:value="5.21023743601" office:value-type="float">
            <text:p>5.21023743601</text:p>
          </table:table-cell>
          <table:table-cell office:value="5.21027839515" office:value-type="float">
            <text:p>5.21027839515</text:p>
          </table:table-cell>
          <table:table-cell office:value="5.21010821149" office:value-type="float">
            <text:p>5.21010821149</text:p>
          </table:table-cell>
          <table:table-cell office:value="5.20961399423" office:value-type="float">
            <text:p>5.20961399423</text:p>
          </table:table-cell>
          <table:table-cell office:value="5.21028862034" office:value-type="float">
            <text:p>5.21028862034</text:p>
          </table:table-cell>
          <table:table-cell office:value="5.21004394995" office:value-type="float">
            <text:p>5.21004394995</text:p>
          </table:table-cell>
          <table:table-cell office:value="5.21021470254" office:value-type="float">
            <text:p>5.21021470254</text:p>
          </table:table-cell>
          <table:table-cell office:value="5.21024110073" office:value-type="float">
            <text:p>5.21024110073</text:p>
          </table:table-cell>
          <table:table-cell office:value="5.09481158036" office:value-type="float">
            <text:p>5.09481158036</text:p>
          </table:table-cell>
          <table:table-cell office:value="5.2103540375" office:value-type="float">
            <text:p>5.2103540375</text:p>
          </table:table-cell>
          <table:table-cell office:value="5.21041781779" office:value-type="float">
            <text:p>5.21041781779</text:p>
          </table:table-cell>
          <table:table-cell office:value="5.21015141958" office:value-type="float">
            <text:p>5.21015141958</text:p>
          </table:table-cell>
          <table:table-cell office:value="5.21027998074" office:value-type="float">
            <text:p>5.21027998074</text:p>
          </table:table-cell>
          <table:table-cell office:value="5.21037414902" office:value-type="float">
            <text:p>5.21037414902</text:p>
          </table:table-cell>
          <table:table-cell office:value="5.21030882633" office:value-type="float">
            <text:p>5.21030882633</text:p>
          </table:table-cell>
          <table:table-cell office:value="5.21012691993" office:value-type="float">
            <text:p>5.21012691993</text:p>
          </table:table-cell>
          <table:table-cell office:value="5.21046833523" office:value-type="float">
            <text:p>5.21046833523</text:p>
          </table:table-cell>
          <table:table-cell office:value="5.21026757501" office:value-type="float">
            <text:p>5.21026757501</text:p>
          </table:table-cell>
          <table:table-cell office:value="5.21035526621" office:value-type="float">
            <text:p>5.21035526621</text:p>
          </table:table-cell>
          <table:table-cell office:value="5.08487848495" office:value-type="float">
            <text:p>5.08487848495</text:p>
          </table:table-cell>
          <table:table-cell office:value="5.0943092309" office:value-type="float">
            <text:p>5.0943092309</text:p>
          </table:table-cell>
          <table:table-cell office:value="5.21024011093" office:value-type="float">
            <text:p>5.21024011093</text:p>
          </table:table-cell>
          <table:table-cell office:value="5.21022799827" office:value-type="float">
            <text:p>5.21022799827</text:p>
          </table:table-cell>
          <table:table-cell office:value="5.21020351816" office:value-type="float">
            <text:p>5.21020351816</text:p>
          </table:table-cell>
          <table:table-cell office:value="5.21027065552" office:value-type="float">
            <text:p>5.21027065552</text:p>
          </table:table-cell>
          <table:table-cell office:value="5.21025086608" office:value-type="float">
            <text:p>5.21025086608</text:p>
          </table:table-cell>
          <table:table-cell office:value="5.21034520674" office:value-type="float">
            <text:p>5.21034520674</text:p>
          </table:table-cell>
          <table:table-cell office:value="5.21012875681" office:value-type="float">
            <text:p>5.21012875681</text:p>
          </table:table-cell>
          <table:table-cell office:value="5.2102937179" office:value-type="float">
            <text:p>5.2102937179</text:p>
          </table:table-cell>
          <table:table-cell office:value="5.21026653017" office:value-type="float">
            <text:p>5.21026653017</text:p>
          </table:table-cell>
          <table:table-cell office:value="5.08835463511" office:value-type="float">
            <text:p>5.08835463511</text:p>
          </table:table-cell>
          <table:table-cell office:value="5.21031156268" office:value-type="float">
            <text:p>5.21031156268</text:p>
          </table:table-cell>
          <table:table-cell office:value="5.21009210044" office:value-type="float">
            <text:p>5.21009210044</text:p>
          </table:table-cell>
          <table:table-cell office:value="5.21028341504" office:value-type="float">
            <text:p>5.21028341504</text:p>
          </table:table-cell>
          <table:table-cell office:value="5.09257984008" office:value-type="float">
            <text:p>5.09257984008</text:p>
          </table:table-cell>
          <table:table-cell office:value="5.09470904148" office:value-type="float">
            <text:p>5.09470904148</text:p>
          </table:table-cell>
          <table:table-cell office:value="5.21014444042" office:value-type="float">
            <text:p>5.21014444042</text:p>
          </table:table-cell>
          <table:table-cell office:value="5.09001430994" office:value-type="float">
            <text:p>5.09001430994</text:p>
          </table:table-cell>
          <table:table-cell office:value="5.09420928883" office:value-type="float">
            <text:p>5.09420928883</text:p>
          </table:table-cell>
          <table:table-cell office:value="5.21024969923" office:value-type="float">
            <text:p>5.21024969923</text:p>
          </table:table-cell>
          <table:table-cell office:value="5.21009977522" office:value-type="float">
            <text:p>5.21009977522</text:p>
          </table:table-cell>
          <table:table-cell office:value="5.2101509763" office:value-type="float">
            <text:p>5.2101509763</text:p>
          </table:table-cell>
          <table:table-cell office:value="5.18867326919" office:value-type="float">
            <text:p>5.18867326919</text:p>
          </table:table-cell>
          <table:table-cell office:value="0.0453587452239" office:value-type="float">
            <text:p>0.0453587452239</text:p>
          </table:table-cell>
        </table:table-row>
      </table:table>
      <table:table table:name="lukc_param_8">
        <table:table-row>
          <table:table-cell office:value-type="string">
            <text:p>Trials</text:p>
          </table:table-cell>
          <table:table-cell office:value-type="string">
            <text:p>lukc1</text:p>
          </table:table-cell>
          <table:table-cell office:value-type="string">
            <text:p>lukc2</text:p>
          </table:table-cell>
          <table:table-cell office:value-type="string">
            <text:p>lukc3</text:p>
          </table:table-cell>
          <table:table-cell office:value-type="string">
            <text:p>lukc4</text:p>
          </table:table-cell>
          <table:table-cell office:value-type="string">
            <text:p>lukc5</text:p>
          </table:table-cell>
          <table:table-cell office:value-type="string">
            <text:p>lukc6</text:p>
          </table:table-cell>
          <table:table-cell office:value-type="string">
            <text:p>lukc7</text:p>
          </table:table-cell>
          <table:table-cell office:value-type="string">
            <text:p>lukc8</text:p>
          </table:table-cell>
          <table:table-cell office:value-type="string">
            <text:p>lukc9</text:p>
          </table:table-cell>
          <table:table-cell office:value-type="string">
            <text:p>lukc10</text:p>
          </table:table-cell>
          <table:table-cell office:value-type="string">
            <text:p>lukc11</text:p>
          </table:table-cell>
          <table:table-cell office:value-type="string">
            <text:p>lukc12</text:p>
          </table:table-cell>
          <table:table-cell office:value-type="string">
            <text:p>lukc13</text:p>
          </table:table-cell>
          <table:table-cell office:value-type="string">
            <text:p>lukc14</text:p>
          </table:table-cell>
          <table:table-cell office:value-type="string">
            <text:p>lukc15</text:p>
          </table:table-cell>
          <table:table-cell office:value-type="string">
            <text:p>lukc16</text:p>
          </table:table-cell>
          <table:table-cell office:value-type="string">
            <text:p>lukc17</text:p>
          </table:table-cell>
          <table:table-cell office:value-type="string">
            <text:p>lukc18</text:p>
          </table:table-cell>
          <table:table-cell office:value-type="string">
            <text:p>lukc19</text:p>
          </table:table-cell>
          <table:table-cell office:value-type="string">
            <text:p>lukc20</text:p>
          </table:table-cell>
          <table:table-cell office:value-type="string">
            <text:p>lukc Average</text:p>
          </table:table-cell>
          <table:table-cell office:value-type="string">
            <text:p>lukc sigma (std)</text:p>
          </table:table-cell>
        </table:table-row>
        <table:table-row>
          <table:table-cell office:value-type="string">
            <text:p>A_DEC</text:p>
          </table:table-cell>
          <table:table-cell office:value="-2.13115069428" office:value-type="float">
            <text:p>-2.13115069428</text:p>
          </table:table-cell>
          <table:table-cell office:value="-2.14880465813" office:value-type="float">
            <text:p>-2.14880465813</text:p>
          </table:table-cell>
          <table:table-cell office:value="-2.13125288527" office:value-type="float">
            <text:p>-2.13125288527</text:p>
          </table:table-cell>
          <table:table-cell office:value="-2.13113690117" office:value-type="float">
            <text:p>-2.13113690117</text:p>
          </table:table-cell>
          <table:table-cell office:value="-2.15770401191" office:value-type="float">
            <text:p>-2.15770401191</text:p>
          </table:table-cell>
          <table:table-cell office:value="-2.14874693152" office:value-type="float">
            <text:p>-2.14874693152</text:p>
          </table:table-cell>
          <table:table-cell office:value="-2.13991877202" office:value-type="float">
            <text:p>-2.13991877202</text:p>
          </table:table-cell>
          <table:table-cell office:value="-1.79912496059" office:value-type="float">
            <text:p>-1.79912496059</text:p>
          </table:table-cell>
          <table:table-cell office:value="-2.13121214362" office:value-type="float">
            <text:p>-2.13121214362</text:p>
          </table:table-cell>
          <table:table-cell office:value="-2.14884682998" office:value-type="float">
            <text:p>-2.14884682998</text:p>
          </table:table-cell>
          <table:table-cell office:value="-2.13993605221" office:value-type="float">
            <text:p>-2.13993605221</text:p>
          </table:table-cell>
          <table:table-cell office:value="-1.91183852453" office:value-type="float">
            <text:p>-1.91183852453</text:p>
          </table:table-cell>
          <table:table-cell office:value="-1.85060148321" office:value-type="float">
            <text:p>-1.85060148321</text:p>
          </table:table-cell>
          <table:table-cell office:value="-2.12251989924" office:value-type="float">
            <text:p>-2.12251989924</text:p>
          </table:table-cell>
          <table:table-cell office:value="-1.93314314876" office:value-type="float">
            <text:p>-1.93314314876</text:p>
          </table:table-cell>
          <table:table-cell office:value="-1.71612976983" office:value-type="float">
            <text:p>-1.71612976983</text:p>
          </table:table-cell>
          <table:table-cell office:value="-2.03923587982" office:value-type="float">
            <text:p>-2.03923587982</text:p>
          </table:table-cell>
          <table:table-cell office:value="-2.1312300596" office:value-type="float">
            <text:p>-2.1312300596</text:p>
          </table:table-cell>
          <table:table-cell office:value="-2.15740671479" office:value-type="float">
            <text:p>-2.15740671479</text:p>
          </table:table-cell>
          <table:table-cell office:value="-2.12254023237" office:value-type="float">
            <text:p>-2.12254023237</text:p>
          </table:table-cell>
          <table:table-cell office:value="-2.05962402764" office:value-type="float">
            <text:p>-2.05962402764</text:p>
          </table:table-cell>
          <table:table-cell office:value="0.13365156138" office:value-type="float">
            <text:p>0.13365156138</text:p>
          </table:table-cell>
        </table:table-row>
        <table:table-row>
          <table:table-cell office:value-type="string">
            <text:p>R_MIN</text:p>
          </table:table-cell>
          <table:table-cell office:value="7.1525940523" office:value-type="float">
            <text:p>7.1525940523</text:p>
          </table:table-cell>
          <table:table-cell office:value="7.19995309054" office:value-type="float">
            <text:p>7.19995309054</text:p>
          </table:table-cell>
          <table:table-cell office:value="7.10101561271" office:value-type="float">
            <text:p>7.10101561271</text:p>
          </table:table-cell>
          <table:table-cell office:value="6.69941913498" office:value-type="float">
            <text:p>6.69941913498</text:p>
          </table:table-cell>
          <table:table-cell office:value="6.38592016307" office:value-type="float">
            <text:p>6.38592016307</text:p>
          </table:table-cell>
          <table:table-cell office:value="8.31162980609" office:value-type="float">
            <text:p>8.31162980609</text:p>
          </table:table-cell>
          <table:table-cell office:value="5.92058472142" office:value-type="float">
            <text:p>5.92058472142</text:p>
          </table:table-cell>
          <table:table-cell office:value="9.22881733565" office:value-type="float">
            <text:p>9.22881733565</text:p>
          </table:table-cell>
          <table:table-cell office:value="6.24774493229" office:value-type="float">
            <text:p>6.24774493229</text:p>
          </table:table-cell>
          <table:table-cell office:value="6.28933811978" office:value-type="float">
            <text:p>6.28933811978</text:p>
          </table:table-cell>
          <table:table-cell office:value="8.1355804872" office:value-type="float">
            <text:p>8.1355804872</text:p>
          </table:table-cell>
          <table:table-cell office:value="5.48966744167" office:value-type="float">
            <text:p>5.48966744167</text:p>
          </table:table-cell>
          <table:table-cell office:value="6.06183416446" office:value-type="float">
            <text:p>6.06183416446</text:p>
          </table:table-cell>
          <table:table-cell office:value="7.01783140024" office:value-type="float">
            <text:p>7.01783140024</text:p>
          </table:table-cell>
          <table:table-cell office:value="7.39272481262" office:value-type="float">
            <text:p>7.39272481262</text:p>
          </table:table-cell>
          <table:table-cell office:value="7.21531728156" office:value-type="float">
            <text:p>7.21531728156</text:p>
          </table:table-cell>
          <table:table-cell office:value="9.22810655048" office:value-type="float">
            <text:p>9.22810655048</text:p>
          </table:table-cell>
          <table:table-cell office:value="7.3672575443" office:value-type="float">
            <text:p>7.3672575443</text:p>
          </table:table-cell>
          <table:table-cell office:value="8.82339031156" office:value-type="float">
            <text:p>8.82339031156</text:p>
          </table:table-cell>
          <table:table-cell office:value="6.30270249011" office:value-type="float">
            <text:p>6.30270249011</text:p>
          </table:table-cell>
          <table:table-cell office:value="7.17857147265" office:value-type="float">
            <text:p>7.17857147265</text:p>
          </table:table-cell>
          <table:table-cell office:value="1.05804655991" office:value-type="float">
            <text:p>1.05804655991</text:p>
          </table:table-cell>
        </table:table-row>
        <table:table-row>
          <table:table-cell office:value-type="string">
            <text:p>riA_DEC</text:p>
          </table:table-cell>
          <table:table-cell office:value="4.54094670721" office:value-type="float">
            <text:p>4.54094670721</text:p>
          </table:table-cell>
          <table:table-cell office:value="4.70353022444" office:value-type="float">
            <text:p>4.70353022444</text:p>
          </table:table-cell>
          <table:table-cell office:value="4.59859219068" office:value-type="float">
            <text:p>4.59859219068</text:p>
          </table:table-cell>
          <table:table-cell office:value="4.52925059466" office:value-type="float">
            <text:p>4.52925059466</text:p>
          </table:table-cell>
          <table:table-cell office:value="4.77347381384" office:value-type="float">
            <text:p>4.77347381384</text:p>
          </table:table-cell>
          <table:table-cell office:value="4.69917199557" office:value-type="float">
            <text:p>4.69917199557</text:p>
          </table:table-cell>
          <table:table-cell office:value="4.59449434623" office:value-type="float">
            <text:p>4.59449434623</text:p>
          </table:table-cell>
          <table:table-cell office:value="2.56599475746" office:value-type="float">
            <text:p>2.56599475746</text:p>
          </table:table-cell>
          <table:table-cell office:value="4.56598380143" office:value-type="float">
            <text:p>4.56598380143</text:p>
          </table:table-cell>
          <table:table-cell office:value="4.74296541683" office:value-type="float">
            <text:p>4.74296541683</text:p>
          </table:table-cell>
          <table:table-cell office:value="4.60600478472" office:value-type="float">
            <text:p>4.60600478472</text:p>
          </table:table-cell>
          <table:table-cell office:value="3.07376608697" office:value-type="float">
            <text:p>3.07376608697</text:p>
          </table:table-cell>
          <table:table-cell office:value="2.78332598048" office:value-type="float">
            <text:p>2.78332598048</text:p>
          </table:table-cell>
          <table:table-cell office:value="4.47989426402" office:value-type="float">
            <text:p>4.47989426402</text:p>
          </table:table-cell>
          <table:table-cell office:value="3.22351395131" office:value-type="float">
            <text:p>3.22351395131</text:p>
          </table:table-cell>
          <table:table-cell office:value="2.25472153103" office:value-type="float">
            <text:p>2.25472153103</text:p>
          </table:table-cell>
          <table:table-cell office:value="3.84521090181" office:value-type="float">
            <text:p>3.84521090181</text:p>
          </table:table-cell>
          <table:table-cell office:value="4.5871089877" office:value-type="float">
            <text:p>4.5871089877</text:p>
          </table:table-cell>
          <table:table-cell office:value="4.61843407194" office:value-type="float">
            <text:p>4.61843407194</text:p>
          </table:table-cell>
          <table:table-cell office:value="4.47708919904" office:value-type="float">
            <text:p>4.47708919904</text:p>
          </table:table-cell>
          <table:table-cell office:value="4.11317368037" office:value-type="float">
            <text:p>4.11317368037</text:p>
          </table:table-cell>
          <table:table-cell office:value="0.809396952216" office:value-type="float">
            <text:p>0.809396952216</text:p>
          </table:table-cell>
        </table:table-row>
        <table:table-row>
          <table:table-cell office:value-type="string">
            <text:p>riR_MIN</text:p>
          </table:table-cell>
          <table:table-cell office:value="4.02632287953" office:value-type="float">
            <text:p>4.02632287953</text:p>
          </table:table-cell>
          <table:table-cell office:value="4.07362784154" office:value-type="float">
            <text:p>4.07362784154</text:p>
          </table:table-cell>
          <table:table-cell office:value="3.97467074534" office:value-type="float">
            <text:p>3.97467074534</text:p>
          </table:table-cell>
          <table:table-cell office:value="3.5731161896" office:value-type="float">
            <text:p>3.5731161896</text:p>
          </table:table-cell>
          <table:table-cell office:value="3.25958477946" office:value-type="float">
            <text:p>3.25958477946</text:p>
          </table:table-cell>
          <table:table-cell office:value="5.18541351238" office:value-type="float">
            <text:p>5.18541351238</text:p>
          </table:table-cell>
          <table:table-cell office:value="2.79427050419" office:value-type="float">
            <text:p>2.79427050419</text:p>
          </table:table-cell>
          <table:table-cell office:value="6.10291696881" office:value-type="float">
            <text:p>6.10291696881</text:p>
          </table:table-cell>
          <table:table-cell office:value="3.12139399161" office:value-type="float">
            <text:p>3.12139399161</text:p>
          </table:table-cell>
          <table:table-cell office:value="3.16302813763" office:value-type="float">
            <text:p>3.16302813763</text:p>
          </table:table-cell>
          <table:table-cell office:value="5.00927677765" office:value-type="float">
            <text:p>5.00927677765</text:p>
          </table:table-cell>
          <table:table-cell office:value="2.36341196842" office:value-type="float">
            <text:p>2.36341196842</text:p>
          </table:table-cell>
          <table:table-cell office:value="2.93559930849" office:value-type="float">
            <text:p>2.93559930849</text:p>
          </table:table-cell>
          <table:table-cell office:value="3.89155315566" office:value-type="float">
            <text:p>3.89155315566</text:p>
          </table:table-cell>
          <table:table-cell office:value="4.26645714427" office:value-type="float">
            <text:p>4.26645714427</text:p>
          </table:table-cell>
          <table:table-cell office:value="4.08921586543" office:value-type="float">
            <text:p>4.08921586543</text:p>
          </table:table-cell>
          <table:table-cell office:value="6.10190308263" office:value-type="float">
            <text:p>6.10190308263</text:p>
          </table:table-cell>
          <table:table-cell office:value="4.24097840515" office:value-type="float">
            <text:p>4.24097840515</text:p>
          </table:table-cell>
          <table:table-cell office:value="5.6971044411" office:value-type="float">
            <text:p>5.6971044411</text:p>
          </table:table-cell>
          <table:table-cell office:value="3.1763599189" office:value-type="float">
            <text:p>3.1763599189</text:p>
          </table:table-cell>
          <table:table-cell office:value="4.05231028089" office:value-type="float">
            <text:p>4.05231028089</text:p>
          </table:table-cell>
          <table:table-cell office:value="1.05810050951" office:value-type="float">
            <text:p>1.05810050951</text:p>
          </table:table-cell>
        </table:table-row>
        <table:table-row>
          <table:table-cell office:value-type="string">
            <text:p>R_I</text:p>
          </table:table-cell>
          <table:table-cell office:value="2.989333648" office:value-type="float">
            <text:p>2.989333648</text:p>
          </table:table-cell>
          <table:table-cell office:value="2.88610336166" office:value-type="float">
            <text:p>2.88610336166</text:p>
          </table:table-cell>
          <table:table-cell office:value="2.95200013409" office:value-type="float">
            <text:p>2.95200013409</text:p>
          </table:table-cell>
          <table:table-cell office:value="2.99711407428" office:value-type="float">
            <text:p>2.99711407428</text:p>
          </table:table-cell>
          <table:table-cell office:value="2.84383300995" office:value-type="float">
            <text:p>2.84383300995</text:p>
          </table:table-cell>
          <table:table-cell office:value="2.88857871731" office:value-type="float">
            <text:p>2.88857871731</text:p>
          </table:table-cell>
          <table:table-cell office:value="2.95457509948" office:value-type="float">
            <text:p>2.95457509948</text:p>
          </table:table-cell>
          <table:table-cell office:value="5.28885915545" office:value-type="float">
            <text:p>5.28885915545</text:p>
          </table:table-cell>
          <table:table-cell office:value="2.97309366312" office:value-type="float">
            <text:p>2.97309366312</text:p>
          </table:table-cell>
          <table:table-cell office:value="2.86207901994" office:value-type="float">
            <text:p>2.86207901994</text:p>
          </table:table-cell>
          <table:table-cell office:value="2.9471717842" office:value-type="float">
            <text:p>2.9471717842</text:p>
          </table:table-cell>
          <table:table-cell office:value="4.41616833095" office:value-type="float">
            <text:p>4.41616833095</text:p>
          </table:table-cell>
          <table:table-cell office:value="4.87693123424" office:value-type="float">
            <text:p>4.87693123424</text:p>
          </table:table-cell>
          <table:table-cell office:value="3.03008629176" office:value-type="float">
            <text:p>3.03008629176</text:p>
          </table:table-cell>
          <table:table-cell office:value="4.21104873688" office:value-type="float">
            <text:p>4.21104873688</text:p>
          </table:table-cell>
          <table:table-cell office:value="6.01978135994" office:value-type="float">
            <text:p>6.01978135994</text:p>
          </table:table-cell>
          <table:table-cell office:value="3.53005782602" office:value-type="float">
            <text:p>3.53005782602</text:p>
          </table:table-cell>
          <table:table-cell office:value="2.9592656296" office:value-type="float">
            <text:p>2.9592656296</text:p>
          </table:table-cell>
          <table:table-cell office:value="2.93920671174" office:value-type="float">
            <text:p>2.93920671174</text:p>
          </table:table-cell>
          <table:table-cell office:value="3.03210952908" office:value-type="float">
            <text:p>3.03210952908</text:p>
          </table:table-cell>
          <table:table-cell office:value="3.47986986588" office:value-type="float">
            <text:p>3.47986986588</text:p>
          </table:table-cell>
          <table:table-cell office:value="0.925001376881" office:value-type="float">
            <text:p>0.925001376881</text:p>
          </table:table-cell>
        </table:table-row>
        <table:table-row>
          <table:table-cell office:value-type="string">
            <text:p>tuned_SLOPE</text:p>
          </table:table-cell>
          <table:table-cell office:value="0.74545212455" office:value-type="float">
            <text:p>0.74545212455</text:p>
          </table:table-cell>
          <table:table-cell office:value="0.741336307455" office:value-type="float">
            <text:p>0.741336307455</text:p>
          </table:table-cell>
          <table:table-cell office:value="0.738904463998" office:value-type="float">
            <text:p>0.738904463998</text:p>
          </table:table-cell>
          <table:table-cell office:value="0.712709553348" office:value-type="float">
            <text:p>0.712709553348</text:p>
          </table:table-cell>
          <table:table-cell office:value="0.678395496827" office:value-type="float">
            <text:p>0.678395496827</text:p>
          </table:table-cell>
          <table:table-cell office:value="0.823248229508" office:value-type="float">
            <text:p>0.823248229508</text:p>
          </table:table-cell>
          <table:table-cell office:value="0.652335711154" office:value-type="float">
            <text:p>0.652335711154</text:p>
          </table:table-cell>
          <table:table-cell office:value="1.06716896913" office:value-type="float">
            <text:p>1.06716896913</text:p>
          </table:table-cell>
          <table:table-cell office:value="0.677737855853" office:value-type="float">
            <text:p>0.677737855853</text:p>
          </table:table-cell>
          <table:table-cell office:value="0.672641632391" office:value-type="float">
            <text:p>0.672641632391</text:p>
          </table:table-cell>
          <table:table-cell office:value="0.814598565322" office:value-type="float">
            <text:p>0.814598565322</text:p>
          </table:table-cell>
          <table:table-cell office:value="0.728101506147" office:value-type="float">
            <text:p>0.728101506147</text:p>
          </table:table-cell>
          <table:table-cell office:value="0.804027978749" office:value-type="float">
            <text:p>0.804027978749</text:p>
          </table:table-cell>
          <table:table-cell office:value="0.7385410051" office:value-type="float">
            <text:p>0.7385410051</text:p>
          </table:table-cell>
          <table:table-cell office:value="0.852901423984" office:value-type="float">
            <text:p>0.852901423984</text:p>
          </table:table-cell>
          <table:table-cell office:value="0.972844188282" office:value-type="float">
            <text:p>0.972844188282</text:p>
          </table:table-cell>
          <table:table-cell office:value="0.937765312095" office:value-type="float">
            <text:p>0.937765312095</text:p>
          </table:table-cell>
          <table:table-cell office:value="0.759018881086" office:value-type="float">
            <text:p>0.759018881086</text:p>
          </table:table-cell>
          <table:table-cell office:value="0.864571679892" office:value-type="float">
            <text:p>0.864571679892</text:p>
          </table:table-cell>
          <table:table-cell office:value="0.686116292581" office:value-type="float">
            <text:p>0.686116292581</text:p>
          </table:table-cell>
          <table:table-cell office:value="0.783420858873" office:value-type="float">
            <text:p>0.783420858873</text:p>
          </table:table-cell>
          <table:table-cell office:value="0.107610292564" office:value-type="float">
            <text:p>0.107610292564</text:p>
          </table:table-cell>
        </table:table-row>
        <table:table-row>
          <table:table-cell office:value-type="string">
            <text:p>TTA</text:p>
          </table:table-cell>
          <table:table-cell office:value="1.94645834731" office:value-type="float">
            <text:p>1.94645834731</text:p>
          </table:table-cell>
          <table:table-cell office:value="1.93570194696" office:value-type="float">
            <text:p>1.93570194696</text:p>
          </table:table-cell>
          <table:table-cell office:value="1.92934871358" office:value-type="float">
            <text:p>1.92934871358</text:p>
          </table:table-cell>
          <table:table-cell office:value="1.86095846346" office:value-type="float">
            <text:p>1.86095846346</text:p>
          </table:table-cell>
          <table:table-cell office:value="1.77135566863" office:value-type="float">
            <text:p>1.77135566863</text:p>
          </table:table-cell>
          <table:table-cell office:value="2.14960338079" office:value-type="float">
            <text:p>2.14960338079</text:p>
          </table:table-cell>
          <table:table-cell office:value="1.70331435759" office:value-type="float">
            <text:p>1.70331435759</text:p>
          </table:table-cell>
          <table:table-cell office:value="2.78659102096" office:value-type="float">
            <text:p>2.78659102096</text:p>
          </table:table-cell>
          <table:table-cell office:value="1.76963599488" office:value-type="float">
            <text:p>1.76963599488</text:p>
          </table:table-cell>
          <table:table-cell office:value="1.75633584487" office:value-type="float">
            <text:p>1.75633584487</text:p>
          </table:table-cell>
          <table:table-cell office:value="2.12700107879" office:value-type="float">
            <text:p>2.12700107879</text:p>
          </table:table-cell>
          <table:table-cell office:value="1.90115667591" office:value-type="float">
            <text:p>1.90115667591</text:p>
          </table:table-cell>
          <table:table-cell office:value="2.09941336515" office:value-type="float">
            <text:p>2.09941336515</text:p>
          </table:table-cell>
          <table:table-cell office:value="1.92841140281" office:value-type="float">
            <text:p>1.92841140281</text:p>
          </table:table-cell>
          <table:table-cell office:value="2.22702112177" office:value-type="float">
            <text:p>2.22702112177</text:p>
          </table:table-cell>
          <table:table-cell office:value="2.54024362227" office:value-type="float">
            <text:p>2.54024362227</text:p>
          </table:table-cell>
          <table:table-cell office:value="2.44862457119" office:value-type="float">
            <text:p>2.44862457119</text:p>
          </table:table-cell>
          <table:table-cell office:value="1.98188121679" office:value-type="float">
            <text:p>1.98188121679</text:p>
          </table:table-cell>
          <table:table-cell office:value="2.25748971989" office:value-type="float">
            <text:p>2.25748971989</text:p>
          </table:table-cell>
          <table:table-cell office:value="1.79151423235" office:value-type="float">
            <text:p>1.79151423235</text:p>
          </table:table-cell>
          <table:table-cell office:value="2.0456030373" office:value-type="float">
            <text:p>2.0456030373</text:p>
          </table:table-cell>
          <table:table-cell office:value="0.281002483316" office:value-type="float">
            <text:p>0.281002483316</text:p>
          </table:table-cell>
        </table:table-row>
        <table:table-row>
          <table:table-cell office:value-type="string">
            <text:p>v_TTA</text:p>
          </table:table-cell>
          <table:table-cell office:value="5.21045195461" office:value-type="float">
            <text:p>5.21045195461</text:p>
          </table:table-cell>
          <table:table-cell office:value="5.21054208167" office:value-type="float">
            <text:p>5.21054208167</text:p>
          </table:table-cell>
          <table:table-cell office:value="5.21057477895" office:value-type="float">
            <text:p>5.21057477895</text:p>
          </table:table-cell>
          <table:table-cell office:value="5.21050490897" office:value-type="float">
            <text:p>5.21050490897</text:p>
          </table:table-cell>
          <table:table-cell office:value="5.21055897269" office:value-type="float">
            <text:p>5.21055897269</text:p>
          </table:table-cell>
          <table:table-cell office:value="5.21036048952" office:value-type="float">
            <text:p>5.21036048952</text:p>
          </table:table-cell>
          <table:table-cell office:value="5.21052369538" office:value-type="float">
            <text:p>5.21052369538</text:p>
          </table:table-cell>
          <table:table-cell office:value="5.20983394473" office:value-type="float">
            <text:p>5.20983394473</text:p>
          </table:table-cell>
          <table:table-cell office:value="5.21058490113" office:value-type="float">
            <text:p>5.21058490113</text:p>
          </table:table-cell>
          <table:table-cell office:value="5.21051663692" office:value-type="float">
            <text:p>5.21051663692</text:p>
          </table:table-cell>
          <table:table-cell office:value="5.21050618259" office:value-type="float">
            <text:p>5.21050618259</text:p>
          </table:table-cell>
          <table:table-cell office:value="5.21042578875" office:value-type="float">
            <text:p>5.21042578875</text:p>
          </table:table-cell>
          <table:table-cell office:value="5.21039142662" office:value-type="float">
            <text:p>5.21039142662</text:p>
          </table:table-cell>
          <table:table-cell office:value="5.21046374096" office:value-type="float">
            <text:p>5.21046374096</text:p>
          </table:table-cell>
          <table:table-cell office:value="5.21044611391" office:value-type="float">
            <text:p>5.21044611391</text:p>
          </table:table-cell>
          <table:table-cell office:value="5.21016902688" office:value-type="float">
            <text:p>5.21016902688</text:p>
          </table:table-cell>
          <table:table-cell office:value="5.21033911308" office:value-type="float">
            <text:p>5.21033911308</text:p>
          </table:table-cell>
          <table:table-cell office:value="5.21046523192" office:value-type="float">
            <text:p>5.21046523192</text:p>
          </table:table-cell>
          <table:table-cell office:value="5.21047645076" office:value-type="float">
            <text:p>5.21047645076</text:p>
          </table:table-cell>
          <table:table-cell office:value="5.21057095201" office:value-type="float">
            <text:p>5.21057095201</text:p>
          </table:table-cell>
          <table:table-cell office:value="5.2104353196" office:value-type="float">
            <text:p>5.2104353196</text:p>
          </table:table-cell>
          <table:table-cell office:value="0.000167990877262" office:value-type="float">
            <text:p>0.000167990877262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